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Pictures/2000000A000000DF000000DF12960A1C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Pictures/2000000A000000DF000000DF12960A1C.svm" manifest:media-type="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0224in" svg:x="14.2252in" svg:y="0.7189in">
            <draw:object draw:notify-on-update-of-ranges="Sheet1.D4:Sheet1.D69 Sheet1.G2:Sheet1.G2 Sheet1.I4:Sheet1.I69 Sheet2.D4:Sheet2.D51 Sheet2.A1:Sheet2.G2 Sheet2.I4:Sheet2.I52 Sheet2.D4:Sheet2.D51 Sheet2.K2:Sheet2.K2 Sheet2.M4:Sheet2.M51 Sheet1.D4:Sheet1.D69 Sheet1.L2:Sheet1.L2 Sheet1.N4:Sheet1.N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beam splitter on</text:p>
          </table:table-cell>
          <table:covered-table-cell/>
          <table:covered-table-cell table:number-columns-repeated="2" table:style-name="Default"/>
          <table:covered-table-cell table:number-columns-repeated="13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(65.5V), run 1 , no colling, N2 gaz, beam splitter on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, no colling, N2 gaz, beam splitter 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formula="of:=HOUR([.A4])*60+MINUTE([.A4])" office:value-type="float" office:value="461" calcext:value-type="float">
            <text:p>46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formula="of:=HOUR([.A5])*60+MINUTE([.A5])" office:value-type="float" office:value="465" calcext:value-type="float">
            <text:p>465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formula="of:=HOUR([.A6])*60+MINUTE([.A6])" office:value-type="float" office:value="480" calcext:value-type="float">
            <text:p>480</text:p>
          </table:table-cell>
          <table:table-cell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formula="of:=HOUR([.A7])*60+MINUTE([.A7])" office:value-type="float" office:value="484" calcext:value-type="float">
            <text:p>484</text:p>
          </table:table-cell>
          <table:table-cell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formula="of:=HOUR([.A8])*60+MINUTE([.A8])" office:value-type="float" office:value="488" calcext:value-type="float">
            <text:p>488</text:p>
          </table:table-cell>
          <table:table-cell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formula="of:=HOUR([.A9])*60+MINUTE([.A9])" office:value-type="float" office:value="491" calcext:value-type="float">
            <text:p>491</text:p>
          </table:table-cell>
          <table:table-cell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formula="of:=HOUR([.A10])*60+MINUTE([.A10])" office:value-type="float" office:value="494" calcext:value-type="float">
            <text:p>494</text:p>
          </table:table-cell>
          <table:table-cell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formula="of:=HOUR([.A11])*60+MINUTE([.A11])" office:value-type="float" office:value="498" calcext:value-type="float">
            <text:p>498</text:p>
          </table:table-cell>
          <table:table-cell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formula="of:=HOUR([.A12])*60+MINUTE([.A12])" office:value-type="float" office:value="501" calcext:value-type="float">
            <text:p>501</text:p>
          </table:table-cell>
          <table:table-cell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formula="of:=HOUR([.A13])*60+MINUTE([.A13])" office:value-type="float" office:value="505" calcext:value-type="float">
            <text:p>505</text:p>
          </table:table-cell>
          <table:table-cell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formula="of:=HOUR([.A14])*60+MINUTE([.A14])" office:value-type="float" office:value="508" calcext:value-type="float">
            <text:p>508</text:p>
          </table:table-cell>
          <table:table-cell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formula="of:=HOUR([.A15])*60+MINUTE([.A15])" office:value-type="float" office:value="512" calcext:value-type="float">
            <text:p>512</text:p>
          </table:table-cell>
          <table:table-cell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formula="of:=HOUR([.A16])*60+MINUTE([.A16])" office:value-type="float" office:value="516" calcext:value-type="float">
            <text:p>516</text:p>
          </table:table-cell>
          <table:table-cell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formula="of:=HOUR([.A17])*60+MINUTE([.A17])" office:value-type="float" office:value="523" calcext:value-type="float">
            <text:p>523</text:p>
          </table:table-cell>
          <table:table-cell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formula="of:=HOUR([.A18])*60+MINUTE([.A18])" office:value-type="float" office:value="527" calcext:value-type="float">
            <text:p>527</text:p>
          </table:table-cell>
          <table:table-cell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formula="of:=HOUR([.A19])*60+MINUTE([.A19])" office:value-type="float" office:value="530" calcext:value-type="float">
            <text:p>530</text:p>
          </table:table-cell>
          <table:table-cell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formula="of:=HOUR([.A20])*60+MINUTE([.A20])" office:value-type="float" office:value="534" calcext:value-type="float">
            <text:p>534</text:p>
          </table:table-cell>
          <table:table-cell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formula="of:=HOUR([.A21])*60+MINUTE([.A21])" office:value-type="float" office:value="537" calcext:value-type="float">
            <text:p>537</text:p>
          </table:table-cell>
          <table:table-cell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formula="of:=HOUR([.A22])*60+MINUTE([.A22])" office:value-type="float" office:value="540" calcext:value-type="float">
            <text:p>540</text:p>
          </table:table-cell>
          <table:table-cell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formula="of:=HOUR([.A23])*60+MINUTE([.A23])" office:value-type="float" office:value="544" calcext:value-type="float">
            <text:p>544</text:p>
          </table:table-cell>
          <table:table-cell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formula="of:=HOUR([.A24])*60+MINUTE([.A24])" office:value-type="float" office:value="548" calcext:value-type="float">
            <text:p>548</text:p>
          </table:table-cell>
          <table:table-cell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formula="of:=HOUR([.A25])*60+MINUTE([.A25])" office:value-type="float" office:value="551" calcext:value-type="float">
            <text:p>551</text:p>
          </table:table-cell>
          <table:table-cell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formula="of:=HOUR([.A26])*60+MINUTE([.A26])" office:value-type="float" office:value="555" calcext:value-type="float">
            <text:p>555</text:p>
          </table:table-cell>
          <table:table-cell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formula="of:=HOUR([.A27])*60+MINUTE([.A27])" office:value-type="float" office:value="558" calcext:value-type="float">
            <text:p>558</text:p>
          </table:table-cell>
          <table:table-cell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formula="of:=HOUR([.A28])*60+MINUTE([.A28])" office:value-type="float" office:value="562" calcext:value-type="float">
            <text:p>562</text:p>
          </table:table-cell>
          <table:table-cell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formula="of:=HOUR([.A29])*60+MINUTE([.A29])" office:value-type="float" office:value="565" calcext:value-type="float">
            <text:p>565</text:p>
          </table:table-cell>
          <table:table-cell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formula="of:=HOUR([.A30])*60+MINUTE([.A30])" office:value-type="float" office:value="569" calcext:value-type="float">
            <text:p>569</text:p>
          </table:table-cell>
          <table:table-cell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formula="of:=HOUR([.A31])*60+MINUTE([.A31])" office:value-type="float" office:value="572" calcext:value-type="float">
            <text:p>572</text:p>
          </table:table-cell>
          <table:table-cell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formula="of:=HOUR([.A32])*60+MINUTE([.A32])" office:value-type="float" office:value="576" calcext:value-type="float">
            <text:p>576</text:p>
          </table:table-cell>
          <table:table-cell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formula="of:=HOUR([.A33])*60+MINUTE([.A33])" office:value-type="float" office:value="579" calcext:value-type="float">
            <text:p>579</text:p>
          </table:table-cell>
          <table:table-cell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formula="of:=HOUR([.A34])*60+MINUTE([.A34])" office:value-type="float" office:value="587" calcext:value-type="float">
            <text:p>587</text:p>
          </table:table-cell>
          <table:table-cell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formula="of:=HOUR([.A35])*60+MINUTE([.A35])" office:value-type="float" office:value="590" calcext:value-type="float">
            <text:p>590</text:p>
          </table:table-cell>
          <table:table-cell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formula="of:=HOUR([.A36])*60+MINUTE([.A36])" office:value-type="float" office:value="591" calcext:value-type="float">
            <text:p>591</text:p>
          </table:table-cell>
          <table:table-cell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formula="of:=HOUR([.A37])*60+MINUTE([.A37])" office:value-type="float" office:value="594" calcext:value-type="float">
            <text:p>594</text:p>
          </table:table-cell>
          <table:table-cell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formula="of:=HOUR([.A38])*60+MINUTE([.A38])" office:value-type="float" office:value="598" calcext:value-type="float">
            <text:p>598</text:p>
          </table:table-cell>
          <table:table-cell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formula="of:=HOUR([.A39])*60+MINUTE([.A39])" office:value-type="float" office:value="601" calcext:value-type="float">
            <text:p>601</text:p>
          </table:table-cell>
          <table:table-cell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formula="of:=HOUR([.A40])*60+MINUTE([.A40])" office:value-type="float" office:value="605" calcext:value-type="float">
            <text:p>605</text:p>
          </table:table-cell>
          <table:table-cell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formula="of:=HOUR([.A41])*60+MINUTE([.A41])" office:value-type="float" office:value="608" calcext:value-type="float">
            <text:p>608</text:p>
          </table:table-cell>
          <table:table-cell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formula="of:=HOUR([.A42])*60+MINUTE([.A42])" office:value-type="float" office:value="612" calcext:value-type="float">
            <text:p>612</text:p>
          </table:table-cell>
          <table:table-cell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formula="of:=HOUR([.A43])*60+MINUTE([.A43])" office:value-type="float" office:value="615" calcext:value-type="float">
            <text:p>615</text:p>
          </table:table-cell>
          <table:table-cell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formula="of:=HOUR([.A44])*60+MINUTE([.A44])" office:value-type="float" office:value="619" calcext:value-type="float">
            <text:p>619</text:p>
          </table:table-cell>
          <table:table-cell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formula="of:=HOUR([.A45])*60+MINUTE([.A45])" office:value-type="float" office:value="622" calcext:value-type="float">
            <text:p>622</text:p>
          </table:table-cell>
          <table:table-cell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formula="of:=HOUR([.A46])*60+MINUTE([.A46])" office:value-type="float" office:value="626" calcext:value-type="float">
            <text:p>626</text:p>
          </table:table-cell>
          <table:table-cell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formula="of:=HOUR([.A47])*60+MINUTE([.A47])" office:value-type="float" office:value="630" calcext:value-type="float">
            <text:p>630</text:p>
          </table:table-cell>
          <table:table-cell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formula="of:=HOUR([.A48])*60+MINUTE([.A48])" office:value-type="float" office:value="637" calcext:value-type="float">
            <text:p>637</text:p>
          </table:table-cell>
          <table:table-cell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formula="of:=HOUR([.A49])*60+MINUTE([.A49])" office:value-type="float" office:value="641" calcext:value-type="float">
            <text:p>641</text:p>
          </table:table-cell>
          <table:table-cell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formula="of:=HOUR([.A50])*60+MINUTE([.A50])" office:value-type="float" office:value="644" calcext:value-type="float">
            <text:p>644</text:p>
          </table:table-cell>
          <table:table-cell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formula="of:=HOUR([.A51])*60+MINUTE([.A51])" office:value-type="float" office:value="648" calcext:value-type="float">
            <text:p>648</text:p>
          </table:table-cell>
          <table:table-cell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formula="of:=HOUR([.A52])*60+MINUTE([.A52])" office:value-type="float" office:value="651" calcext:value-type="float">
            <text:p>651</text:p>
          </table:table-cell>
          <table:table-cell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formula="of:=HOUR([.A53])*60+MINUTE([.A53])" office:value-type="float" office:value="655" calcext:value-type="float">
            <text:p>655</text:p>
          </table:table-cell>
          <table:table-cell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formula="of:=HOUR([.A54])*60+MINUTE([.A54])" office:value-type="float" office:value="658" calcext:value-type="float">
            <text:p>658</text:p>
          </table:table-cell>
          <table:table-cell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formula="of:=HOUR([.A55])*60+MINUTE([.A55])" office:value-type="float" office:value="662" calcext:value-type="float">
            <text:p>662</text:p>
          </table:table-cell>
          <table:table-cell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formula="of:=HOUR([.A56])*60+MINUTE([.A56])" office:value-type="float" office:value="665" calcext:value-type="float">
            <text:p>665</text:p>
          </table:table-cell>
          <table:table-cell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formula="of:=HOUR([.A57])*60+MINUTE([.A57])" office:value-type="float" office:value="669" calcext:value-type="float">
            <text:p>669</text:p>
          </table:table-cell>
          <table:table-cell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formula="of:=HOUR([.A58])*60+MINUTE([.A58])" office:value-type="float" office:value="672" calcext:value-type="float">
            <text:p>672</text:p>
          </table:table-cell>
          <table:table-cell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formula="of:=HOUR([.A59])*60+MINUTE([.A59])" office:value-type="float" office:value="676" calcext:value-type="float">
            <text:p>676</text:p>
          </table:table-cell>
          <table:table-cell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formula="of:=HOUR([.A60])*60+MINUTE([.A60])" office:value-type="float" office:value="680" calcext:value-type="float">
            <text:p>680</text:p>
          </table:table-cell>
          <table:table-cell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formula="of:=HOUR([.A61])*60+MINUTE([.A61])" office:value-type="float" office:value="683" calcext:value-type="float">
            <text:p>683</text:p>
          </table:table-cell>
          <table:table-cell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formula="of:=HOUR([.A62])*60+MINUTE([.A62])" office:value-type="float" office:value="687" calcext:value-type="float">
            <text:p>687</text:p>
          </table:table-cell>
          <table:table-cell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formula="of:=HOUR([.A63])*60+MINUTE([.A63])" office:value-type="float" office:value="690" calcext:value-type="float">
            <text:p>690</text:p>
          </table:table-cell>
          <table:table-cell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formula="of:=HOUR([.A64])*60+MINUTE([.A64])" office:value-type="float" office:value="694" calcext:value-type="float">
            <text:p>694</text:p>
          </table:table-cell>
          <table:table-cell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formula="of:=HOUR([.A65])*60+MINUTE([.A65])" office:value-type="float" office:value="697" calcext:value-type="float">
            <text:p>697</text:p>
          </table:table-cell>
          <table:table-cell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formula="of:=HOUR([.A66])*60+MINUTE([.A66])" office:value-type="float" office:value="701" calcext:value-type="float">
            <text:p>701</text:p>
          </table:table-cell>
          <table:table-cell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formula="of:=HOUR([.A67])*60+MINUTE([.A67])" office:value-type="float" office:value="704" calcext:value-type="float">
            <text:p>704</text:p>
          </table:table-cell>
          <table:table-cell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formula="of:=HOUR([.A68])*60+MINUTE([.A68])" office:value-type="float" office:value="708" calcext:value-type="float">
            <text:p>708</text:p>
          </table:table-cell>
          <table:table-cell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formula="of:=HOUR([.A69])*60+MINUTE([.A69])" office:value-type="float" office:value="711" calcext:value-type="float">
            <text:p>711</text:p>
          </table:table-cell>
          <table:table-cell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 table:formula="of:=[.I69]/[.I$4]" office:value-type="float" office:value="1.20420947329726" calcext:value-type="float">
            <text:p>1.2042094733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O4:Sheet2.O69 Sheet2.P3:Sheet2.P3 Sheet2.P4:Sheet2.P69 Sheet2.O4:Sheet2.O69 Sheet2.Q3:Sheet2.Q3 Sheet2.Q4:Sheet2.Q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O4:Sheet2.O71 Sheet2.R3:Sheet2.R3 Sheet2.R4:Sheet2.R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RUN 2, no colling, N2 gaz, beam splitter on</text:p>
          </table:table-cell>
          <table:covered-table-cell table:number-columns-repeated="13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collin, N2 gaz,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colling, N2 gaz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table:formula="of:=HOUR([.A4])*60 + MINUTE ([.A4])" office:value-type="float" office:value="756" calcext:value-type="float">
            <text:p>756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H4]/[Sheet2.G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L4]/[.K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I4]/[.M4]" office:value-type="float" office:value="8.87057381071366" calcext:value-type="float">
            <text:p>8.8705738107</text:p>
          </table:table-cell>
          <table:table-cell table:formula="of:=[.Q4]-[.P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table:formula="of:=HOUR([.A5])*60 + MINUTE ([.A5])" office:value-type="float" office:value="759" calcext:value-type="float">
            <text:p>759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H5]/[Sheet2.G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L5]/[.K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I5]/[.M5]" office:value-type="float" office:value="10.5023793170088" calcext:value-type="float">
            <text:p>10.502379317</text:p>
          </table:table-cell>
          <table:table-cell table:formula="of:=[.Q5]-[.P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table:formula="of:=HOUR([.A6])*60 + MINUTE ([.A6])" office:value-type="float" office:value="762" calcext:value-type="float">
            <text:p>762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H6]/[Sheet2.G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L6]/[.K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I6]/[.M6]" office:value-type="float" office:value="10.3527136253465" calcext:value-type="float">
            <text:p>10.3527136253</text:p>
          </table:table-cell>
          <table:table-cell table:formula="of:=[.Q6]-[.P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table:formula="of:=HOUR([.A7])*60 + MINUTE ([.A7])" office:value-type="float" office:value="766" calcext:value-type="float">
            <text:p>766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H7]/[Sheet2.G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L7]/[.K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I7]/[.M7]" office:value-type="float" office:value="9.90132542511884" calcext:value-type="float">
            <text:p>9.9013254251</text:p>
          </table:table-cell>
          <table:table-cell table:formula="of:=[.Q7]-[.P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table:formula="of:=HOUR([.A8])*60 + MINUTE ([.A8])" office:value-type="float" office:value="769" calcext:value-type="float">
            <text:p>769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H8]/[Sheet2.G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L8]/[.K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I8]/[.M8]" office:value-type="float" office:value="11.1048478885828" calcext:value-type="float">
            <text:p>11.1048478886</text:p>
          </table:table-cell>
          <table:table-cell table:formula="of:=[.Q8]-[.P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table:formula="of:=HOUR([.A9])*60 + MINUTE ([.A9])" office:value-type="float" office:value="773" calcext:value-type="float">
            <text:p>773</text:p>
          </table:table-cell>
          <table:table-cell table:formula="of:=[.C9] - [.C$4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H9]/[Sheet2.G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L9]/[.K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I9]/[.M9]" office:value-type="float" office:value="10.5596709186138" calcext:value-type="float">
            <text:p>10.5596709186</text:p>
          </table:table-cell>
          <table:table-cell table:formula="of:=[.Q9]-[.P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table:formula="of:=HOUR([.A10])*60 + MINUTE ([.A10])" office:value-type="float" office:value="776" calcext:value-type="float">
            <text:p>776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H10]/[Sheet2.G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L10]/[.K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I10]/[.M10]" office:value-type="float" office:value="11.3124666117524" calcext:value-type="float">
            <text:p>11.3124666118</text:p>
          </table:table-cell>
          <table:table-cell table:formula="of:=[.Q10]-[.P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table:formula="of:=HOUR([.A11])*60 + MINUTE ([.A11])" office:value-type="float" office:value="780" calcext:value-type="float">
            <text:p>780</text:p>
          </table:table-cell>
          <table:table-cell table:formula="of:=[.C11] - [.C$4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H11]/[Sheet2.G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L11]/[.K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I11]/[.M11]" office:value-type="float" office:value="11.7208472649888" calcext:value-type="float">
            <text:p>11.720847265</text:p>
          </table:table-cell>
          <table:table-cell table:formula="of:=[.Q11]-[.P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13H03M00S" calcext:value-type="time">
            <text:p>01:03:00 PM</text:p>
          </table:table-cell>
          <table:table-cell office:value-type="float" office:value="24.13" calcext:value-type="float">
            <text:p>24.13</text:p>
          </table:table-cell>
          <table:table-cell table:formula="of:=HOUR([.A12])*60 + MINUTE ([.A12])" office:value-type="float" office:value="783" calcext:value-type="float">
            <text:p>783</text:p>
          </table:table-cell>
          <table:table-cell table:formula="of:=[.C12] - [.C$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H12]/[Sheet2.G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L12]/[.K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I12]/[.M12]" office:value-type="float" office:value="9.95384569549842" calcext:value-type="float">
            <text:p>9.9538456955</text:p>
          </table:table-cell>
          <table:table-cell table:formula="of:=[.Q12]-[.P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table:formula="of:=HOUR([.A13])*60 + MINUTE ([.A13])" office:value-type="float" office:value="787" calcext:value-type="float">
            <text:p>787</text:p>
          </table:table-cell>
          <table:table-cell table:formula="of:=[.C13] - [.C$4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H13]/[Sheet2.G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L13]/[.K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I13]/[.M13]" office:value-type="float" office:value="10.4507530562036" calcext:value-type="float">
            <text:p>10.4507530562</text:p>
          </table:table-cell>
          <table:table-cell table:formula="of:=[.Q13]-[.P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table:formula="of:=HOUR([.A14])*60 + MINUTE ([.A14])" office:value-type="float" office:value="790" calcext:value-type="float">
            <text:p>790</text:p>
          </table:table-cell>
          <table:table-cell table:formula="of:=[.C14] - [.C$4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H14]/[Sheet2.G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L14]/[.K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I14]/[.M14]" office:value-type="float" office:value="192.440802798709" calcext:value-type="float">
            <text:p>192.4408027987</text:p>
          </table:table-cell>
          <table:table-cell table:formula="of:=[.Q14]-[.P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table:formula="of:=HOUR([.A15])*60 + MINUTE ([.A15])" office:value-type="float" office:value="794" calcext:value-type="float">
            <text:p>794</text:p>
          </table:table-cell>
          <table:table-cell table:formula="of:=[.C15] - [.C$4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H15]/[Sheet2.G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L15]/[.K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I15]/[.M15]" office:value-type="float" office:value="10.0015166167865" calcext:value-type="float">
            <text:p>10.0015166168</text:p>
          </table:table-cell>
          <table:table-cell table:formula="of:=[.Q15]-[.P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table:formula="of:=HOUR([.A16])*60 + MINUTE ([.A16])" office:value-type="float" office:value="798" calcext:value-type="float">
            <text:p>798</text:p>
          </table:table-cell>
          <table:table-cell table:formula="of:=[.C16] - [.C$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H16]/[Sheet2.G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L16]/[.K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I16]/[.M16]" office:value-type="float" office:value="9.03086455275062" calcext:value-type="float">
            <text:p>9.0308645528</text:p>
          </table:table-cell>
          <table:table-cell table:formula="of:=[.Q16]-[.P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table:formula="of:=HOUR([.A17])*60 + MINUTE ([.A17])" office:value-type="float" office:value="801" calcext:value-type="float">
            <text:p>801</text:p>
          </table:table-cell>
          <table:table-cell table:formula="of:=[.C17] - [.C$4]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H17]/[Sheet2.G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L17]/[.K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I17]/[.M17]" office:value-type="float" office:value="8.32104605420172" calcext:value-type="float">
            <text:p>8.3210460542</text:p>
          </table:table-cell>
          <table:table-cell table:formula="of:=[.Q17]-[.P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table:formula="of:=HOUR([.A18])*60 + MINUTE ([.A18])" office:value-type="float" office:value="804" calcext:value-type="float">
            <text:p>804</text:p>
          </table:table-cell>
          <table:table-cell table:formula="of:=[.C18] - [.C$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H18]/[Sheet2.G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L18]/[.K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I18]/[.M18]" office:value-type="float" office:value="10.6947091649415" calcext:value-type="float">
            <text:p>10.6947091649</text:p>
          </table:table-cell>
          <table:table-cell table:formula="of:=[.Q18]-[.P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table:formula="of:=HOUR([.A19])*60 + MINUTE ([.A19])" office:value-type="float" office:value="808" calcext:value-type="float">
            <text:p>808</text:p>
          </table:table-cell>
          <table:table-cell table:formula="of:=[.C19] - [.C$4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H19]/[Sheet2.G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L19]/[.K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I19]/[.M19]" office:value-type="float" office:value="11.2132628147682" calcext:value-type="float">
            <text:p>11.2132628148</text:p>
          </table:table-cell>
          <table:table-cell table:formula="of:=[.Q19]-[.P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table:formula="of:=HOUR([.A20])*60 + MINUTE ([.A20])" office:value-type="float" office:value="812" calcext:value-type="float">
            <text:p>812</text:p>
          </table:table-cell>
          <table:table-cell table:formula="of:=[.C20] - [.C$4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H20]/[Sheet2.G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L20]/[.K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I20]/[.M20]" office:value-type="float" office:value="11.6922177717249" calcext:value-type="float">
            <text:p>11.6922177717</text:p>
          </table:table-cell>
          <table:table-cell table:formula="of:=[.Q20]-[.P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table:formula="of:=HOUR([.A21])*60 + MINUTE ([.A21])" office:value-type="float" office:value="815" calcext:value-type="float">
            <text:p>815</text:p>
          </table:table-cell>
          <table:table-cell table:formula="of:=[.C21] - [.C$4]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H21]/[Sheet2.G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L21]/[.K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I21]/[.M21]" office:value-type="float" office:value="10.7383066683275" calcext:value-type="float">
            <text:p>10.7383066683</text:p>
          </table:table-cell>
          <table:table-cell table:formula="of:=[.Q21]-[.P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table:formula="of:=HOUR([.A22])*60 + MINUTE ([.A22])" office:value-type="float" office:value="819" calcext:value-type="float">
            <text:p>819</text:p>
          </table:table-cell>
          <table:table-cell table:formula="of:=[.C22] - [.C$4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H22]/[Sheet2.G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L22]/[.K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I22]/[.M22]" office:value-type="float" office:value="10.0042772879952" calcext:value-type="float">
            <text:p>10.004277288</text:p>
          </table:table-cell>
          <table:table-cell table:formula="of:=[.Q22]-[.P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table:formula="of:=HOUR([.A23])*60 + MINUTE ([.A23])" office:value-type="float" office:value="822" calcext:value-type="float">
            <text:p>822</text:p>
          </table:table-cell>
          <table:table-cell table:formula="of:=[.C23] - [.C$4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H23]/[Sheet2.G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L23]/[.K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I23]/[.M23]" office:value-type="float" office:value="13.2079855551818" calcext:value-type="float">
            <text:p>13.2079855552</text:p>
          </table:table-cell>
          <table:table-cell table:formula="of:=[.Q23]-[.P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table:formula="of:=HOUR([.A24])*60 + MINUTE ([.A24])" office:value-type="float" office:value="826" calcext:value-type="float">
            <text:p>826</text:p>
          </table:table-cell>
          <table:table-cell table:formula="of:=[.C24] - [.C$4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H24]/[Sheet2.G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L24]/[.K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I24]/[.M24]" office:value-type="float" office:value="10.8284485470941" calcext:value-type="float">
            <text:p>10.8284485471</text:p>
          </table:table-cell>
          <table:table-cell table:formula="of:=[.Q24]-[.P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table:formula="of:=HOUR([.A25])*60 + MINUTE ([.A25])" office:value-type="float" office:value="830" calcext:value-type="float">
            <text:p>830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H25]/[Sheet2.G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L25]/[.K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I25]/[.M25]" office:value-type="float" office:value="10.4563616052465" calcext:value-type="float">
            <text:p>10.4563616052</text:p>
          </table:table-cell>
          <table:table-cell table:formula="of:=[.Q25]-[.P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table:formula="of:=HOUR([.A26])*60 + MINUTE ([.A26])" office:value-type="float" office:value="833" calcext:value-type="float">
            <text:p>833</text:p>
          </table:table-cell>
          <table:table-cell table:formula="of:=[.C26] - [.C$4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H26]/[Sheet2.G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L26]/[.K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I26]/[.M26]" office:value-type="float" office:value="10.237282952534" calcext:value-type="float">
            <text:p>10.2372829525</text:p>
          </table:table-cell>
          <table:table-cell table:formula="of:=[.Q26]-[.P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table:formula="of:=HOUR([.A27])*60 + MINUTE ([.A27])" office:value-type="float" office:value="837" calcext:value-type="float">
            <text:p>837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H27]/[Sheet2.G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L27]/[.K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I27]/[.M27]" office:value-type="float" office:value="12.7428588394789" calcext:value-type="float">
            <text:p>12.7428588395</text:p>
          </table:table-cell>
          <table:table-cell table:formula="of:=[.Q27]-[.P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table:formula="of:=HOUR([.A28])*60 + MINUTE ([.A28])" office:value-type="float" office:value="840" calcext:value-type="float">
            <text:p>840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H28]/[Sheet2.G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L28]/[.K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I28]/[.M28]" office:value-type="float" office:value="10.8758537179786" calcext:value-type="float">
            <text:p>10.875853718</text:p>
          </table:table-cell>
          <table:table-cell table:formula="of:=[.Q28]-[.P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table:formula="of:=HOUR([.A29])*60 + MINUTE ([.A29])" office:value-type="float" office:value="845" calcext:value-type="float">
            <text:p>845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H29]/[Sheet2.G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L29]/[.K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I29]/[.M29]" office:value-type="float" office:value="11.8396194009215" calcext:value-type="float">
            <text:p>11.8396194009</text:p>
          </table:table-cell>
          <table:table-cell table:formula="of:=[.Q29]-[.P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table:formula="of:=HOUR([.A30])*60 + MINUTE ([.A30])" office:value-type="float" office:value="850" calcext:value-type="float">
            <text:p>850</text:p>
          </table:table-cell>
          <table:table-cell table:formula="of:=[.C30] - [.C$4]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H30]/[Sheet2.G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L30]/[.K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I30]/[.M30]" office:value-type="float" office:value="9.62675279653554" calcext:value-type="float">
            <text:p>9.6267527965</text:p>
          </table:table-cell>
          <table:table-cell table:formula="of:=[.Q30]-[.P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table:formula="of:=HOUR([.A31])*60 + MINUTE ([.A31])" office:value-type="float" office:value="853" calcext:value-type="float">
            <text:p>853</text:p>
          </table:table-cell>
          <table:table-cell table:formula="of:=[.C31] - [.C$4]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H31]/[Sheet2.G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L31]/[.K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I31]/[.M31]" office:value-type="float" office:value="10.6728388455051" calcext:value-type="float">
            <text:p>10.6728388455</text:p>
          </table:table-cell>
          <table:table-cell table:formula="of:=[.Q31]-[.P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table:formula="of:=HOUR([.A32])*60 + MINUTE ([.A32])" office:value-type="float" office:value="857" calcext:value-type="float">
            <text:p>857</text:p>
          </table:table-cell>
          <table:table-cell table:formula="of:=[.C32] - [.C$4]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H32]/[Sheet2.G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L32]/[.K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I32]/[.M32]" office:value-type="float" office:value="11.3345934094601" calcext:value-type="float">
            <text:p>11.3345934095</text:p>
          </table:table-cell>
          <table:table-cell table:formula="of:=[.Q32]-[.P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table:formula="of:=HOUR([.A33])*60 + MINUTE ([.A33])" office:value-type="float" office:value="861" calcext:value-type="float">
            <text:p>861</text:p>
          </table:table-cell>
          <table:table-cell table:formula="of:=[.C33] - [.C$4]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H33]/[Sheet2.G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L33]/[.K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I33]/[.M33]" office:value-type="float" office:value="9.71132036908036" calcext:value-type="float">
            <text:p>9.7113203691</text:p>
          </table:table-cell>
          <table:table-cell table:formula="of:=[.Q33]-[.P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table:formula="of:=HOUR([.A34])*60 + MINUTE ([.A34])" office:value-type="float" office:value="865" calcext:value-type="float">
            <text:p>865</text:p>
          </table:table-cell>
          <table:table-cell table:formula="of:=[.C34] - [.C$4]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H34]/[Sheet2.G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L34]/[.K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I34]/[.M34]" office:value-type="float" office:value="9.59322514407815" calcext:value-type="float">
            <text:p>9.5932251441</text:p>
          </table:table-cell>
          <table:table-cell table:formula="of:=[.Q34]-[.P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table:formula="of:=HOUR([.A35])*60 + MINUTE ([.A35])" office:value-type="float" office:value="868" calcext:value-type="float">
            <text:p>868</text:p>
          </table:table-cell>
          <table:table-cell table:formula="of:=[.C35] - [.C$4]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H35]/[Sheet2.G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I35]/[.M35]" office:value-type="float" office:value="12.0020220986096" calcext:value-type="float">
            <text:p>12.0020220986</text:p>
          </table:table-cell>
          <table:table-cell table:formula="of:=[.Q35]-[.P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table:formula="of:=HOUR([.A36])*60 + MINUTE ([.A36])" office:value-type="float" office:value="871" calcext:value-type="float">
            <text:p>871</text:p>
          </table:table-cell>
          <table:table-cell table:formula="of:=[.C36] - [.C$4]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H36]/[Sheet2.G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I36]/[.M36]" office:value-type="float" office:value="11.443523178065" calcext:value-type="float">
            <text:p>11.4435231781</text:p>
          </table:table-cell>
          <table:table-cell table:formula="of:=[.Q36]-[.P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table:formula="of:=HOUR([.A37])*60 + MINUTE ([.A37])" office:value-type="float" office:value="875" calcext:value-type="float">
            <text:p>875</text:p>
          </table:table-cell>
          <table:table-cell table:formula="of:=[.C37] - [.C$4]"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H37]/[Sheet2.G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L37]/[.K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I37]/[.M37]" office:value-type="float" office:value="10.515036752745" calcext:value-type="float">
            <text:p>10.5150367527</text:p>
          </table:table-cell>
          <table:table-cell table:formula="of:=[.Q37]-[.P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table:formula="of:=HOUR([.A38])*60 + MINUTE ([.A38])" office:value-type="float" office:value="879" calcext:value-type="float">
            <text:p>879</text:p>
          </table:table-cell>
          <table:table-cell table:formula="of:=[.C38] - [.C$4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H38]/[Sheet2.G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L38]/[.K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I38]/[.M38]" office:value-type="float" office:value="11.6501425145146" calcext:value-type="float">
            <text:p>11.6501425145</text:p>
          </table:table-cell>
          <table:table-cell table:formula="of:=[.Q38]-[.P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table:formula="of:=HOUR([.A39])*60 + MINUTE ([.A39])" office:value-type="float" office:value="883" calcext:value-type="float">
            <text:p>883</text:p>
          </table:table-cell>
          <table:table-cell table:formula="of:=[.C39] - [.C$4]"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H39]/[Sheet2.G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L39]/[.K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I39]/[.M39]" office:value-type="float" office:value="10.5953646286279" calcext:value-type="float">
            <text:p>10.5953646286</text:p>
          </table:table-cell>
          <table:table-cell table:formula="of:=[.Q39]-[.P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table:formula="of:=HOUR([.A40])*60 + MINUTE ([.A40])" office:value-type="float" office:value="887" calcext:value-type="float">
            <text:p>887</text:p>
          </table:table-cell>
          <table:table-cell table:formula="of:=[.C40] - [.C$4]"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H40]/[Sheet2.G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L40]/[.K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I40]/[.M40]" office:value-type="float" office:value="10.1040287207153" calcext:value-type="float">
            <text:p>10.1040287207</text:p>
          </table:table-cell>
          <table:table-cell table:formula="of:=[.Q40]-[.P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table:formula="of:=HOUR([.A41])*60 + MINUTE ([.A41])" office:value-type="float" office:value="890" calcext:value-type="float">
            <text:p>890</text:p>
          </table:table-cell>
          <table:table-cell table:formula="of:=[.C41] - [.C$4]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H41]/[Sheet2.G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L41]/[.K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I41]/[.M41]" office:value-type="float" office:value="13.0215113265839" calcext:value-type="float">
            <text:p>13.0215113266</text:p>
          </table:table-cell>
          <table:table-cell table:formula="of:=[.Q41]-[.P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table:formula="of:=HOUR([.A42])*60 + MINUTE ([.A42])" office:value-type="float" office:value="894" calcext:value-type="float">
            <text:p>894</text:p>
          </table:table-cell>
          <table:table-cell table:formula="of:=[.C42] - [.C$4]"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H42]/[Sheet2.G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L42]/[.K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I42]/[.M42]" office:value-type="float" office:value="10.9232372762544" calcext:value-type="float">
            <text:p>10.9232372763</text:p>
          </table:table-cell>
          <table:table-cell table:formula="of:=[.Q42]-[.P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table:formula="of:=HOUR([.A43])*60 + MINUTE ([.A43])" office:value-type="float" office:value="897" calcext:value-type="float">
            <text:p>897</text:p>
          </table:table-cell>
          <table:table-cell table:formula="of:=[.C43] - [.C$4]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H43]/[Sheet2.G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L43]/[.K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I43]/[.M43]" office:value-type="float" office:value="11.9172740810481" calcext:value-type="float">
            <text:p>11.917274081</text:p>
          </table:table-cell>
          <table:table-cell table:formula="of:=[.Q43]-[.P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table:formula="of:=HOUR([.A44])*60 + MINUTE ([.A44])" office:value-type="float" office:value="901" calcext:value-type="float">
            <text:p>901</text:p>
          </table:table-cell>
          <table:table-cell table:formula="of:=[.C44] - [.C$4]"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H44]/[Sheet2.G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L44]/[.K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I44]/[.M44]" office:value-type="float" office:value="12.5810530518913" calcext:value-type="float">
            <text:p>12.5810530519</text:p>
          </table:table-cell>
          <table:table-cell table:formula="of:=[.Q44]-[.P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table:formula="of:=HOUR([.A45])*60 + MINUTE ([.A45])" office:value-type="float" office:value="904" calcext:value-type="float">
            <text:p>904</text:p>
          </table:table-cell>
          <table:table-cell table:formula="of:=[.C45] - [.C$4]"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H45]/[Sheet2.G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L45]/[.K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I45]/[.M45]" office:value-type="float" office:value="12.0735124031265" calcext:value-type="float">
            <text:p>12.0735124031</text:p>
          </table:table-cell>
          <table:table-cell table:formula="of:=[.Q45]-[.P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table:formula="of:=HOUR([.A46])*60 + MINUTE ([.A46])" office:value-type="float" office:value="908" calcext:value-type="float">
            <text:p>908</text:p>
          </table:table-cell>
          <table:table-cell table:formula="of:=[.C46] - [.C$4]"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H46]/[Sheet2.G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L46]/[.K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I46]/[.M46]" office:value-type="float" office:value="10.8445795591704" calcext:value-type="float">
            <text:p>10.8445795592</text:p>
          </table:table-cell>
          <table:table-cell table:formula="of:=[.Q46]-[.P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table:formula="of:=HOUR([.A47])*60 + MINUTE ([.A47])" office:value-type="float" office:value="912" calcext:value-type="float">
            <text:p>912</text:p>
          </table:table-cell>
          <table:table-cell table:formula="of:=[.C47] - [.C$4]"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H47]/[Sheet2.G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L47]/[.K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I47]/[.M47]" office:value-type="float" office:value="9.6616654613737" calcext:value-type="float">
            <text:p>9.6616654614</text:p>
          </table:table-cell>
          <table:table-cell table:formula="of:=[.Q47]-[.P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table:formula="of:=HOUR([.A48])*60 + MINUTE ([.A48])" office:value-type="float" office:value="916" calcext:value-type="float">
            <text:p>916</text:p>
          </table:table-cell>
          <table:table-cell table:formula="of:=[.C48] - [.C$4]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H48]/[Sheet2.G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L48]/[.K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I48]/[.M48]" office:value-type="float" office:value="10.8908179519701" calcext:value-type="float">
            <text:p>10.890817952</text:p>
          </table:table-cell>
          <table:table-cell table:formula="of:=[.Q48]-[.P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table:formula="of:=HOUR([.A49])*60 + MINUTE ([.A49])" office:value-type="float" office:value="919" calcext:value-type="float">
            <text:p>919</text:p>
          </table:table-cell>
          <table:table-cell table:formula="of:=[.C49] - [.C$4]"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H49]/[Sheet2.G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L49]/[.K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I49]/[.M49]" office:value-type="float" office:value="9.63236903133084" calcext:value-type="float">
            <text:p>9.6323690313</text:p>
          </table:table-cell>
          <table:table-cell table:formula="of:=[.Q49]-[.P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table:formula="of:=HOUR([.A50])*60 + MINUTE ([.A50])" office:value-type="float" office:value="923" calcext:value-type="float">
            <text:p>923</text:p>
          </table:table-cell>
          <table:table-cell table:formula="of:=[.C50] - [.C$4]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H50]/[Sheet2.G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L50]/[.K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I50]/[.M50]" office:value-type="float" office:value="11.6830448904159" calcext:value-type="float">
            <text:p>11.6830448904</text:p>
          </table:table-cell>
          <table:table-cell table:formula="of:=[.Q50]-[.P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table:formula="of:=HOUR([.A51])*60 + MINUTE ([.A51])" office:value-type="float" office:value="926" calcext:value-type="float">
            <text:p>926</text:p>
          </table:table-cell>
          <table:table-cell table:formula="of:=[.C51] - [.C$4]"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H51]/[Sheet2.G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L51]/[.K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I51]/[.M51]" office:value-type="float" office:value="9.80042148753822" calcext:value-type="float">
            <text:p>9.8004214875</text:p>
          </table:table-cell>
          <table:table-cell table:formula="of:=[.Q51]-[.P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H52]/[Sheet2.G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L52]/[.K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I52]/[.M52]" office:value-type="float" office:value="14.51545933787" calcext:value-type="float">
            <text:p>14.5154593379</text:p>
          </table:table-cell>
          <table:table-cell table:formula="of:=[.Q52]-[.P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H53]/[Sheet2.G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L53]/[.K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I53]/[.M53]" office:value-type="float" office:value="9.39037749202167" calcext:value-type="float">
            <text:p>9.390377492</text:p>
          </table:table-cell>
          <table:table-cell table:formula="of:=[.Q53]-[.P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H54]/[Sheet2.G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L54]/[.K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I54]/[.M54]" office:value-type="float" office:value="11.0839068505056" calcext:value-type="float">
            <text:p>11.0839068505</text:p>
          </table:table-cell>
          <table:table-cell table:formula="of:=[.Q54]-[.P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H55]/[Sheet2.G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L55]/[.K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I55]/[.M55]" office:value-type="float" office:value="12.5042438265941" calcext:value-type="float">
            <text:p>12.5042438266</text:p>
          </table:table-cell>
          <table:table-cell table:formula="of:=[.Q55]-[.P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H56]/[Sheet2.G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L56]/[.K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I56]/[.M56]" office:value-type="float" office:value="10.6101914806861" calcext:value-type="float">
            <text:p>10.6101914807</text:p>
          </table:table-cell>
          <table:table-cell table:formula="of:=[.Q56]-[.P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H57]/[Sheet2.G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L57]/[.K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I57]/[.M57]" office:value-type="float" office:value="11.1719407155581" calcext:value-type="float">
            <text:p>11.1719407156</text:p>
          </table:table-cell>
          <table:table-cell table:formula="of:=[.Q57]-[.P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H58]/[Sheet2.G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L58]/[.K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I58]/[.M58]" office:value-type="float" office:value="9.50339440169494" calcext:value-type="float">
            <text:p>9.5033944017</text:p>
          </table:table-cell>
          <table:table-cell table:formula="of:=[.Q58]-[.P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H59]/[Sheet2.G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L59]/[.K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I59]/[.M59]" office:value-type="float" office:value="11.4673854916727" calcext:value-type="float">
            <text:p>11.4673854917</text:p>
          </table:table-cell>
          <table:table-cell table:formula="of:=[.Q59]-[.P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H60]/[Sheet2.G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L60]/[.K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I60]/[.M60]" office:value-type="float" office:value="10.3638933826503" calcext:value-type="float">
            <text:p>10.3638933827</text:p>
          </table:table-cell>
          <table:table-cell table:formula="of:=[.Q60]-[.P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H61]/[Sheet2.G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L61]/[.K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I61]/[.M61]" office:value-type="float" office:value="10.5689220560162" calcext:value-type="float">
            <text:p>10.568922056</text:p>
          </table:table-cell>
          <table:table-cell table:formula="of:=[.Q61]-[.P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H62]/[Sheet2.G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L62]/[.K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I62]/[.M62]" office:value-type="float" office:value="11.5474538368941" calcext:value-type="float">
            <text:p>11.5474538369</text:p>
          </table:table-cell>
          <table:table-cell table:formula="of:=[.Q62]-[.P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H63]/[Sheet2.G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L63]/[.K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I63]/[.M63]" office:value-type="float" office:value="11.0916666987894" calcext:value-type="float">
            <text:p>11.0916666988</text:p>
          </table:table-cell>
          <table:table-cell table:formula="of:=[.Q63]-[.P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H64]/[Sheet2.G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L64]/[.K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I64]/[.M64]" office:value-type="float" office:value="11.9009789863423" calcext:value-type="float">
            <text:p>11.9009789863</text:p>
          </table:table-cell>
          <table:table-cell table:formula="of:=[.Q64]-[.P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H65]/[Sheet2.G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L65]/[.K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I65]/[.M65]" office:value-type="float" office:value="11.1067027723352" calcext:value-type="float">
            <text:p>11.1067027723</text:p>
          </table:table-cell>
          <table:table-cell table:formula="of:=[.Q65]-[.P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H66]/[Sheet2.G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L66]/[.K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I66]/[.M66]" office:value-type="float" office:value="12.3004832585833" calcext:value-type="float">
            <text:p>12.3004832586</text:p>
          </table:table-cell>
          <table:table-cell table:formula="of:=[.Q66]-[.P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H67]/[Sheet2.G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L67]/[.K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I67]/[.M67]" office:value-type="float" office:value="13.0883737946996" calcext:value-type="float">
            <text:p>13.0883737947</text:p>
          </table:table-cell>
          <table:table-cell table:formula="of:=[.Q67]-[.P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H68]/[Sheet2.G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L68]/[.K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I68]/[.M68]" office:value-type="float" office:value="10.5719140782013" calcext:value-type="float">
            <text:p>10.5719140782</text:p>
          </table:table-cell>
          <table:table-cell table:formula="of:=[.Q68]-[.P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H69]/[Sheet2.G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L69]/[.K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I69]/[.M69]" office:value-type="float" office:value="11.2573702964766" calcext:value-type="float">
            <text:p>11.2573702965</text:p>
          </table:table-cell>
          <table:table-cell table:formula="of:=[.Q69]-[.P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H70]/[Sheet2.G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L70]/[.K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I70]/[.M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H71]/[Sheet2.G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L71]/[.K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I71]/[.M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5:Sheet3.C41 Sheet3.D2:Sheet3.D2 Sheet3.J5:Sheet3.J41 Sheet3.M5:Sheet3.M41 Sheet3.K2:Sheet3.K2 Sheet3.T5:Sheet3.T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Test to knox if the use comes from detector. Eliminate variables like b. splitter, N2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covered-table-cell table:style-name="ce5"/>
          <table:covered-table-cell table:number-columns-repeated="3"/>
          <table:covered-table-cell table:style-name="ce8"/>
          <table:covered-table-cell table:number-columns-repeated="5"/>
          <table:covered-table-cell table:style-name="ce5"/>
          <table:covered-table-cell table:number-columns-repeated="3"/>
        </table:table-row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5])*60 + MINUTE([.A5])" office:value-type="float" office:value="652" calcext:value-type="float">
            <text:p>652</text:p>
          </table:table-cell>
          <table:table-cell table:formula="of:=[.B5] - [.B$5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5]/[Sheet3.G5])" office:value-type="float" office:value="0.500113331006819" calcext:value-type="float">
            <text:p>0.500113331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5])*60+MINUTE([.K5])" office:value-type="float" office:value="891" calcext:value-type="float">
            <text:p>891</text:p>
          </table:table-cell>
          <table:table-cell table:formula="of:=[.L5]-[.L$5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5]/[Sheet3.Q5])" office:value-type="float" office:value="0.504361773833102" calcext:value-type="float">
            <text:p>0.5043617738</text:p>
          </table:table-cell>
          <table:table-cell table:formula="of:=[.S5]/[.S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6])*60 + MINUTE([.A6])" office:value-type="float" office:value="656" calcext:value-type="float">
            <text:p>656</text:p>
          </table:table-cell>
          <table:table-cell table:formula="of:=[.B6] - [.B$5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6]/[Sheet3.G6])" office:value-type="float" office:value="0.517056173516627" calcext:value-type="float">
            <text:p>0.5170561735</text:p>
          </table:table-cell>
          <table:table-cell table:formula="of:=[.I6]/[.I$5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6])*60+MINUTE([.K6])" office:value-type="float" office:value="894" calcext:value-type="float">
            <text:p>894</text:p>
          </table:table-cell>
          <table:table-cell table:formula="of:=[.L6]-[.L$5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6]/[Sheet3.Q6])" office:value-type="float" office:value="0.510025760842697" calcext:value-type="float">
            <text:p>0.5100257608</text:p>
          </table:table-cell>
          <table:table-cell table:formula="of:=[.S6]/[.S$5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7])*60 + MINUTE([.A7])" office:value-type="float" office:value="659" calcext:value-type="float">
            <text:p>659</text:p>
          </table:table-cell>
          <table:table-cell table:formula="of:=[.B7] - [.B$5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7]/[Sheet3.G7])" office:value-type="float" office:value="0.502447900137017" calcext:value-type="float">
            <text:p>0.5024479001</text:p>
          </table:table-cell>
          <table:table-cell table:formula="of:=[.I7]/[.I$5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7])*60+MINUTE([.K7])" office:value-type="float" office:value="897" calcext:value-type="float">
            <text:p>897</text:p>
          </table:table-cell>
          <table:table-cell table:formula="of:=[.L7]-[.L$5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7]/[Sheet3.Q7])" office:value-type="float" office:value="0.512522042417032" calcext:value-type="float">
            <text:p>0.5125220424</text:p>
          </table:table-cell>
          <table:table-cell table:formula="of:=[.S7]/[.S$5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8])*60 + MINUTE([.A8])" office:value-type="float" office:value="662" calcext:value-type="float">
            <text:p>662</text:p>
          </table:table-cell>
          <table:table-cell table:formula="of:=[.B8] - [.B$5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8]/[Sheet3.G8])" office:value-type="float" office:value="0.517877973589954" calcext:value-type="float">
            <text:p>0.5178779736</text:p>
          </table:table-cell>
          <table:table-cell table:formula="of:=[.I8]/[.I$5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8])*60+MINUTE([.K8])" office:value-type="float" office:value="901" calcext:value-type="float">
            <text:p>901</text:p>
          </table:table-cell>
          <table:table-cell table:formula="of:=[.L8]-[.L$5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8]/[Sheet3.Q8])" office:value-type="float" office:value="0.51847537277882" calcext:value-type="float">
            <text:p>0.5184753728</text:p>
          </table:table-cell>
          <table:table-cell table:formula="of:=[.S8]/[.S$5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9])*60 + MINUTE([.A9])" office:value-type="float" office:value="665" calcext:value-type="float">
            <text:p>665</text:p>
          </table:table-cell>
          <table:table-cell table:formula="of:=[.B9] - [.B$5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9]/[Sheet3.G9])" office:value-type="float" office:value="0.521399595208147" calcext:value-type="float">
            <text:p>0.5213995952</text:p>
          </table:table-cell>
          <table:table-cell table:formula="of:=[.I9]/[.I$5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9])*60+MINUTE([.K9])" office:value-type="float" office:value="904" calcext:value-type="float">
            <text:p>904</text:p>
          </table:table-cell>
          <table:table-cell table:formula="of:=[.L9]-[.L$5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9]/[Sheet3.Q9])" office:value-type="float" office:value="0.534627545917172" calcext:value-type="float">
            <text:p>0.5346275459</text:p>
          </table:table-cell>
          <table:table-cell table:formula="of:=[.S9]/[.S$5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10])*60 + MINUTE([.A10])" office:value-type="float" office:value="669" calcext:value-type="float">
            <text:p>669</text:p>
          </table:table-cell>
          <table:table-cell table:formula="of:=[.B10] - [.B$5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10]/[Sheet3.G10])" office:value-type="float" office:value="0.509645772442611" calcext:value-type="float">
            <text:p>0.5096457724</text:p>
          </table:table-cell>
          <table:table-cell table:formula="of:=[.I10]/[.I$5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10])*60+MINUTE([.K10])" office:value-type="float" office:value="907" calcext:value-type="float">
            <text:p>907</text:p>
          </table:table-cell>
          <table:table-cell table:formula="of:=[.L10]-[.L$5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10]/[Sheet3.Q10])" office:value-type="float" office:value="0.510939253673505" calcext:value-type="float">
            <text:p>0.5109392537</text:p>
          </table:table-cell>
          <table:table-cell table:formula="of:=[.S10]/[.S$5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1])*60 + MINUTE([.A11])" office:value-type="float" office:value="673" calcext:value-type="float">
            <text:p>673</text:p>
          </table:table-cell>
          <table:table-cell table:formula="of:=[.B11] - [.B$5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1]/[Sheet3.G11])" office:value-type="float" office:value="0.530146162922532" calcext:value-type="float">
            <text:p>0.5301461629</text:p>
          </table:table-cell>
          <table:table-cell table:formula="of:=[.I11]/[.I$5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1])*60+MINUTE([.K11])" office:value-type="float" office:value="910" calcext:value-type="float">
            <text:p>910</text:p>
          </table:table-cell>
          <table:table-cell table:formula="of:=[.L11]-[.L$5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1]/[Sheet3.Q11])" office:value-type="float" office:value="0.51770499773688" calcext:value-type="float">
            <text:p>0.5177049977</text:p>
          </table:table-cell>
          <table:table-cell table:formula="of:=[.S11]/[.S$5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2])*60 + MINUTE([.A12])" office:value-type="float" office:value="676" calcext:value-type="float">
            <text:p>676</text:p>
          </table:table-cell>
          <table:table-cell table:formula="of:=[.B12] - [.B$5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2]/[Sheet3.G12])" office:value-type="float" office:value="0.523657428061284" calcext:value-type="float">
            <text:p>0.5236574281</text:p>
          </table:table-cell>
          <table:table-cell table:formula="of:=[.I12]/[.I$5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2])*60+MINUTE([.K12])" office:value-type="float" office:value="913" calcext:value-type="float">
            <text:p>913</text:p>
          </table:table-cell>
          <table:table-cell table:formula="of:=[.L12]-[.L$5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2]/[Sheet3.Q12])" office:value-type="float" office:value="0.537993929538928" calcext:value-type="float">
            <text:p>0.5379939295</text:p>
          </table:table-cell>
          <table:table-cell table:formula="of:=[.S12]/[.S$5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3])*60 + MINUTE([.A13])" office:value-type="float" office:value="679" calcext:value-type="float">
            <text:p>679</text:p>
          </table:table-cell>
          <table:table-cell table:formula="of:=[.B13] - [.B$5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3]/[Sheet3.G13])" office:value-type="float" office:value="0.511943394508129" calcext:value-type="float">
            <text:p>0.5119433945</text:p>
          </table:table-cell>
          <table:table-cell table:formula="of:=[.I13]/[.I$5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3])*60+MINUTE([.K13])" office:value-type="float" office:value="917" calcext:value-type="float">
            <text:p>917</text:p>
          </table:table-cell>
          <table:table-cell table:formula="of:=[.L13]-[.L$5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3]/[Sheet3.Q13])" office:value-type="float" office:value="0.532049650233142" calcext:value-type="float">
            <text:p>0.5320496502</text:p>
          </table:table-cell>
          <table:table-cell table:formula="of:=[.S13]/[.S$5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4])*60 + MINUTE([.A14])" office:value-type="float" office:value="682" calcext:value-type="float">
            <text:p>682</text:p>
          </table:table-cell>
          <table:table-cell table:formula="of:=[.B14] - [.B$5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4]/[Sheet3.G14])" office:value-type="float" office:value="0.519280347684923" calcext:value-type="float">
            <text:p>0.5192803477</text:p>
          </table:table-cell>
          <table:table-cell table:formula="of:=[.I14]/[.I$5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4])*60+MINUTE([.K14])" office:value-type="float" office:value="920" calcext:value-type="float">
            <text:p>920</text:p>
          </table:table-cell>
          <table:table-cell table:formula="of:=[.L14]-[.L$5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4]/[Sheet3.Q14])" office:value-type="float" office:value="0.524080883172308" calcext:value-type="float">
            <text:p>0.5240808832</text:p>
          </table:table-cell>
          <table:table-cell table:formula="of:=[.S14]/[.S$5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5])*60 + MINUTE([.A15])" office:value-type="float" office:value="685" calcext:value-type="float">
            <text:p>685</text:p>
          </table:table-cell>
          <table:table-cell table:formula="of:=[.B15] - [.B$5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5]/[Sheet3.G15])" office:value-type="float" office:value="0.510327319905324" calcext:value-type="float">
            <text:p>0.5103273199</text:p>
          </table:table-cell>
          <table:table-cell table:formula="of:=[.I15]/[.I$5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5])*60+MINUTE([.K15])" office:value-type="float" office:value="923" calcext:value-type="float">
            <text:p>923</text:p>
          </table:table-cell>
          <table:table-cell table:formula="of:=[.L15]-[.L$5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5]/[Sheet3.Q15])" office:value-type="float" office:value="0.523843964525248" calcext:value-type="float">
            <text:p>0.5238439645</text:p>
          </table:table-cell>
          <table:table-cell table:formula="of:=[.S15]/[.S$5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6])*60 + MINUTE([.A16])" office:value-type="float" office:value="689" calcext:value-type="float">
            <text:p>689</text:p>
          </table:table-cell>
          <table:table-cell table:formula="of:=[.B16] - [.B$5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6]/[Sheet3.G16])" office:value-type="float" office:value="0.535684271693807" calcext:value-type="float">
            <text:p>0.5356842717</text:p>
          </table:table-cell>
          <table:table-cell table:formula="of:=[.I16]/[.I$5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6])*60+MINUTE([.K16])" office:value-type="float" office:value="927" calcext:value-type="float">
            <text:p>927</text:p>
          </table:table-cell>
          <table:table-cell table:formula="of:=[.L16]-[.L$5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6]/[Sheet3.Q16])" office:value-type="float" office:value="0.542652988622219" calcext:value-type="float">
            <text:p>0.5426529886</text:p>
          </table:table-cell>
          <table:table-cell table:formula="of:=[.S16]/[.S$5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7])*60 + MINUTE([.A17])" office:value-type="float" office:value="692" calcext:value-type="float">
            <text:p>692</text:p>
          </table:table-cell>
          <table:table-cell table:formula="of:=[.B17] - [.B$5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7]/[Sheet3.G17])" office:value-type="float" office:value="0.495561656097259" calcext:value-type="float">
            <text:p>0.4955616561</text:p>
          </table:table-cell>
          <table:table-cell table:formula="of:=[.I17]/[.I$5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7])*60+MINUTE([.K17])" office:value-type="float" office:value="930" calcext:value-type="float">
            <text:p>930</text:p>
          </table:table-cell>
          <table:table-cell table:formula="of:=[.L17]-[.L$5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7]/[Sheet3.Q17])" office:value-type="float" office:value="0.533517034968061" calcext:value-type="float">
            <text:p>0.533517035</text:p>
          </table:table-cell>
          <table:table-cell table:formula="of:=[.S17]/[.S$5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8])*60 + MINUTE([.A18])" office:value-type="float" office:value="695" calcext:value-type="float">
            <text:p>695</text:p>
          </table:table-cell>
          <table:table-cell table:formula="of:=[.B18] - [.B$5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8]/[Sheet3.G18])" office:value-type="float" office:value="0.497552799854796" calcext:value-type="float">
            <text:p>0.4975527999</text:p>
          </table:table-cell>
          <table:table-cell table:formula="of:=[.I18]/[.I$5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8])*60+MINUTE([.K18])" office:value-type="float" office:value="933" calcext:value-type="float">
            <text:p>933</text:p>
          </table:table-cell>
          <table:table-cell table:formula="of:=[.L18]-[.L$5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8]/[Sheet3.Q18])" office:value-type="float" office:value="0.53741868005147" calcext:value-type="float">
            <text:p>0.5374186801</text:p>
          </table:table-cell>
          <table:table-cell table:formula="of:=[.S18]/[.S$5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9])*60 + MINUTE([.A19])" office:value-type="float" office:value="699" calcext:value-type="float">
            <text:p>699</text:p>
          </table:table-cell>
          <table:table-cell table:formula="of:=[.B19] - [.B$5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9]/[Sheet3.G19])" office:value-type="float" office:value="0.5143735045459" calcext:value-type="float">
            <text:p>0.5143735045</text:p>
          </table:table-cell>
          <table:table-cell table:formula="of:=[.I19]/[.I$5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9])*60+MINUTE([.K19])" office:value-type="float" office:value="936" calcext:value-type="float">
            <text:p>936</text:p>
          </table:table-cell>
          <table:table-cell table:formula="of:=[.L19]-[.L$5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9]/[Sheet3.Q19])" office:value-type="float" office:value="0.533446070202038" calcext:value-type="float">
            <text:p>0.5334460702</text:p>
          </table:table-cell>
          <table:table-cell table:formula="of:=[.S19]/[.S$5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20])*60 + MINUTE([.A20])" office:value-type="float" office:value="703" calcext:value-type="float">
            <text:p>703</text:p>
          </table:table-cell>
          <table:table-cell table:formula="of:=[.B20] - [.B$5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0]/[.I$5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20])*60+MINUTE([.K20])" office:value-type="float" office:value="940" calcext:value-type="float">
            <text:p>940</text:p>
          </table:table-cell>
          <table:table-cell table:formula="of:=[.L20]-[.L$5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20]/[Sheet3.Q20])" office:value-type="float" office:value="0.506115299465807" calcext:value-type="float">
            <text:p>0.5061152995</text:p>
          </table:table-cell>
          <table:table-cell table:formula="of:=[.S20]/[.S$5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1])*60 + MINUTE([.A21])" office:value-type="float" office:value="707" calcext:value-type="float">
            <text:p>707</text:p>
          </table:table-cell>
          <table:table-cell table:formula="of:=[.B21] - [.B$5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1]/[.I$5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1])*60+MINUTE([.K21])" office:value-type="float" office:value="944" calcext:value-type="float">
            <text:p>944</text:p>
          </table:table-cell>
          <table:table-cell table:formula="of:=[.L21]-[.L$5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1]/[Sheet3.Q21])" office:value-type="float" office:value="0.521046271638395" calcext:value-type="float">
            <text:p>0.5210462716</text:p>
          </table:table-cell>
          <table:table-cell table:formula="of:=[.S21]/[.S$5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2])*60 + MINUTE([.A22])" office:value-type="float" office:value="710" calcext:value-type="float">
            <text:p>710</text:p>
          </table:table-cell>
          <table:table-cell table:formula="of:=[.B22] - [.B$5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1]/[Sheet3.G21])" office:value-type="float" office:value="0.52341986180395" calcext:value-type="float">
            <text:p>0.5234198618</text:p>
          </table:table-cell>
          <table:table-cell table:formula="of:=[.I22]/[.I$5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2])*60+MINUTE([.K22])" office:value-type="float" office:value="947" calcext:value-type="float">
            <text:p>947</text:p>
          </table:table-cell>
          <table:table-cell table:formula="of:=[.L22]-[.L$5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2]/[Sheet3.Q22])" office:value-type="float" office:value="0.504327282480584" calcext:value-type="float">
            <text:p>0.5043272825</text:p>
          </table:table-cell>
          <table:table-cell table:formula="of:=[.S22]/[.S$5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3])*60 + MINUTE([.A23])" office:value-type="float" office:value="713" calcext:value-type="float">
            <text:p>713</text:p>
          </table:table-cell>
          <table:table-cell table:formula="of:=[.B23] - [.B$5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2]/[Sheet3.G22])" office:value-type="float" office:value="0.505780262681012" calcext:value-type="float">
            <text:p>0.5057802627</text:p>
          </table:table-cell>
          <table:table-cell table:formula="of:=[.I23]/[.I$5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3])*60+MINUTE([.K23])" office:value-type="float" office:value="950" calcext:value-type="float">
            <text:p>950</text:p>
          </table:table-cell>
          <table:table-cell table:formula="of:=[.L23]-[.L$5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3]/[Sheet3.Q23])" office:value-type="float" office:value="0.523368917140559" calcext:value-type="float">
            <text:p>0.5233689171</text:p>
          </table:table-cell>
          <table:table-cell table:formula="of:=[.S23]/[.S$5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4])*60 + MINUTE([.A24])" office:value-type="float" office:value="716" calcext:value-type="float">
            <text:p>716</text:p>
          </table:table-cell>
          <table:table-cell table:formula="of:=[.B24] - [.B$5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3]/[Sheet3.G23])" office:value-type="float" office:value="0.496321245955277" calcext:value-type="float">
            <text:p>0.496321246</text:p>
          </table:table-cell>
          <table:table-cell table:formula="of:=[.I24]/[.I$5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4])*60+MINUTE([.K24])" office:value-type="float" office:value="953" calcext:value-type="float">
            <text:p>953</text:p>
          </table:table-cell>
          <table:table-cell table:formula="of:=[.L24]-[.L$5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4]/[Sheet3.Q24])" office:value-type="float" office:value="0.537746855582846" calcext:value-type="float">
            <text:p>0.5377468556</text:p>
          </table:table-cell>
          <table:table-cell table:formula="of:=[.S24]/[.S$5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5])*60 + MINUTE([.A25])" office:value-type="float" office:value="719" calcext:value-type="float">
            <text:p>719</text:p>
          </table:table-cell>
          <table:table-cell table:formula="of:=[.B25] - [.B$5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4]/[Sheet3.G24])" office:value-type="float" office:value="0.507918978510026" calcext:value-type="float">
            <text:p>0.5079189785</text:p>
          </table:table-cell>
          <table:table-cell table:formula="of:=[.I25]/[.I$5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5])*60+MINUTE([.K25])" office:value-type="float" office:value="956" calcext:value-type="float">
            <text:p>956</text:p>
          </table:table-cell>
          <table:table-cell table:formula="of:=[.L25]-[.L$5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5]/[Sheet3.Q25])" office:value-type="float" office:value="0.519190996562404" calcext:value-type="float">
            <text:p>0.5191909966</text:p>
          </table:table-cell>
          <table:table-cell table:formula="of:=[.S25]/[.S$5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6])*60 + MINUTE([.A26])" office:value-type="float" office:value="723" calcext:value-type="float">
            <text:p>723</text:p>
          </table:table-cell>
          <table:table-cell table:formula="of:=[.B26] - [.B$5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5]/[Sheet3.G25])" office:value-type="float" office:value="0.521686863197595" calcext:value-type="float">
            <text:p>0.5216868632</text:p>
          </table:table-cell>
          <table:table-cell table:formula="of:=[.I26]/[.I$5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6])*60+MINUTE([.K26])" office:value-type="float" office:value="959" calcext:value-type="float">
            <text:p>959</text:p>
          </table:table-cell>
          <table:table-cell table:formula="of:=[.L26]-[.L$5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6]/[Sheet3.Q26])" office:value-type="float" office:value="0.530080268309914" calcext:value-type="float">
            <text:p>0.5300802683</text:p>
          </table:table-cell>
          <table:table-cell table:formula="of:=[.S26]/[.S$5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7])*60 + MINUTE([.A27])" office:value-type="float" office:value="726" calcext:value-type="float">
            <text:p>726</text:p>
          </table:table-cell>
          <table:table-cell table:formula="of:=[.B27] - [.B$5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6]/[Sheet3.G26])" office:value-type="float" office:value="0.518333600125868" calcext:value-type="float">
            <text:p>0.5183336001</text:p>
          </table:table-cell>
          <table:table-cell table:formula="of:=[.I27]/[.I$5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7])*60+MINUTE([.K27])" office:value-type="float" office:value="963" calcext:value-type="float">
            <text:p>963</text:p>
          </table:table-cell>
          <table:table-cell table:formula="of:=[.L27]-[.L$5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7]/[Sheet3.Q27])" office:value-type="float" office:value="0.509482440219523" calcext:value-type="float">
            <text:p>0.5094824402</text:p>
          </table:table-cell>
          <table:table-cell table:formula="of:=[.S27]/[.S$5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8])*60 + MINUTE([.A28])" office:value-type="float" office:value="730" calcext:value-type="float">
            <text:p>730</text:p>
          </table:table-cell>
          <table:table-cell table:formula="of:=[.B28] - [.B$5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8]/[Sheet3.G28])" office:value-type="float" office:value="0.517315786527209" calcext:value-type="float">
            <text:p>0.5173157865</text:p>
          </table:table-cell>
          <table:table-cell table:formula="of:=[.I28]/[.I$5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8])*60+MINUTE([.K28])" office:value-type="float" office:value="966" calcext:value-type="float">
            <text:p>966</text:p>
          </table:table-cell>
          <table:table-cell table:formula="of:=[.L28]-[.L$5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8]/[Sheet3.Q28])" office:value-type="float" office:value="0.501839683968276" calcext:value-type="float">
            <text:p>0.501839684</text:p>
          </table:table-cell>
          <table:table-cell table:formula="of:=[.S28]/[.S$5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9])*60 + MINUTE([.A29])" office:value-type="float" office:value="733" calcext:value-type="float">
            <text:p>733</text:p>
          </table:table-cell>
          <table:table-cell table:formula="of:=[.B29] - [.B$5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9]/[Sheet3.G29])" office:value-type="float" office:value="0.519368737373971" calcext:value-type="float">
            <text:p>0.5193687374</text:p>
          </table:table-cell>
          <table:table-cell table:formula="of:=[.I29]/[.I$5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9])*60+MINUTE([.K29])" office:value-type="float" office:value="969" calcext:value-type="float">
            <text:p>969</text:p>
          </table:table-cell>
          <table:table-cell table:formula="of:=[.L29]-[.L$5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9]/[Sheet3.Q29])" office:value-type="float" office:value="0.521667937143042" calcext:value-type="float">
            <text:p>0.5216679371</text:p>
          </table:table-cell>
          <table:table-cell table:formula="of:=[.S29]/[.S$5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30])*60 + MINUTE([.A30])" office:value-type="float" office:value="736" calcext:value-type="float">
            <text:p>736</text:p>
          </table:table-cell>
          <table:table-cell table:formula="of:=[.B30] - [.B$5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30]/[Sheet3.G30])" office:value-type="float" office:value="0.522837896206784" calcext:value-type="float">
            <text:p>0.5228378962</text:p>
          </table:table-cell>
          <table:table-cell table:formula="of:=[.I30]/[.I$5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30])*60+MINUTE([.K30])" office:value-type="float" office:value="972" calcext:value-type="float">
            <text:p>972</text:p>
          </table:table-cell>
          <table:table-cell table:formula="of:=[.L30]-[.L$5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30]/[Sheet3.Q30])" office:value-type="float" office:value="0.529817429404214" calcext:value-type="float">
            <text:p>0.5298174294</text:p>
          </table:table-cell>
          <table:table-cell table:formula="of:=[.S30]/[.S$5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1])*60 + MINUTE([.A31])" office:value-type="float" office:value="739" calcext:value-type="float">
            <text:p>739</text:p>
          </table:table-cell>
          <table:table-cell table:formula="of:=[.B31] - [.B$5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1]/[Sheet3.G31])" office:value-type="float" office:value="0.501812003549926" calcext:value-type="float">
            <text:p>0.5018120035</text:p>
          </table:table-cell>
          <table:table-cell table:formula="of:=[.I31]/[.I$5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1])*60+MINUTE([.K31])" office:value-type="float" office:value="975" calcext:value-type="float">
            <text:p>975</text:p>
          </table:table-cell>
          <table:table-cell table:formula="of:=[.L31]-[.L$5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1]/[Sheet3.Q31])" office:value-type="float" office:value="0.527285325507107" calcext:value-type="float">
            <text:p>0.5272853255</text:p>
          </table:table-cell>
          <table:table-cell table:formula="of:=[.S31]/[.S$5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2])*60 + MINUTE([.A32])" office:value-type="float" office:value="743" calcext:value-type="float">
            <text:p>743</text:p>
          </table:table-cell>
          <table:table-cell table:formula="of:=[.B32] - [.B$5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2]/[Sheet3.G32])" office:value-type="float" office:value="0.530238463491459" calcext:value-type="float">
            <text:p>0.5302384635</text:p>
          </table:table-cell>
          <table:table-cell table:formula="of:=[.I32]/[.I$5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2])*60+MINUTE([.K32])" office:value-type="float" office:value="979" calcext:value-type="float">
            <text:p>979</text:p>
          </table:table-cell>
          <table:table-cell table:formula="of:=[.L32]-[.L$5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2]/[Sheet3.Q32])" office:value-type="float" office:value="0.513026011618397" calcext:value-type="float">
            <text:p>0.5130260116</text:p>
          </table:table-cell>
          <table:table-cell table:formula="of:=[.S32]/[.S$5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3])*60 + MINUTE([.A33])" office:value-type="float" office:value="746" calcext:value-type="float">
            <text:p>746</text:p>
          </table:table-cell>
          <table:table-cell table:formula="of:=[.B33] - [.B$5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3]/[Sheet3.G33])" office:value-type="float" office:value="0.499417858077577" calcext:value-type="float">
            <text:p>0.4994178581</text:p>
          </table:table-cell>
          <table:table-cell table:formula="of:=[.I33]/[.I$5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3])*60+MINUTE([.K33])" office:value-type="float" office:value="982" calcext:value-type="float">
            <text:p>982</text:p>
          </table:table-cell>
          <table:table-cell table:formula="of:=[.L33]-[.L$5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3]/[Sheet3.Q33])" office:value-type="float" office:value="0.520938624832143" calcext:value-type="float">
            <text:p>0.5209386248</text:p>
          </table:table-cell>
          <table:table-cell table:formula="of:=[.S33]/[.S$5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4])*60 + MINUTE([.A34])" office:value-type="float" office:value="749" calcext:value-type="float">
            <text:p>749</text:p>
          </table:table-cell>
          <table:table-cell table:formula="of:=[.B34] - [.B$5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4]/[Sheet3.G34])" office:value-type="float" office:value="0.525617940362397" calcext:value-type="float">
            <text:p>0.5256179404</text:p>
          </table:table-cell>
          <table:table-cell table:formula="of:=[.I34]/[.I$5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4])*60+MINUTE([.K34])" office:value-type="float" office:value="985" calcext:value-type="float">
            <text:p>985</text:p>
          </table:table-cell>
          <table:table-cell table:formula="of:=[.L34]-[.L$5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4]/[Sheet3.Q34])" office:value-type="float" office:value="0.52334835492386" calcext:value-type="float">
            <text:p>0.5233483549</text:p>
          </table:table-cell>
          <table:table-cell table:formula="of:=[.S34]/[.S$5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5])*60 + MINUTE([.A35])" office:value-type="float" office:value="752" calcext:value-type="float">
            <text:p>752</text:p>
          </table:table-cell>
          <table:table-cell table:formula="of:=[.B35] - [.B$5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5]/[Sheet3.G35])" office:value-type="float" office:value="0.509005787049005" calcext:value-type="float">
            <text:p>0.509005787</text:p>
          </table:table-cell>
          <table:table-cell table:formula="of:=[.I35]/[.I$5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5])*60+MINUTE([.K35])" office:value-type="float" office:value="988" calcext:value-type="float">
            <text:p>988</text:p>
          </table:table-cell>
          <table:table-cell table:formula="of:=[.L35]-[.L$5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5]/[Sheet3.Q35])" office:value-type="float" office:value="0.505068731067531" calcext:value-type="float">
            <text:p>0.5050687311</text:p>
          </table:table-cell>
          <table:table-cell table:formula="of:=[.S35]/[.S$5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6])*60 + MINUTE([.A36])" office:value-type="float" office:value="756" calcext:value-type="float">
            <text:p>756</text:p>
          </table:table-cell>
          <table:table-cell table:formula="of:=[.B36] - [.B$5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6]/[Sheet3.G36])" office:value-type="float" office:value="0.530582579577154" calcext:value-type="float">
            <text:p>0.5305825796</text:p>
          </table:table-cell>
          <table:table-cell table:formula="of:=[.I36]/[.I$5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6])*60+MINUTE([.K36])" office:value-type="float" office:value="991" calcext:value-type="float">
            <text:p>991</text:p>
          </table:table-cell>
          <table:table-cell table:formula="of:=[.L36]-[.L$5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6]/[Sheet3.Q36])" office:value-type="float" office:value="0.539714633618128" calcext:value-type="float">
            <text:p>0.5397146336</text:p>
          </table:table-cell>
          <table:table-cell table:formula="of:=[.S36]/[.S$5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7])*60 + MINUTE([.A37])" office:value-type="float" office:value="759" calcext:value-type="float">
            <text:p>759</text:p>
          </table:table-cell>
          <table:table-cell table:formula="of:=[.B37] - [.B$5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7]/[Sheet3.G37])" office:value-type="float" office:value="0.495985168752877" calcext:value-type="float">
            <text:p>0.4959851688</text:p>
          </table:table-cell>
          <table:table-cell table:formula="of:=[.I37]/[.I$5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7])*60+MINUTE([.K37])" office:value-type="float" office:value="995" calcext:value-type="float">
            <text:p>995</text:p>
          </table:table-cell>
          <table:table-cell table:formula="of:=[.L37]-[.L$5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7]/[Sheet3.Q37])" office:value-type="float" office:value="0.530085534753793" calcext:value-type="float">
            <text:p>0.5300855348</text:p>
          </table:table-cell>
          <table:table-cell table:formula="of:=[.S37]/[.S$5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8])*60 + MINUTE([.A38])" office:value-type="float" office:value="762" calcext:value-type="float">
            <text:p>762</text:p>
          </table:table-cell>
          <table:table-cell table:formula="of:=[.B38] - [.B$5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8]/[Sheet3.G38])" office:value-type="float" office:value="0.519718677698017" calcext:value-type="float">
            <text:p>0.5197186777</text:p>
          </table:table-cell>
          <table:table-cell table:formula="of:=[.I38]/[.I$5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8])*60+MINUTE([.K38])" office:value-type="float" office:value="998" calcext:value-type="float">
            <text:p>998</text:p>
          </table:table-cell>
          <table:table-cell table:formula="of:=[.L38]-[.L$5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8]/[Sheet3.Q38])" office:value-type="float" office:value="0.527320372932322" calcext:value-type="float">
            <text:p>0.5273203729</text:p>
          </table:table-cell>
          <table:table-cell table:formula="of:=[.S38]/[.S$5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9])*60 + MINUTE([.A39])" office:value-type="float" office:value="766" calcext:value-type="float">
            <text:p>766</text:p>
          </table:table-cell>
          <table:table-cell table:formula="of:=[.B39] - [.B$5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9]/[Sheet3.G39])" office:value-type="float" office:value="0.49880712519322" calcext:value-type="float">
            <text:p>0.4988071252</text:p>
          </table:table-cell>
          <table:table-cell table:formula="of:=[.I39]/[.I$5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9])*60+MINUTE([.K39])" office:value-type="float" office:value="1001" calcext:value-type="float">
            <text:p>1001</text:p>
          </table:table-cell>
          <table:table-cell table:formula="of:=[.L39]-[.L$5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9]/[Sheet3.Q39])" office:value-type="float" office:value="0.533950232665063" calcext:value-type="float">
            <text:p>0.5339502327</text:p>
          </table:table-cell>
          <table:table-cell table:formula="of:=[.S39]/[.S$5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40])*60 + MINUTE([.A40])" office:value-type="float" office:value="769" calcext:value-type="float">
            <text:p>769</text:p>
          </table:table-cell>
          <table:table-cell table:formula="of:=[.B40] - [.B$5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40]/[Sheet3.G40])" office:value-type="float" office:value="0.493435857825086" calcext:value-type="float">
            <text:p>0.4934358578</text:p>
          </table:table-cell>
          <table:table-cell table:formula="of:=[.I40]/[.I$5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40])*60+MINUTE([.K40])" office:value-type="float" office:value="1004" calcext:value-type="float">
            <text:p>1004</text:p>
          </table:table-cell>
          <table:table-cell table:formula="of:=[.L40]-[.L$5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40]/[Sheet3.Q40])" office:value-type="float" office:value="0.508196600133648" calcext:value-type="float">
            <text:p>0.5081966001</text:p>
          </table:table-cell>
          <table:table-cell table:formula="of:=[.S40]/[.S$5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1])*60 + MINUTE([.A41])" office:value-type="float" office:value="772" calcext:value-type="float">
            <text:p>772</text:p>
          </table:table-cell>
          <table:table-cell table:formula="of:=[.B41] - [.B$5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1]/[Sheet3.G41])" office:value-type="float" office:value="0.501538938197786" calcext:value-type="float">
            <text:p>0.5015389382</text:p>
          </table:table-cell>
          <table:table-cell table:formula="of:=[.I41]/[.I$5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1])*60+MINUTE([.K41])" office:value-type="float" office:value="1008" calcext:value-type="float">
            <text:p>1008</text:p>
          </table:table-cell>
          <table:table-cell table:formula="of:=[.L41]-[.L$5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1]/[Sheet3.Q41])" office:value-type="float" office:value="0.539535359834074" calcext:value-type="float">
            <text:p>0.5395353598</text:p>
          </table:table-cell>
          <table:table-cell table:formula="of:=[.S41]/[.S$5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0in" svg:y="11.3126in">
            <draw:object draw:notify-on-update-of-ranges="Sheet4.D5:Sheet4.D61 Sheet4.G3:Sheet4.G3 Sheet4.I5:Sheet4.I72 Sheet6.D4:Sheet6.D60 Sheet4.W3:Sheet4.W3 Sheet6.I4:Sheet6.I60 Sheet6.D4:Sheet6.D60 Sheet4.AA3:Sheet4.AA3 Sheet6.M4:Sheet6.M60 Sheet4.D5:Sheet4.D61 Sheet4.K3:Sheet4.K3 Sheet4.M5:Sheet4.M7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0.7417in" svg:y="11.2528in">
            <draw:object draw:notify-on-update-of-ranges="Sheet4.D5:Sheet4.D61 Sheet4.G3:Sheet4.G3 Sheet4.J5:Sheet4.J61 Sheet6.D4:Sheet6.D60 Sheet4.W3:Sheet4.W3 Sheet6.J4:Sheet6.J60 Sheet1.D4:Sheet1.D69 Sheet1.L2:Sheet1.L2 Sheet4.O5:Sheet4.O61 Sheet4.D5:Sheet4.D61 Sheet4.K3:Sheet4.K3 Sheet4.O5:Sheet4.O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8" office:value-type="string" calcext:value-type="string" table:number-columns-spanned="30" table:number-rows-spanned="1">
            <text:p>Test to know if the lamp or the beam splitter is an issue. Here <text:s/>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covered-table-cell table:style-name="Default"/>
          <table:covered-table-cell table:number-columns-repeated="2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style-name="Default"/>
          <table:table-cell table:number-columns-repeated="2"/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6 </text:p>
          </table:table-cell>
          <table:covered-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8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8 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Default" office:value-type="string" calcext:value-type="string">
            <text:p>&lt;PE&gt; nor</text:p>
          </table:table-cell>
          <table:table-cell table:number-columns-repeated="2"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5])*60 + MINUTE([.A5])" office:value-type="float" office:value="531" calcext:value-type="float">
            <text:p>531</text:p>
          </table:table-cell>
          <table:table-cell table:formula="of:=[.C5] - 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5]/[.G5])" office:value-type="float" office:value="0.916127007694457" calcext:value-type="float">
            <text:p>0.9161270077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5]/[.K5])" office:value-type="float" office:value="1.16384456867226" calcext:value-type="float">
            <text:p>1.1638445687</text:p>
          </table:table-cell>
          <table:table-cell office:value-type="time" office:time-value="PT08H51M00S" calcext:value-type="time">
            <text:p>08:51:00 AM</text:p>
          </table:table-cell>
          <table:table-cell table:formula="of:=[.M$5]/[.M5]" office:value-type="float" office:value="1" calcext:value-type="float">
            <text:p>1</text:p>
          </table:table-cell>
          <table:table-cell/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Sheet4.Q5])*60+MINUTE([Sheet4.Q5])" office:value-type="float" office:value="843" calcext:value-type="float">
            <text:p>843</text:p>
          </table:table-cell>
          <table:table-cell table:formula="of:=[Sheet4.S5] - [Sheet4.S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Sheet4.X5]/[Sheet4.W5])" office:value-type="float" office:value="1.92147994791949" calcext:value-type="float">
            <text:p>1.9214799479</text:p>
          </table:table-cell>
          <table:table-cell table:formula="of:=[Sheet4.Y5]/[Sheet4.Y$5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Sheet4.AB5]/[Sheet4.AA5])" office:value-type="float" office:value="0.00193520463451058" calcext:value-type="float">
            <text:p>0.0019352046</text:p>
          </table:table-cell>
          <table:table-cell table:formula="of:=[Sheet4.AC5]/[Sheet4.AC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6])*60 + MINUTE([.A6])" office:value-type="float" office:value="534" calcext:value-type="float">
            <text:p>534</text:p>
          </table:table-cell>
          <table:table-cell table:formula="of:=[.C6] - 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6]/[.G6])" office:value-type="float" office:value="0.949308791205936" calcext:value-type="float">
            <text:p>0.9493087912</text:p>
          </table:table-cell>
          <table:table-cell table:formula="of:=[.I6]/[.I$5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6]/[.K6])" office:value-type="float" office:value="1.14439889759613" calcext:value-type="float">
            <text:p>1.1443988976</text:p>
          </table:table-cell>
          <table:table-cell office:value-type="time" office:time-value="PT08H54M00S" calcext:value-type="time">
            <text:p>08:54:00 AM</text:p>
          </table:table-cell>
          <table:table-cell table:formula="of:=[.M$5]/[.M6]" office:value-type="float" office:value="1.0169920393291" calcext:value-type="float">
            <text:p>1.0169920393</text:p>
          </table:table-cell>
          <table:table-cell/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Sheet4.Q6])*60+MINUTE([Sheet4.Q6])" office:value-type="float" office:value="847" calcext:value-type="float">
            <text:p>847</text:p>
          </table:table-cell>
          <table:table-cell table:formula="of:=[Sheet4.S6] - [Sheet4.S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Sheet4.X6]/[Sheet4.W6])" office:value-type="float" office:value="1.94250036738723" calcext:value-type="float">
            <text:p>1.9425003674</text:p>
          </table:table-cell>
          <table:table-cell table:formula="of:=[Sheet4.Y6]/[Sheet4.Y$5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Sheet4.AB6]/[Sheet4.AA6])" office:value-type="float" office:value="0.00186853574552273" calcext:value-type="float">
            <text:p>0.0018685357</text:p>
          </table:table-cell>
          <table:table-cell table:formula="of:=[Sheet4.AC6]/[Sheet4.AC$5]" office:value-type="float" office:value="0.965549437098828" calcext:value-type="float">
            <text:p>0.9655494371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7])*60 + MINUTE([.A7])" office:value-type="float" office:value="537" calcext:value-type="float">
            <text:p>537</text:p>
          </table:table-cell>
          <table:table-cell table:formula="of:=[.C7] - 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7]/[.G7])" office:value-type="float" office:value="0.969580294771716" calcext:value-type="float">
            <text:p>0.9695802948</text:p>
          </table:table-cell>
          <table:table-cell table:formula="of:=[.I7]/[.I$5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7]/[.K7])" office:value-type="float" office:value="1.09521669966697" calcext:value-type="float">
            <text:p>1.0952166997</text:p>
          </table:table-cell>
          <table:table-cell office:value-type="time" office:time-value="PT08H57M00S" calcext:value-type="time">
            <text:p>08:57:00 AM</text:p>
          </table:table-cell>
          <table:table-cell table:formula="of:=[.M$5]/[.M7]" office:value-type="float" office:value="1.06266145231912" calcext:value-type="float">
            <text:p>1.0626614523</text:p>
          </table:table-cell>
          <table:table-cell/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Sheet4.Q7])*60+MINUTE([Sheet4.Q7])" office:value-type="float" office:value="850" calcext:value-type="float">
            <text:p>850</text:p>
          </table:table-cell>
          <table:table-cell table:formula="of:=[Sheet4.S7] - [Sheet4.S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Sheet4.X7]/[Sheet4.W7])" office:value-type="float" office:value="2.05253215780879" calcext:value-type="float">
            <text:p>2.0525321578</text:p>
          </table:table-cell>
          <table:table-cell table:formula="of:=[Sheet4.Y7]/[Sheet4.Y$5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Sheet4.AB7]/[Sheet4.AA7])" office:value-type="float" office:value="0.00206894324143398" calcext:value-type="float">
            <text:p>0.0020689432</text:p>
          </table:table-cell>
          <table:table-cell table:formula="of:=[Sheet4.AC7]/[Sheet4.AC$5]" office:value-type="float" office:value="1.06910825064101" calcext:value-type="float">
            <text:p>1.0691082506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8])*60 + MINUTE([.A8])" office:value-type="float" office:value="541" calcext:value-type="float">
            <text:p>541</text:p>
          </table:table-cell>
          <table:table-cell table:formula="of:=[.C8] - 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8]/[.G8])" office:value-type="float" office:value="1.01863673565177" calcext:value-type="float">
            <text:p>1.0186367357</text:p>
          </table:table-cell>
          <table:table-cell table:formula="of:=[.I8]/[.I$5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8]/[.K8])" office:value-type="float" office:value="1.08767017213354" calcext:value-type="float">
            <text:p>1.0876701721</text:p>
          </table:table-cell>
          <table:table-cell office:value-type="time" office:time-value="PT09H01M00S" calcext:value-type="time">
            <text:p>09:01:00 AM</text:p>
          </table:table-cell>
          <table:table-cell table:formula="of:=[.M$5]/[.M8]" office:value-type="float" office:value="1.07003446310318" calcext:value-type="float">
            <text:p>1.0700344631</text:p>
          </table:table-cell>
          <table:table-cell/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Sheet4.Q8])*60+MINUTE([Sheet4.Q8])" office:value-type="float" office:value="854" calcext:value-type="float">
            <text:p>854</text:p>
          </table:table-cell>
          <table:table-cell table:formula="of:=[Sheet4.S8] - [Sheet4.S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Sheet4.X8]/[Sheet4.W8])" office:value-type="float" office:value="2.12347592123607" calcext:value-type="float">
            <text:p>2.1234759212</text:p>
          </table:table-cell>
          <table:table-cell table:formula="of:=[Sheet4.Y8]/[Sheet4.Y$5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Sheet4.AB8]/[Sheet4.AA8])" office:value-type="float" office:value="0.00253688633286637" calcext:value-type="float">
            <text:p>0.0025368863</text:p>
          </table:table-cell>
          <table:table-cell table:formula="of:=[Sheet4.AC8]/[Sheet4.AC$5]" office:value-type="float" office:value="1.31091373368272" calcext:value-type="float">
            <text:p>1.3109137337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C9] - 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9]/[.G9])" office:value-type="float" office:value="1.04508958143252" calcext:value-type="float">
            <text:p>1.0450895814</text:p>
          </table:table-cell>
          <table:table-cell table:formula="of:=[.I9]/[.I$5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9]/[.K9])" office:value-type="float" office:value="1.04341199832603" calcext:value-type="float">
            <text:p>1.0434119983</text:p>
          </table:table-cell>
          <table:table-cell office:value-type="time" office:time-value="PT09H04M00S" calcext:value-type="time">
            <text:p>09:04:00 AM</text:p>
          </table:table-cell>
          <table:table-cell table:formula="of:=[.M$5]/[.M9]" office:value-type="float" office:value="1.11542187605609" calcext:value-type="float">
            <text:p>1.1154218761</text:p>
          </table:table-cell>
          <table:table-cell/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Sheet4.Q9])*60+MINUTE([Sheet4.Q9])" office:value-type="float" office:value="858" calcext:value-type="float">
            <text:p>858</text:p>
          </table:table-cell>
          <table:table-cell table:formula="of:=[Sheet4.S9] - [Sheet4.S$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Sheet4.X9]/[Sheet4.W9])" office:value-type="float" office:value="2.17357773174131" calcext:value-type="float">
            <text:p>2.1735777317</text:p>
          </table:table-cell>
          <table:table-cell table:formula="of:=[Sheet4.Y9]/[Sheet4.Y$5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Sheet4.AB9]/[Sheet4.AA9])" office:value-type="float" office:value="0.00367365072673567" calcext:value-type="float">
            <text:p>0.0036736507</text:p>
          </table:table-cell>
          <table:table-cell table:formula="of:=[Sheet4.AC9]/[Sheet4.AC$5]" office:value-type="float" office:value="1.89832675119898" calcext:value-type="float">
            <text:p>1.8983267512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C10] - [.C$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10]/[.G10])" office:value-type="float" office:value="1.08236401599738" calcext:value-type="float">
            <text:p>1.082364016</text:p>
          </table:table-cell>
          <table:table-cell table:formula="of:=[.I10]/[.I$5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10]/[.K10])" office:value-type="float" office:value="0.989737252039786" calcext:value-type="float">
            <text:p>0.989737252</text:p>
          </table:table-cell>
          <table:table-cell office:value-type="time" office:time-value="PT09H07M00S" calcext:value-type="time">
            <text:p>09:07:00 AM</text:p>
          </table:table-cell>
          <table:table-cell table:formula="of:=[.M$5]/[.M10]" office:value-type="float" office:value="1.17591266396576" calcext:value-type="float">
            <text:p>1.175912664</text:p>
          </table:table-cell>
          <table:table-cell/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Sheet4.Q10])*60+MINUTE([Sheet4.Q10])" office:value-type="float" office:value="862" calcext:value-type="float">
            <text:p>862</text:p>
          </table:table-cell>
          <table:table-cell table:formula="of:=[Sheet4.S10] - [Sheet4.S$5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Sheet4.X10]/[Sheet4.W10])" office:value-type="float" office:value="2.24127286211992" calcext:value-type="float">
            <text:p>2.2412728621</text:p>
          </table:table-cell>
          <table:table-cell table:formula="of:=[Sheet4.Y10]/[Sheet4.Y$5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Sheet4.AB10]/[Sheet4.AA10])" office:value-type="float" office:value="0.00441000313809076" calcext:value-type="float">
            <text:p>0.0044100031</text:p>
          </table:table-cell>
          <table:table-cell table:formula="of:=[Sheet4.AC10]/[Sheet4.AC$5]" office:value-type="float" office:value="2.27883039315171" calcext:value-type="float">
            <text:p>2.2788303932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C11] - [.C$5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1]/[.G11])" office:value-type="float" office:value="1.12870942463476" calcext:value-type="float">
            <text:p>1.1287094246</text:p>
          </table:table-cell>
          <table:table-cell table:formula="of:=[.I11]/[.I$5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1]/[.K11])" office:value-type="float" office:value="0.974116257146449" calcext:value-type="float">
            <text:p>0.9741162571</text:p>
          </table:table-cell>
          <table:table-cell office:value-type="time" office:time-value="PT09H11M00S" calcext:value-type="time">
            <text:p>09:11:00 AM</text:p>
          </table:table-cell>
          <table:table-cell table:formula="of:=[.M$5]/[.M11]" office:value-type="float" office:value="1.19476967983431" calcext:value-type="float">
            <text:p>1.1947696798</text:p>
          </table:table-cell>
          <table:table-cell/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Sheet4.Q11])*60+MINUTE([Sheet4.Q11])" office:value-type="float" office:value="865" calcext:value-type="float">
            <text:p>865</text:p>
          </table:table-cell>
          <table:table-cell table:formula="of:=[Sheet4.S11] - [Sheet4.S$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Sheet4.X11]/[Sheet4.W11])" office:value-type="float" office:value="2.31638441013254" calcext:value-type="float">
            <text:p>2.3163844101</text:p>
          </table:table-cell>
          <table:table-cell table:formula="of:=[Sheet4.Y11]/[Sheet4.Y$5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Sheet4.AB11]/[Sheet4.AA11])" office:value-type="float" office:value="0.00548203004142908" calcext:value-type="float">
            <text:p>0.00548203</text:p>
          </table:table-cell>
          <table:table-cell table:formula="of:=[Sheet4.AC11]/[Sheet4.AC$5]" office:value-type="float" office:value="2.83279088095792" calcext:value-type="float">
            <text:p>2.832790881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2])*60 + MINUTE([.A12])" office:value-type="float" office:value="554" calcext:value-type="float">
            <text:p>554</text:p>
          </table:table-cell>
          <table:table-cell table:formula="of:=[.C12] - [.C$5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2]/[.G12])" office:value-type="float" office:value="1.17488911287654" calcext:value-type="float">
            <text:p>1.1748891129</text:p>
          </table:table-cell>
          <table:table-cell table:formula="of:=[.I12]/[.I$5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2]/[.K12])" office:value-type="float" office:value="0.932322802615113" calcext:value-type="float">
            <text:p>0.9323228026</text:p>
          </table:table-cell>
          <table:table-cell office:value-type="time" office:time-value="PT09H14M00S" calcext:value-type="time">
            <text:p>09:14:00 AM</text:p>
          </table:table-cell>
          <table:table-cell table:formula="of:=[.M$5]/[.M12]" office:value-type="float" office:value="1.24832790253305" calcext:value-type="float">
            <text:p>1.2483279025</text:p>
          </table:table-cell>
          <table:table-cell/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Sheet4.Q12])*60+MINUTE([Sheet4.Q12])" office:value-type="float" office:value="869" calcext:value-type="float">
            <text:p>869</text:p>
          </table:table-cell>
          <table:table-cell table:formula="of:=[Sheet4.S12] - [Sheet4.S$5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Sheet4.X12]/[Sheet4.W12])" office:value-type="float" office:value="2.38052367208761" calcext:value-type="float">
            <text:p>2.3805236721</text:p>
          </table:table-cell>
          <table:table-cell table:formula="of:=[Sheet4.Y12]/[Sheet4.Y$5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12]/[Sheet4.AA12])" office:value-type="float" office:value="0.00467790214176925" calcext:value-type="float">
            <text:p>0.0046779021</text:p>
          </table:table-cell>
          <table:table-cell table:formula="of:=[Sheet4.AC12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3])*60 + MINUTE([.A13])" office:value-type="float" office:value="561" calcext:value-type="float">
            <text:p>561</text:p>
          </table:table-cell>
          <table:table-cell table:formula="of:=[.C13] - [.C$5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3]/[.G13])" office:value-type="float" office:value="1.22459942465423" calcext:value-type="float">
            <text:p>1.2245994247</text:p>
          </table:table-cell>
          <table:table-cell table:formula="of:=[.I13]/[.I$5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3]/[.K13])" office:value-type="float" office:value="0.849278786282871" calcext:value-type="float">
            <text:p>0.8492787863</text:p>
          </table:table-cell>
          <table:table-cell office:value-type="time" office:time-value="PT09H21M00S" calcext:value-type="time">
            <text:p>09:21:00 AM</text:p>
          </table:table-cell>
          <table:table-cell table:formula="of:=[.M$5]/[.M13]" office:value-type="float" office:value="1.37039166345622" calcext:value-type="float">
            <text:p>1.3703916635</text:p>
          </table:table-cell>
          <table:table-cell/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Sheet4.Q13])*60+MINUTE([Sheet4.Q13])" office:value-type="float" office:value="872" calcext:value-type="float">
            <text:p>872</text:p>
          </table:table-cell>
          <table:table-cell table:formula="of:=[Sheet4.S13] - [Sheet4.S$5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Sheet4.X13]/[Sheet4.W13])" office:value-type="float" office:value="2.39768407955577" calcext:value-type="float">
            <text:p>2.3976840796</text:p>
          </table:table-cell>
          <table:table-cell table:formula="of:=[Sheet4.Y13]/[Sheet4.Y$5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13]/[Sheet4.AA13])" office:value-type="float" office:value="0.00507988526389145" calcext:value-type="float">
            <text:p>0.0050798853</text:p>
          </table:table-cell>
          <table:table-cell table:formula="of:=[Sheet4.AC13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4])*60 + MINUTE([.A14])" office:value-type="float" office:value="564" calcext:value-type="float">
            <text:p>564</text:p>
          </table:table-cell>
          <table:table-cell table:formula="of:=[.C14] - [.C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4]/[.G14])" office:value-type="float" office:value="1.24618241349108" calcext:value-type="float">
            <text:p>1.2461824135</text:p>
          </table:table-cell>
          <table:table-cell table:formula="of:=[.I14]/[.I$5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4]/[.K14])" office:value-type="float" office:value="0.807666701381359" calcext:value-type="float">
            <text:p>0.8076667014</text:p>
          </table:table-cell>
          <table:table-cell office:value-type="time" office:time-value="PT09H24M00S" calcext:value-type="time">
            <text:p>09:24:00 AM</text:p>
          </table:table-cell>
          <table:table-cell table:formula="of:=[.M$5]/[.M14]" office:value-type="float" office:value="1.44099610232999" calcext:value-type="float">
            <text:p>1.4409961023</text:p>
          </table:table-cell>
          <table:table-cell/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Sheet4.Q14])*60+MINUTE([Sheet4.Q14])" office:value-type="float" office:value="876" calcext:value-type="float">
            <text:p>876</text:p>
          </table:table-cell>
          <table:table-cell table:formula="of:=[Sheet4.S14] - [Sheet4.S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Sheet4.X14]/[Sheet4.W14])" office:value-type="float" office:value="2.45743925508739" calcext:value-type="float">
            <text:p>2.4574392551</text:p>
          </table:table-cell>
          <table:table-cell table:formula="of:=[Sheet4.Y14]/[Sheet4.Y$5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Sheet4.AB14]/[Sheet4.AA14])" office:value-type="float" office:value="0.00528058444392542" calcext:value-type="float">
            <text:p>0.0052805844</text:p>
          </table:table-cell>
          <table:table-cell table:formula="of:=[Sheet4.AC14]/[Sheet4.AC$5]" office:value-type="float" office:value="2.72869563753442" calcext:value-type="float">
            <text:p>2.7286956375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5])*60 + MINUTE([.A15])" office:value-type="float" office:value="567" calcext:value-type="float">
            <text:p>567</text:p>
          </table:table-cell>
          <table:table-cell table:formula="of:=[.C15] - [.C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5]/[.G15])" office:value-type="float" office:value="1.30789868386475" calcext:value-type="float">
            <text:p>1.3078986839</text:p>
          </table:table-cell>
          <table:table-cell table:formula="of:=[.I15]/[.I$5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5]/[.K15])" office:value-type="float" office:value="0.791824141991808" calcext:value-type="float">
            <text:p>0.791824142</text:p>
          </table:table-cell>
          <table:table-cell office:value-type="time" office:time-value="PT09H27M00S" calcext:value-type="time">
            <text:p>09:27:00 AM</text:p>
          </table:table-cell>
          <table:table-cell table:formula="of:=[.M$5]/[.M15]" office:value-type="float" office:value="1.46982708274674" calcext:value-type="float">
            <text:p>1.4698270827</text:p>
          </table:table-cell>
          <table:table-cell/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Sheet4.Q15])*60+MINUTE([Sheet4.Q15])" office:value-type="float" office:value="879" calcext:value-type="float">
            <text:p>879</text:p>
          </table:table-cell>
          <table:table-cell table:formula="of:=[Sheet4.S15] - [Sheet4.S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Sheet4.X15]/[Sheet4.W15])" office:value-type="float" office:value="2.47593419290904" calcext:value-type="float">
            <text:p>2.4759341929</text:p>
          </table:table-cell>
          <table:table-cell table:formula="of:=[Sheet4.Y15]/[Sheet4.Y$5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Sheet4.AB15]/[Sheet4.AA15])" office:value-type="float" office:value="0.00541463270149894" calcext:value-type="float">
            <text:p>0.0054146327</text:p>
          </table:table-cell>
          <table:table-cell table:formula="of:=[Sheet4.AC15]/[Sheet4.AC$5]" office:value-type="float" office:value="2.79796389742955" calcext:value-type="float">
            <text:p>2.7979638974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6])*60 + MINUTE([.A16])" office:value-type="float" office:value="571" calcext:value-type="float">
            <text:p>571</text:p>
          </table:table-cell>
          <table:table-cell table:formula="of:=[.C16] - [.C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6]/[.G16])" office:value-type="float" office:value="1.34673419642006" calcext:value-type="float">
            <text:p>1.3467341964</text:p>
          </table:table-cell>
          <table:table-cell table:formula="of:=[.I16]/[.I$5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6]/[.K16])" office:value-type="float" office:value="0.754255349285683" calcext:value-type="float">
            <text:p>0.7542553493</text:p>
          </table:table-cell>
          <table:table-cell office:value-type="time" office:time-value="PT09H31M00S" calcext:value-type="time">
            <text:p>09:31:00 AM</text:p>
          </table:table-cell>
          <table:table-cell table:formula="of:=[.M$5]/[.M16]" office:value-type="float" office:value="1.54303787142442" calcext:value-type="float">
            <text:p>1.5430378714</text:p>
          </table:table-cell>
          <table:table-cell/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Sheet4.Q16])*60+MINUTE([Sheet4.Q16])" office:value-type="float" office:value="883" calcext:value-type="float">
            <text:p>883</text:p>
          </table:table-cell>
          <table:table-cell table:formula="of:=[Sheet4.S16] - [Sheet4.S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Sheet4.X16]/[Sheet4.W16])" office:value-type="float" office:value="2.42631504510586" calcext:value-type="float">
            <text:p>2.4263150451</text:p>
          </table:table-cell>
          <table:table-cell table:formula="of:=[Sheet4.Y16]/[Sheet4.Y$5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Sheet4.AB16]/[Sheet4.AA16])" office:value-type="float" office:value="0.00481284351475416" calcext:value-type="float">
            <text:p>0.0048128435</text:p>
          </table:table-cell>
          <table:table-cell table:formula="of:=[Sheet4.AC16]/[Sheet4.AC$5]" office:value-type="float" office:value="2.48699462006577" calcext:value-type="float">
            <text:p>2.4869946201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C17] - [.C$5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7]/[.G17])" office:value-type="float" office:value="1.38895832987527" calcext:value-type="float">
            <text:p>1.3889583299</text:p>
          </table:table-cell>
          <table:table-cell table:formula="of:=[.I17]/[.I$5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7]/[.K17])" office:value-type="float" office:value="0.743752808705157" calcext:value-type="float">
            <text:p>0.7437528087</text:p>
          </table:table-cell>
          <table:table-cell office:value-type="time" office:time-value="PT09H35M00S" calcext:value-type="time">
            <text:p>09:35:00 AM</text:p>
          </table:table-cell>
          <table:table-cell table:formula="of:=[.M$5]/[.M17]" office:value-type="float" office:value="1.56482712407966" calcext:value-type="float">
            <text:p>1.5648271241</text:p>
          </table:table-cell>
          <table:table-cell/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Sheet4.Q17])*60+MINUTE([Sheet4.Q17])" office:value-type="float" office:value="886" calcext:value-type="float">
            <text:p>886</text:p>
          </table:table-cell>
          <table:table-cell table:formula="of:=[Sheet4.S17] - [Sheet4.S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Sheet4.X17]/[Sheet4.W17])" office:value-type="float" office:value="2.52830089171723" calcext:value-type="float">
            <text:p>2.5283008917</text:p>
          </table:table-cell>
          <table:table-cell table:formula="of:=[Sheet4.Y17]/[Sheet4.Y$5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Sheet4.AB17]/[Sheet4.AA17])" office:value-type="float" office:value="0.0046788401644698" calcext:value-type="float">
            <text:p>0.0046788402</text:p>
          </table:table-cell>
          <table:table-cell table:formula="of:=[Sheet4.AC17]/[Sheet4.AC$5]" office:value-type="float" office:value="2.41774956561795" calcext:value-type="float">
            <text:p>2.4177495656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8])*60 + MINUTE([.A18])" office:value-type="float" office:value="578" calcext:value-type="float">
            <text:p>578</text:p>
          </table:table-cell>
          <table:table-cell table:formula="of:=[.C18] - [.C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8]/[.G18])" office:value-type="float" office:value="1.4518046011227" calcext:value-type="float">
            <text:p>1.4518046011</text:p>
          </table:table-cell>
          <table:table-cell table:formula="of:=[.I18]/[.I$5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8]/[.K18])" office:value-type="float" office:value="0.725830271253796" calcext:value-type="float">
            <text:p>0.7258302713</text:p>
          </table:table-cell>
          <table:table-cell office:value-type="time" office:time-value="PT09H38M00S" calcext:value-type="time">
            <text:p>09:38:00 AM</text:p>
          </table:table-cell>
          <table:table-cell table:formula="of:=[.M$5]/[.M18]" office:value-type="float" office:value="1.60346656066279" calcext:value-type="float">
            <text:p>1.6034665607</text:p>
          </table:table-cell>
          <table:table-cell/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Sheet4.Q18])*60+MINUTE([Sheet4.Q18])" office:value-type="float" office:value="890" calcext:value-type="float">
            <text:p>890</text:p>
          </table:table-cell>
          <table:table-cell table:formula="of:=[Sheet4.S18] - [Sheet4.S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Sheet4.X18]/[Sheet4.W18])" office:value-type="float" office:value="2.45937778228414" calcext:value-type="float">
            <text:p>2.4593777823</text:p>
          </table:table-cell>
          <table:table-cell table:formula="of:=[Sheet4.Y18]/[Sheet4.Y$5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Sheet4.AB18]/[Sheet4.AA18])" office:value-type="float" office:value="0.00481155699722212" calcext:value-type="float">
            <text:p>0.004811557</text:p>
          </table:table-cell>
          <table:table-cell table:formula="of:=[Sheet4.AC18]/[Sheet4.AC$5]" office:value-type="float" office:value="2.48632982342923" calcext:value-type="float">
            <text:p>2.4863298234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C19] - [.C$5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9]/[.G19])" office:value-type="float" office:value="1.46661944499099" calcext:value-type="float">
            <text:p>1.466619445</text:p>
          </table:table-cell>
          <table:table-cell table:formula="of:=[.I19]/[.I$5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9]/[.K19])" office:value-type="float" office:value="0.696687480173001" calcext:value-type="float">
            <text:p>0.6966874802</text:p>
          </table:table-cell>
          <table:table-cell office:value-type="time" office:time-value="PT09H42M00S" calcext:value-type="time">
            <text:p>09:42:00 AM</text:p>
          </table:table-cell>
          <table:table-cell table:formula="of:=[.M$5]/[.M19]" office:value-type="float" office:value="1.67054038115233" calcext:value-type="float">
            <text:p>1.6705403812</text:p>
          </table:table-cell>
          <table:table-cell/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Sheet4.Q19])*60+MINUTE([Sheet4.Q19])" office:value-type="float" office:value="893" calcext:value-type="float">
            <text:p>893</text:p>
          </table:table-cell>
          <table:table-cell table:formula="of:=[Sheet4.S19] - [Sheet4.S$5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Sheet4.X19]/[Sheet4.W19])" office:value-type="float" office:value="2.48762148908727" calcext:value-type="float">
            <text:p>2.4876214891</text:p>
          </table:table-cell>
          <table:table-cell table:formula="of:=[Sheet4.Y19]/[Sheet4.Y$5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Sheet4.AB19]/[Sheet4.AA19])" office:value-type="float" office:value="0.0048791996005319" calcext:value-type="float">
            <text:p>0.0048791996</text:p>
          </table:table-cell>
          <table:table-cell table:formula="of:=[Sheet4.AC19]/[Sheet4.AC$5]" office:value-type="float" office:value="2.52128354465514" calcext:value-type="float">
            <text:p>2.5212835447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20])*60 + MINUTE([.A20])" office:value-type="float" office:value="585" calcext:value-type="float">
            <text:p>585</text:p>
          </table:table-cell>
          <table:table-cell table:formula="of:=[.C20] - [.C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20]/[.G20])" office:value-type="float" office:value="1.48022300720229" calcext:value-type="float">
            <text:p>1.4802230072</text:p>
          </table:table-cell>
          <table:table-cell table:formula="of:=[.I20]/[.I$5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20]/[.K20])" office:value-type="float" office:value="0.674909593010164" calcext:value-type="float">
            <text:p>0.674909593</text:p>
          </table:table-cell>
          <table:table-cell office:value-type="time" office:time-value="PT09H45M00S" calcext:value-type="time">
            <text:p>09:45:00 AM</text:p>
          </table:table-cell>
          <table:table-cell table:formula="of:=[.M$5]/[.M20]" office:value-type="float" office:value="1.72444514158022" calcext:value-type="float">
            <text:p>1.7244451416</text:p>
          </table:table-cell>
          <table:table-cell/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Sheet4.Q20])*60+MINUTE([Sheet4.Q20])" office:value-type="float" office:value="897" calcext:value-type="float">
            <text:p>897</text:p>
          </table:table-cell>
          <table:table-cell table:formula="of:=[Sheet4.S20] - [Sheet4.S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Sheet4.X20]/[Sheet4.W20])" office:value-type="float" office:value="2.46246865110868" calcext:value-type="float">
            <text:p>2.4624686511</text:p>
          </table:table-cell>
          <table:table-cell table:formula="of:=[Sheet4.Y20]/[Sheet4.Y$5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Sheet4.AB20]/[Sheet4.AA20])" office:value-type="float" office:value="0.00474520522809497" calcext:value-type="float">
            <text:p>0.0047452052</text:p>
          </table:table-cell>
          <table:table-cell table:formula="of:=[Sheet4.AC20]/[Sheet4.AC$5]" office:value-type="float" office:value="2.45204312943114" calcext:value-type="float">
            <text:p>2.4520431294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1])*60 + MINUTE([.A21])" office:value-type="float" office:value="588" calcext:value-type="float">
            <text:p>588</text:p>
          </table:table-cell>
          <table:table-cell table:formula="of:=[.C21] - [.C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1]/[.G21])" office:value-type="float" office:value="1.52924418397902" calcext:value-type="float">
            <text:p>1.529244184</text:p>
          </table:table-cell>
          <table:table-cell table:formula="of:=[.I21]/[.I$5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1]/[.K21])" office:value-type="float" office:value="0.658792156478291" calcext:value-type="float">
            <text:p>0.6587921565</text:p>
          </table:table-cell>
          <table:table-cell office:value-type="time" office:time-value="PT09H48M00S" calcext:value-type="time">
            <text:p>09:48:00 AM</text:p>
          </table:table-cell>
          <table:table-cell table:formula="of:=[.M$5]/[.M21]" office:value-type="float" office:value="1.76663391819027" calcext:value-type="float">
            <text:p>1.7666339182</text:p>
          </table:table-cell>
          <table:table-cell/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Sheet4.Q21])*60+MINUTE([Sheet4.Q21])" office:value-type="float" office:value="900" calcext:value-type="float">
            <text:p>900</text:p>
          </table:table-cell>
          <table:table-cell table:formula="of:=[Sheet4.S21] - [Sheet4.S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Sheet4.X21]/[Sheet4.W21])" office:value-type="float" office:value="2.49786306424517" calcext:value-type="float">
            <text:p>2.4978630642</text:p>
          </table:table-cell>
          <table:table-cell table:formula="of:=[Sheet4.Y21]/[Sheet4.Y$5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Sheet4.AB21]/[Sheet4.AA21])" office:value-type="float" office:value="0.0068912727139521" calcext:value-type="float">
            <text:p>0.0068912727</text:p>
          </table:table-cell>
          <table:table-cell table:formula="of:=[Sheet4.AC21]/[Sheet4.AC$5]" office:value-type="float" office:value="3.56100465607604" calcext:value-type="float">
            <text:p>3.5610046561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2])*60 + MINUTE([.A22])" office:value-type="float" office:value="592" calcext:value-type="float">
            <text:p>592</text:p>
          </table:table-cell>
          <table:table-cell table:formula="of:=[.C22] - [.C$5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2]/[.G22])" office:value-type="float" office:value="1.58478067061787" calcext:value-type="float">
            <text:p>1.5847806706</text:p>
          </table:table-cell>
          <table:table-cell table:formula="of:=[.I22]/[.I$5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2]/[.K22])" office:value-type="float" office:value="0.647973794914547" calcext:value-type="float">
            <text:p>0.6479737949</text:p>
          </table:table-cell>
          <table:table-cell office:value-type="time" office:time-value="PT09H52M00S" calcext:value-type="time">
            <text:p>09:52:00 AM</text:p>
          </table:table-cell>
          <table:table-cell table:formula="of:=[.M$5]/[.M22]" office:value-type="float" office:value="1.79612906849998" calcext:value-type="float">
            <text:p>1.7961290685</text:p>
          </table:table-cell>
          <table:table-cell/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Sheet4.Q22])*60+MINUTE([Sheet4.Q22])" office:value-type="float" office:value="903" calcext:value-type="float">
            <text:p>903</text:p>
          </table:table-cell>
          <table:table-cell table:formula="of:=[Sheet4.S22] - [Sheet4.S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Sheet4.X22]/[Sheet4.W22])" office:value-type="float" office:value="2.4800110616551" calcext:value-type="float">
            <text:p>2.4800110617</text:p>
          </table:table-cell>
          <table:table-cell table:formula="of:=[Sheet4.Y22]/[Sheet4.Y$5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Sheet4.AB22]/[Sheet4.AA22])" office:value-type="float" office:value="0.00481187856211988" calcext:value-type="float">
            <text:p>0.0048118786</text:p>
          </table:table-cell>
          <table:table-cell table:formula="of:=[Sheet4.AC22]/[Sheet4.AC$5]" office:value-type="float" office:value="2.48649598926618" calcext:value-type="float">
            <text:p>2.4864959893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3])*60 + MINUTE([.A23])" office:value-type="float" office:value="595" calcext:value-type="float">
            <text:p>595</text:p>
          </table:table-cell>
          <table:table-cell table:formula="of:=[.C23] - [.C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3]/[.G23])" office:value-type="float" office:value="1.60954148034885" calcext:value-type="float">
            <text:p>1.6095414803</text:p>
          </table:table-cell>
          <table:table-cell table:formula="of:=[.I23]/[.I$5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3]/[.K23])" office:value-type="float" office:value="0.629701505560815" calcext:value-type="float">
            <text:p>0.6297015056</text:p>
          </table:table-cell>
          <table:table-cell office:value-type="time" office:time-value="PT09H55M00S" calcext:value-type="time">
            <text:p>09:55:00 AM</text:p>
          </table:table-cell>
          <table:table-cell table:formula="of:=[.M$5]/[.M23]" office:value-type="float" office:value="1.84824803243203" calcext:value-type="float">
            <text:p>1.8482480324</text:p>
          </table:table-cell>
          <table:table-cell/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Sheet4.Q23])*60+MINUTE([Sheet4.Q23])" office:value-type="float" office:value="907" calcext:value-type="float">
            <text:p>907</text:p>
          </table:table-cell>
          <table:table-cell table:formula="of:=[Sheet4.S23] - [Sheet4.S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Sheet4.X23]/[Sheet4.W23])" office:value-type="float" office:value="2.54351153969746" calcext:value-type="float">
            <text:p>2.5435115397</text:p>
          </table:table-cell>
          <table:table-cell table:formula="of:=[Sheet4.Y23]/[Sheet4.Y$5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23]/[Sheet4.AA23])" office:value-type="float" office:value="0.00467790214176925" calcext:value-type="float">
            <text:p>0.0046779021</text:p>
          </table:table-cell>
          <table:table-cell table:formula="of:=[Sheet4.AC23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4])*60 + MINUTE([.A24])" office:value-type="float" office:value="599" calcext:value-type="float">
            <text:p>599</text:p>
          </table:table-cell>
          <table:table-cell table:formula="of:=[.C24] - [.C$5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4]/[.G24])" office:value-type="float" office:value="1.66018876037494" calcext:value-type="float">
            <text:p>1.6601887604</text:p>
          </table:table-cell>
          <table:table-cell table:formula="of:=[.I24]/[.I$5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4]/[.K24])" office:value-type="float" office:value="0.631354457950205" calcext:value-type="float">
            <text:p>0.631354458</text:p>
          </table:table-cell>
          <table:table-cell office:value-type="time" office:time-value="PT09H59M00S" calcext:value-type="time">
            <text:p>09:59:00 AM</text:p>
          </table:table-cell>
          <table:table-cell table:formula="of:=[.M$5]/[.M24]" office:value-type="float" office:value="1.84340912464746" calcext:value-type="float">
            <text:p>1.8434091246</text:p>
          </table:table-cell>
          <table:table-cell/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Sheet4.Q24])*60+MINUTE([Sheet4.Q24])" office:value-type="float" office:value="910" calcext:value-type="float">
            <text:p>910</text:p>
          </table:table-cell>
          <table:table-cell table:formula="of:=[Sheet4.S24] - [Sheet4.S$5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Sheet4.X24]/[Sheet4.W24])" office:value-type="float" office:value="2.47788617907844" calcext:value-type="float">
            <text:p>2.4778861791</text:p>
          </table:table-cell>
          <table:table-cell table:formula="of:=[Sheet4.Y24]/[Sheet4.Y$5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24]/[Sheet4.AA24])" office:value-type="float" office:value="0.00507988526389145" calcext:value-type="float">
            <text:p>0.0050798853</text:p>
          </table:table-cell>
          <table:table-cell table:formula="of:=[Sheet4.AC24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5])*60 + MINUTE([.A25])" office:value-type="float" office:value="602" calcext:value-type="float">
            <text:p>602</text:p>
          </table:table-cell>
          <table:table-cell table:formula="of:=[.C25] - [.C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5]/[.G25])" office:value-type="float" office:value="1.64591199053621" calcext:value-type="float">
            <text:p>1.6459119905</text:p>
          </table:table-cell>
          <table:table-cell table:formula="of:=[.I25]/[.I$5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5]/[.K25])" office:value-type="float" office:value="0.611909916434872" calcext:value-type="float">
            <text:p>0.6119099164</text:p>
          </table:table-cell>
          <table:table-cell office:value-type="time" office:time-value="PT10H02M00S" calcext:value-type="time">
            <text:p>10:02:00 AM</text:p>
          </table:table-cell>
          <table:table-cell table:formula="of:=[.M$5]/[.M25]" office:value-type="float" office:value="1.90198677519901" calcext:value-type="float">
            <text:p>1.9019867752</text:p>
          </table:table-cell>
          <table:table-cell/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Sheet4.Q25])*60+MINUTE([Sheet4.Q25])" office:value-type="float" office:value="914" calcext:value-type="float">
            <text:p>914</text:p>
          </table:table-cell>
          <table:table-cell table:formula="of:=[Sheet4.S25] - [Sheet4.S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Sheet4.X25]/[Sheet4.W25])" office:value-type="float" office:value="2.55753326211194" calcext:value-type="float">
            <text:p>2.5575332621</text:p>
          </table:table-cell>
          <table:table-cell table:formula="of:=[Sheet4.Y25]/[Sheet4.Y$5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Sheet4.AB25]/[Sheet4.AA25])" office:value-type="float" office:value="0.00501287685431091" calcext:value-type="float">
            <text:p>0.0050128769</text:p>
          </table:table-cell>
          <table:table-cell table:formula="of:=[Sheet4.AC25]/[Sheet4.AC$5]" office:value-type="float" office:value="2.59036009159759" calcext:value-type="float">
            <text:p>2.5903600916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6])*60 + MINUTE([.A26])" office:value-type="float" office:value="606" calcext:value-type="float">
            <text:p>606</text:p>
          </table:table-cell>
          <table:table-cell table:formula="of:=[.C26] - [.C$5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6]/[.G26])" office:value-type="float" office:value="1.66974867412069" calcext:value-type="float">
            <text:p>1.6697486741</text:p>
          </table:table-cell>
          <table:table-cell table:formula="of:=[.I26]/[.I$5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586973553774349" calcext:value-type="float">
            <text:p>0.5869735538</text:p>
          </table:table-cell>
          <table:table-cell office:value-type="time" office:time-value="PT10H06M00S" calcext:value-type="time">
            <text:p>10:06:00 AM</text:p>
          </table:table-cell>
          <table:table-cell table:formula="of:=[.M$5]/[.M26]" office:value-type="float" office:value="1.98278876652708" calcext:value-type="float">
            <text:p>1.9827887665</text:p>
          </table:table-cell>
          <table:table-cell/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Sheet4.Q26])*60+MINUTE([Sheet4.Q26])" office:value-type="float" office:value="917" calcext:value-type="float">
            <text:p>917</text:p>
          </table:table-cell>
          <table:table-cell table:formula="of:=[Sheet4.S26] - [Sheet4.S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Sheet4.X26]/[Sheet4.W26])" office:value-type="float" office:value="2.58827067584941" calcext:value-type="float">
            <text:p>2.5882706758</text:p>
          </table:table-cell>
          <table:table-cell table:formula="of:=[Sheet4.Y26]/[Sheet4.Y$5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Sheet4.AB26]/[Sheet4.AA26])" office:value-type="float" office:value="0.00501388221538105" calcext:value-type="float">
            <text:p>0.0050138822</text:p>
          </table:table-cell>
          <table:table-cell table:formula="of:=[Sheet4.AC26]/[Sheet4.AC$5]" office:value-type="float" office:value="2.59087960310155" calcext:value-type="float">
            <text:p>2.5908796031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7])*60 + MINUTE([.A27])" office:value-type="float" office:value="609" calcext:value-type="float">
            <text:p>609</text:p>
          </table:table-cell>
          <table:table-cell table:formula="of:=[.C27] - [.C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7]/[.G27])" office:value-type="float" office:value="1.6588985426025" calcext:value-type="float">
            <text:p>1.6588985426</text:p>
          </table:table-cell>
          <table:table-cell table:formula="of:=[.I27]/[.I$5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7]/[.K27])" office:value-type="float" office:value="0.598771143747417" calcext:value-type="float">
            <text:p>0.5987711437</text:p>
          </table:table-cell>
          <table:table-cell office:value-type="time" office:time-value="PT10H09M00S" calcext:value-type="time">
            <text:p>10:09:00 AM</text:p>
          </table:table-cell>
          <table:table-cell table:formula="of:=[.M$5]/[.M27]" office:value-type="float" office:value="1.9437218724141" calcext:value-type="float">
            <text:p>1.9437218724</text:p>
          </table:table-cell>
          <table:table-cell/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Sheet4.Q27])*60+MINUTE([Sheet4.Q27])" office:value-type="float" office:value="921" calcext:value-type="float">
            <text:p>921</text:p>
          </table:table-cell>
          <table:table-cell table:formula="of:=[Sheet4.S27] - [Sheet4.S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Sheet4.X27]/[Sheet4.W27])" office:value-type="float" office:value="2.53322318772204" calcext:value-type="float">
            <text:p>2.5332231877</text:p>
          </table:table-cell>
          <table:table-cell table:formula="of:=[Sheet4.Y27]/[Sheet4.Y$5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Sheet4.AB27]/[Sheet4.AA27])" office:value-type="float" office:value="0.00615304241969567" calcext:value-type="float">
            <text:p>0.0061530424</text:p>
          </table:table-cell>
          <table:table-cell table:formula="of:=[Sheet4.AC27]/[Sheet4.AC$5]" office:value-type="float" office:value="3.17953063462552" calcext:value-type="float">
            <text:p>3.1795306346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8])*60 + MINUTE([.A28])" office:value-type="float" office:value="613" calcext:value-type="float">
            <text:p>613</text:p>
          </table:table-cell>
          <table:table-cell table:formula="of:=[.C28] - [.C$5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8]/[.G28])" office:value-type="float" office:value="1.66614173187209" calcext:value-type="float">
            <text:p>1.6661417319</text:p>
          </table:table-cell>
          <table:table-cell table:formula="of:=[.I28]/[.I$5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8]/[.K28])" office:value-type="float" office:value="0.591435499119502" calcext:value-type="float">
            <text:p>0.5914354991</text:p>
          </table:table-cell>
          <table:table-cell office:value-type="time" office:time-value="PT10H13M00S" calcext:value-type="time">
            <text:p>10:13:00 AM</text:p>
          </table:table-cell>
          <table:table-cell table:formula="of:=[.M$5]/[.M28]" office:value-type="float" office:value="1.96783008528391" calcext:value-type="float">
            <text:p>1.9678300853</text:p>
          </table:table-cell>
          <table:table-cell/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Sheet4.Q28])*60+MINUTE([Sheet4.Q28])" office:value-type="float" office:value="924" calcext:value-type="float">
            <text:p>924</text:p>
          </table:table-cell>
          <table:table-cell table:formula="of:=[Sheet4.S28] - [Sheet4.S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Sheet4.X28]/[Sheet4.W28])" office:value-type="float" office:value="2.55999425286649" calcext:value-type="float">
            <text:p>2.5599942529</text:p>
          </table:table-cell>
          <table:table-cell table:formula="of:=[Sheet4.Y28]/[Sheet4.Y$5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Sheet4.AB28]/[Sheet4.AA28])" office:value-type="float" office:value="0.00628722557991034" calcext:value-type="float">
            <text:p>0.0062872256</text:p>
          </table:table-cell>
          <table:table-cell table:formula="of:=[Sheet4.AC28]/[Sheet4.AC$5]" office:value-type="float" office:value="3.24886860427574" calcext:value-type="float">
            <text:p>3.248868604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9])*60 + MINUTE([.A29])" office:value-type="float" office:value="616" calcext:value-type="float">
            <text:p>616</text:p>
          </table:table-cell>
          <table:table-cell table:formula="of:=[.C29] - [.C$5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9]/[.G29])" office:value-type="float" office:value="1.71265528813678" calcext:value-type="float">
            <text:p>1.7126552881</text:p>
          </table:table-cell>
          <table:table-cell table:formula="of:=[.I29]/[.I$5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9]/[.K29])" office:value-type="float" office:value="0.572737442049246" calcext:value-type="float">
            <text:p>0.572737442</text:p>
          </table:table-cell>
          <table:table-cell office:value-type="time" office:time-value="PT10H16M00S" calcext:value-type="time">
            <text:p>10:16:00 AM</text:p>
          </table:table-cell>
          <table:table-cell table:formula="of:=[.M$5]/[.M29]" office:value-type="float" office:value="2.03207348293494" calcext:value-type="float">
            <text:p>2.0320734829</text:p>
          </table:table-cell>
          <table:table-cell/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Sheet4.Q29])*60+MINUTE([Sheet4.Q29])" office:value-type="float" office:value="927" calcext:value-type="float">
            <text:p>927</text:p>
          </table:table-cell>
          <table:table-cell table:formula="of:=[Sheet4.S29] - [Sheet4.S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Sheet4.X29]/[Sheet4.W29])" office:value-type="float" office:value="2.58820143383195" calcext:value-type="float">
            <text:p>2.5882014338</text:p>
          </table:table-cell>
          <table:table-cell table:formula="of:=[Sheet4.Y29]/[Sheet4.Y$5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Sheet4.AB29]/[Sheet4.AA29])" office:value-type="float" office:value="0.00668898815079671" calcext:value-type="float">
            <text:p>0.0066889882</text:p>
          </table:table-cell>
          <table:table-cell table:formula="of:=[Sheet4.AC29]/[Sheet4.AC$5]" office:value-type="float" office:value="3.45647588451977" calcext:value-type="float">
            <text:p>3.4564758845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30])*60 + MINUTE([.A30])" office:value-type="float" office:value="620" calcext:value-type="float">
            <text:p>620</text:p>
          </table:table-cell>
          <table:table-cell table:formula="of:=[.C30] - [.C$5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1.78923255627483" calcext:value-type="float">
            <text:p>1.7892325563</text:p>
          </table:table-cell>
          <table:table-cell table:formula="of:=[.I30]/[.I$5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577544588530819" calcext:value-type="float">
            <text:p>0.5775445885</text:p>
          </table:table-cell>
          <table:table-cell office:value-type="time" office:time-value="PT10H20M00S" calcext:value-type="time">
            <text:p>10:20:00 AM</text:p>
          </table:table-cell>
          <table:table-cell table:formula="of:=[.M$5]/[.M30]" office:value-type="float" office:value="2.01515968080126" calcext:value-type="float">
            <text:p>2.0151596808</text:p>
          </table:table-cell>
          <table:table-cell/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0])*60+MINUTE([Sheet4.Q30])" office:value-type="float" office:value="931" calcext:value-type="float">
            <text:p>931</text:p>
          </table:table-cell>
          <table:table-cell table:formula="of:=[Sheet4.S30] - [Sheet4.S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Sheet4.X30]/[Sheet4.W30])" office:value-type="float" office:value="2.6137038589288" calcext:value-type="float">
            <text:p>2.6137038589</text:p>
          </table:table-cell>
          <table:table-cell table:formula="of:=[Sheet4.Y30]/[Sheet4.Y$5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Sheet4.AB30]/[Sheet4.AA30])" office:value-type="float" office:value="0.0052812904784864" calcext:value-type="float">
            <text:p>0.0052812905</text:p>
          </table:table-cell>
          <table:table-cell table:formula="of:=[Sheet4.AC30]/[Sheet4.AC$5]" office:value-type="float" office:value="2.72906047469345" calcext:value-type="float">
            <text:p>2.7290604747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1])*60 + MINUTE([.A31])" office:value-type="float" office:value="624" calcext:value-type="float">
            <text:p>624</text:p>
          </table:table-cell>
          <table:table-cell table:formula="of:=[.C31] - [.C$5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1]/[.G31])" office:value-type="float" office:value="1.77259970309896" calcext:value-type="float">
            <text:p>1.7725997031</text:p>
          </table:table-cell>
          <table:table-cell table:formula="of:=[.I31]/[.I$5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1]/[.K31])" office:value-type="float" office:value="0.567768302684483" calcext:value-type="float">
            <text:p>0.5677683027</text:p>
          </table:table-cell>
          <table:table-cell office:value-type="time" office:time-value="PT10H24M00S" calcext:value-type="time">
            <text:p>10:24:00 AM</text:p>
          </table:table-cell>
          <table:table-cell table:formula="of:=[.M$5]/[.M31]" office:value-type="float" office:value="2.04985830165131" calcext:value-type="float">
            <text:p>2.0498583017</text:p>
          </table:table-cell>
          <table:table-cell/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Sheet4.Q31])*60+MINUTE([Sheet4.Q31])" office:value-type="float" office:value="935" calcext:value-type="float">
            <text:p>935</text:p>
          </table:table-cell>
          <table:table-cell table:formula="of:=[Sheet4.S31] - [Sheet4.S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Sheet4.X31]/[Sheet4.W31])" office:value-type="float" office:value="2.55718683045437" calcext:value-type="float">
            <text:p>2.5571868305</text:p>
          </table:table-cell>
          <table:table-cell table:formula="of:=[Sheet4.Y31]/[Sheet4.Y$5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Sheet4.AB31]/[Sheet4.AA31])" office:value-type="float" office:value="0.00635432391254195" calcext:value-type="float">
            <text:p>0.0063543239</text:p>
          </table:table-cell>
          <table:table-cell table:formula="of:=[Sheet4.AC31]/[Sheet4.AC$5]" office:value-type="float" office:value="3.28354107840848" calcext:value-type="float">
            <text:p>3.2835410784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2])*60 + MINUTE([.A32])" office:value-type="float" office:value="627" calcext:value-type="float">
            <text:p>627</text:p>
          </table:table-cell>
          <table:table-cell table:formula="of:=[.C32] - [.C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2]/[.G32])" office:value-type="float" office:value="1.8283073585328" calcext:value-type="float">
            <text:p>1.8283073585</text:p>
          </table:table-cell>
          <table:table-cell table:formula="of:=[.I32]/[.I$5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568556826988118" calcext:value-type="float">
            <text:p>0.568556827</text:p>
          </table:table-cell>
          <table:table-cell office:value-type="time" office:time-value="PT10H27M00S" calcext:value-type="time">
            <text:p>10:27:00 AM</text:p>
          </table:table-cell>
          <table:table-cell table:formula="of:=[.M$5]/[.M32]" office:value-type="float" office:value="2.04701537898618" calcext:value-type="float">
            <text:p>2.047015379</text:p>
          </table:table-cell>
          <table:table-cell/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2])*60+MINUTE([Sheet4.Q32])" office:value-type="float" office:value="939" calcext:value-type="float">
            <text:p>939</text:p>
          </table:table-cell>
          <table:table-cell table:formula="of:=[Sheet4.S32] - [Sheet4.S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Sheet4.X32]/[Sheet4.W32])" office:value-type="float" office:value="2.61249068273638" calcext:value-type="float">
            <text:p>2.6124906827</text:p>
          </table:table-cell>
          <table:table-cell table:formula="of:=[Sheet4.Y32]/[Sheet4.Y$5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Sheet4.AB32]/[Sheet4.AA32])" office:value-type="float" office:value="0.00709175381375632" calcext:value-type="float">
            <text:p>0.0070917538</text:p>
          </table:table-cell>
          <table:table-cell table:formula="of:=[Sheet4.AC32]/[Sheet4.AC$5]" office:value-type="float" office:value="3.66460150378353" calcext:value-type="float">
            <text:p>3.6646015038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3])*60 + MINUTE([.A33])" office:value-type="float" office:value="631" calcext:value-type="float">
            <text:p>631</text:p>
          </table:table-cell>
          <table:table-cell table:formula="of:=[.C33] - [.C$5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3]/[.G33])" office:value-type="float" office:value="1.84205543100169" calcext:value-type="float">
            <text:p>1.842055431</text:p>
          </table:table-cell>
          <table:table-cell table:formula="of:=[.I33]/[.I$5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3]/[.K33])" office:value-type="float" office:value="0.553399735876029" calcext:value-type="float">
            <text:p>0.5533997359</text:p>
          </table:table-cell>
          <table:table-cell office:value-type="time" office:time-value="PT10H31M00S" calcext:value-type="time">
            <text:p>10:31:00 AM</text:p>
          </table:table-cell>
          <table:table-cell table:formula="of:=[.M$5]/[.M33]" office:value-type="float" office:value="2.10308117843587" calcext:value-type="float">
            <text:p>2.1030811784</text:p>
          </table:table-cell>
          <table:table-cell/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3])*60+MINUTE([Sheet4.Q33])" office:value-type="float" office:value="942" calcext:value-type="float">
            <text:p>942</text:p>
          </table:table-cell>
          <table:table-cell table:formula="of:=[Sheet4.S33] - [Sheet4.S$5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Sheet4.X33]/[Sheet4.W33])" office:value-type="float" office:value="2.56433867041966" calcext:value-type="float">
            <text:p>2.5643386704</text:p>
          </table:table-cell>
          <table:table-cell table:formula="of:=[Sheet4.Y33]/[Sheet4.Y$5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Sheet4.AB33]/[Sheet4.AA33])" office:value-type="float" office:value="0.00763004839482162" calcext:value-type="float">
            <text:p>0.0076300484</text:p>
          </table:table-cell>
          <table:table-cell table:formula="of:=[Sheet4.AC33]/[Sheet4.AC$5]" office:value-type="float" office:value="3.94276050126931" calcext:value-type="float">
            <text:p>3.9427605013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4])*60 + MINUTE([.A34])" office:value-type="float" office:value="634" calcext:value-type="float">
            <text:p>634</text:p>
          </table:table-cell>
          <table:table-cell table:formula="of:=[.C34] - [.C$5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4]/[.G34])" office:value-type="float" office:value="1.88039112476569" calcext:value-type="float">
            <text:p>1.8803911248</text:p>
          </table:table-cell>
          <table:table-cell table:formula="of:=[.I34]/[.I$5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4]/[.K34])" office:value-type="float" office:value="0.555704949943424" calcext:value-type="float">
            <text:p>0.5557049499</text:p>
          </table:table-cell>
          <table:table-cell office:value-type="time" office:time-value="PT10H34M00S" calcext:value-type="time">
            <text:p>10:34:00 AM</text:p>
          </table:table-cell>
          <table:table-cell table:formula="of:=[.M$5]/[.M34]" office:value-type="float" office:value="2.09435703027434" calcext:value-type="float">
            <text:p>2.0943570303</text:p>
          </table:table-cell>
          <table:table-cell/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Sheet4.Q34])*60+MINUTE([Sheet4.Q34])" office:value-type="float" office:value="945" calcext:value-type="float">
            <text:p>945</text:p>
          </table:table-cell>
          <table:table-cell table:formula="of:=[Sheet4.S34] - [Sheet4.S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Sheet4.X34]/[Sheet4.W34])" office:value-type="float" office:value="2.63804508132557" calcext:value-type="float">
            <text:p>2.6380450813</text:p>
          </table:table-cell>
          <table:table-cell table:formula="of:=[Sheet4.Y34]/[Sheet4.Y$5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Sheet4.AB34]/[Sheet4.AA34])" office:value-type="float" office:value="0.00581688532156483" calcext:value-type="float">
            <text:p>0.0058168853</text:p>
          </table:table-cell>
          <table:table-cell table:formula="of:=[Sheet4.AC34]/[Sheet4.AC$5]" office:value-type="float" office:value="3.0058244062835" calcext:value-type="float">
            <text:p>3.005824406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5])*60 + MINUTE([.A35])" office:value-type="float" office:value="638" calcext:value-type="float">
            <text:p>638</text:p>
          </table:table-cell>
          <table:table-cell table:formula="of:=[.C35] - [.C$5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5]/[.G35])" office:value-type="float" office:value="1.83438073185577" calcext:value-type="float">
            <text:p>1.8343807319</text:p>
          </table:table-cell>
          <table:table-cell table:formula="of:=[.I35]/[.I$5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5]/[.K35])" office:value-type="float" office:value="0.558282898701101" calcext:value-type="float">
            <text:p>0.5582828987</text:p>
          </table:table-cell>
          <table:table-cell office:value-type="time" office:time-value="PT10H38M00S" calcext:value-type="time">
            <text:p>10:38:00 AM</text:p>
          </table:table-cell>
          <table:table-cell table:formula="of:=[.M$5]/[.M35]" office:value-type="float" office:value="2.0846860460531" calcext:value-type="float">
            <text:p>2.0846860461</text:p>
          </table:table-cell>
          <table:table-cell/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Sheet4.Q35])*60+MINUTE([Sheet4.Q35])" office:value-type="float" office:value="949" calcext:value-type="float">
            <text:p>949</text:p>
          </table:table-cell>
          <table:table-cell table:formula="of:=[Sheet4.S35] - [Sheet4.S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Sheet4.X35]/[Sheet4.W35])" office:value-type="float" office:value="2.60330337064315" calcext:value-type="float">
            <text:p>2.6033033706</text:p>
          </table:table-cell>
          <table:table-cell table:formula="of:=[Sheet4.Y35]/[Sheet4.Y$5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Sheet4.AB35]/[Sheet4.AA35])" office:value-type="float" office:value="0.0046785274484404" calcext:value-type="float">
            <text:p>0.0046785274</text:p>
          </table:table-cell>
          <table:table-cell table:formula="of:=[Sheet4.AC35]/[Sheet4.AC$5]" office:value-type="float" office:value="2.41758797235602" calcext:value-type="float">
            <text:p>2.4175879724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6])*60 + MINUTE([.A36])" office:value-type="float" office:value="642" calcext:value-type="float">
            <text:p>642</text:p>
          </table:table-cell>
          <table:table-cell table:formula="of:=[.C36] - [.C$5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6]/[.G36])" office:value-type="float" office:value="1.84943607881626" calcext:value-type="float">
            <text:p>1.8494360788</text:p>
          </table:table-cell>
          <table:table-cell table:formula="of:=[.I36]/[.I$5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6]/[.K36])" office:value-type="float" office:value="0.549379536867894" calcext:value-type="float">
            <text:p>0.5493795369</text:p>
          </table:table-cell>
          <table:table-cell office:value-type="time" office:time-value="PT10H42M00S" calcext:value-type="time">
            <text:p>10:42:00 AM</text:p>
          </table:table-cell>
          <table:table-cell table:formula="of:=[.M$5]/[.M36]" office:value-type="float" office:value="2.11847091230871" calcext:value-type="float">
            <text:p>2.1184709123</text:p>
          </table:table-cell>
          <table:table-cell/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Sheet4.Q36])*60+MINUTE([Sheet4.Q36])" office:value-type="float" office:value="952" calcext:value-type="float">
            <text:p>952</text:p>
          </table:table-cell>
          <table:table-cell table:formula="of:=[Sheet4.S36] - [Sheet4.S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Sheet4.X36]/[Sheet4.W36])" office:value-type="float" office:value="2.61795715757517" calcext:value-type="float">
            <text:p>2.6179571576</text:p>
          </table:table-cell>
          <table:table-cell table:formula="of:=[Sheet4.Y36]/[Sheet4.Y$5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Sheet4.AB36]/[Sheet4.AA36])" office:value-type="float" office:value="0.00621971575372032" calcext:value-type="float">
            <text:p>0.0062197158</text:p>
          </table:table-cell>
          <table:table-cell table:formula="of:=[Sheet4.AC36]/[Sheet4.AC$5]" office:value-type="float" office:value="3.21398349446043" calcext:value-type="float">
            <text:p>3.2139834945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7])*60 + MINUTE([.A37])" office:value-type="float" office:value="645" calcext:value-type="float">
            <text:p>645</text:p>
          </table:table-cell>
          <table:table-cell table:formula="of:=[.C37] - [.C$5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7]/[.G37])" office:value-type="float" office:value="1.90232876756075" calcext:value-type="float">
            <text:p>1.9023287676</text:p>
          </table:table-cell>
          <table:table-cell table:formula="of:=[.I37]/[.I$5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7]/[.K37])" office:value-type="float" office:value="0.555821222253304" calcext:value-type="float">
            <text:p>0.5558212223</text:p>
          </table:table-cell>
          <table:table-cell office:value-type="time" office:time-value="PT10H45M00S" calcext:value-type="time">
            <text:p>10:45:00 AM</text:p>
          </table:table-cell>
          <table:table-cell table:formula="of:=[.M$5]/[.M37]" office:value-type="float" office:value="2.09391891146946" calcext:value-type="float">
            <text:p>2.0939189115</text:p>
          </table:table-cell>
          <table:table-cell/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7])*60+MINUTE([Sheet4.Q37])" office:value-type="float" office:value="956" calcext:value-type="float">
            <text:p>956</text:p>
          </table:table-cell>
          <table:table-cell table:formula="of:=[Sheet4.S37] - [Sheet4.S$5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Sheet4.X37]/[Sheet4.W37])" office:value-type="float" office:value="2.60364147011235" calcext:value-type="float">
            <text:p>2.6036414701</text:p>
          </table:table-cell>
          <table:table-cell table:formula="of:=[Sheet4.Y37]/[Sheet4.Y$5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Sheet4.AB37]/[Sheet4.AA37])" office:value-type="float" office:value="0.00648853408587453" calcext:value-type="float">
            <text:p>0.0064885341</text:p>
          </table:table-cell>
          <table:table-cell table:formula="of:=[Sheet4.AC37]/[Sheet4.AC$5]" office:value-type="float" office:value="3.35289300685016" calcext:value-type="float">
            <text:p>3.3528930069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8])*60 + MINUTE([.A38])" office:value-type="float" office:value="648" calcext:value-type="float">
            <text:p>648</text:p>
          </table:table-cell>
          <table:table-cell table:formula="of:=[.C38] - [.C$5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8]/[.G38])" office:value-type="float" office:value="1.94389320605611" calcext:value-type="float">
            <text:p>1.9438932061</text:p>
          </table:table-cell>
          <table:table-cell table:formula="of:=[.I38]/[.I$5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8]/[.K38])" office:value-type="float" office:value="0.530828311080843" calcext:value-type="float">
            <text:p>0.5308283111</text:p>
          </table:table-cell>
          <table:table-cell office:value-type="time" office:time-value="PT10H48M00S" calcext:value-type="time">
            <text:p>10:48:00 AM</text:p>
          </table:table-cell>
          <table:table-cell table:formula="of:=[.M$5]/[.M38]" office:value-type="float" office:value="2.19250658711572" calcext:value-type="float">
            <text:p>2.1925065871</text:p>
          </table:table-cell>
          <table:table-cell/>
          <table:table-cell office:value-type="time" office:time-value="PT15H59M00S" calcext:value-type="time">
            <text:p>03:59:00 PM</text:p>
          </table:table-cell>
          <table:table-cell office:value-type="float" office:value="-99.66" calcext:value-type="float">
            <text:p>-99.66</text:p>
          </table:table-cell>
          <table:table-cell table:formula="of:=HOUR([Sheet4.Q38])*60+MINUTE([Sheet4.Q38])" office:value-type="float" office:value="959" calcext:value-type="float">
            <text:p>959</text:p>
          </table:table-cell>
          <table:table-cell table:formula="of:=[Sheet4.S38] - [Sheet4.S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office:value-type="float" office:value="704" calcext:value-type="float">
            <text:p>704</text:p>
          </table:table-cell>
          <table:table-cell office:value-type="float" office:value="10001" calcext:value-type="float">
            <text:p>10001</text:p>
          </table:table-cell>
          <table:table-cell table:formula="of:=LN([Sheet4.X38]/[Sheet4.W38])" office:value-type="float" office:value="2.65366201081847" calcext:value-type="float">
            <text:p>2.6536620108</text:p>
          </table:table-cell>
          <table:table-cell table:formula="of:=[Sheet4.Y38]/[Sheet4.Y$5]" office:value-type="float" office:value="1.38105110786702" calcext:value-type="float">
            <text:p>1.3810511079</text:p>
          </table:table-cell>
          <table:table-cell office:value-type="float" office:value="14905" calcext:value-type="float">
            <text:p>14905</text:p>
          </table:table-cell>
          <table:table-cell office:value-type="float" office:value="14993" calcext:value-type="float">
            <text:p>14993</text:p>
          </table:table-cell>
          <table:table-cell table:formula="of:=LN([Sheet4.AB38]/[Sheet4.AA38])" office:value-type="float" office:value="0.00588669838273126" calcext:value-type="float">
            <text:p>0.0058866984</text:p>
          </table:table-cell>
          <table:table-cell table:formula="of:=[Sheet4.AC38]/[Sheet4.AC$5]" office:value-type="float" office:value="3.04189969254597" calcext:value-type="float">
            <text:p>3.0418996925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3" calcext:value-type="float">
            <text:p>653</text:p>
          </table:table-cell>
          <table:table-cell table:formula="of:=[.C39] - [.C$5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9]/[.G39])" office:value-type="float" office:value="1.91368267414658" calcext:value-type="float">
            <text:p>1.9136826741</text:p>
          </table:table-cell>
          <table:table-cell table:formula="of:=[.I39]/[.I$5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9]/[.K39])" office:value-type="float" office:value="0.532671152691971" calcext:value-type="float">
            <text:p>0.5326711527</text:p>
          </table:table-cell>
          <table:table-cell office:value-type="time" office:time-value="PT10H53M00S" calcext:value-type="time">
            <text:p>10:53:00 AM</text:p>
          </table:table-cell>
          <table:table-cell table:formula="of:=[.M$5]/[.M39]" office:value-type="float" office:value="2.18492133991209" calcext:value-type="float">
            <text:p>2.1849213399</text:p>
          </table:table-cell>
          <table:table-cell/>
          <table:table-cell office:value-type="time" office:time-value="PT16H03M00S" calcext:value-type="time">
            <text:p>04:03:00 PM</text:p>
          </table:table-cell>
          <table:table-cell office:value-type="float" office:value="-100.2" calcext:value-type="float">
            <text:p>-100.2</text:p>
          </table:table-cell>
          <table:table-cell table:formula="of:=HOUR([Sheet4.Q39])*60+MINUTE([Sheet4.Q39])" office:value-type="float" office:value="963" calcext:value-type="float">
            <text:p>963</text:p>
          </table:table-cell>
          <table:table-cell table:formula="of:=[Sheet4.S39] - [Sheet4.S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office:value-type="float" office:value="725" calcext:value-type="float">
            <text:p>725</text:p>
          </table:table-cell>
          <table:table-cell office:value-type="float" office:value="9936" calcext:value-type="float">
            <text:p>9936</text:p>
          </table:table-cell>
          <table:table-cell table:formula="of:=LN([Sheet4.X39]/[Sheet4.W39])" office:value-type="float" office:value="2.61774814931859" calcext:value-type="float">
            <text:p>2.6177481493</text:p>
          </table:table-cell>
          <table:table-cell table:formula="of:=[Sheet4.Y39]/[Sheet4.Y$5]" office:value-type="float" office:value="1.36236037859931" calcext:value-type="float">
            <text:p>1.362360378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98" calcext:value-type="float">
            <text:p>14998</text:p>
          </table:table-cell>
          <table:table-cell table:formula="of:=LN([Sheet4.AB39]/[Sheet4.AA39])" office:value-type="float" office:value="0.00608595759090435" calcext:value-type="float">
            <text:p>0.0060859576</text:p>
          </table:table-cell>
          <table:table-cell table:formula="of:=[Sheet4.AC39]/[Sheet4.AC$5]" office:value-type="float" office:value="3.14486513848367" calcext:value-type="float">
            <text:p>3.1448651385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40])*60 + MINUTE([.A40])" office:value-type="float" office:value="657" calcext:value-type="float">
            <text:p>657</text:p>
          </table:table-cell>
          <table:table-cell table:formula="of:=[.C40] - [.C$5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40]/[.G40])" office:value-type="float" office:value="1.99770165818372" calcext:value-type="float">
            <text:p>1.9977016582</text:p>
          </table:table-cell>
          <table:table-cell table:formula="of:=[.I40]/[.I$5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40]/[.K40])" office:value-type="float" office:value="0.541543106398125" calcext:value-type="float">
            <text:p>0.5415431064</text:p>
          </table:table-cell>
          <table:table-cell office:value-type="time" office:time-value="PT10H57M00S" calcext:value-type="time">
            <text:p>10:57:00 AM</text:p>
          </table:table-cell>
          <table:table-cell table:formula="of:=[.M$5]/[.M40]" office:value-type="float" office:value="2.14912636671371" calcext:value-type="float">
            <text:p>2.1491263667</text:p>
          </table:table-cell>
          <table:table-cell/>
          <table:table-cell office:value-type="time" office:time-value="PT16H06M00S" calcext:value-type="time">
            <text:p>04:06:00 PM</text:p>
          </table:table-cell>
          <table:table-cell office:value-type="float" office:value="-100.33" calcext:value-type="float">
            <text:p>-100.33</text:p>
          </table:table-cell>
          <table:table-cell table:formula="of:=HOUR([Sheet4.Q40])*60+MINUTE([Sheet4.Q40])" office:value-type="float" office:value="966" calcext:value-type="float">
            <text:p>966</text:p>
          </table:table-cell>
          <table:table-cell table:formula="of:=[Sheet4.S40] - [Sheet4.S$5]"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office:value-type="float" office:value="722" calcext:value-type="float">
            <text:p>722</text:p>
          </table:table-cell>
          <table:table-cell office:value-type="float" office:value="10039" calcext:value-type="float">
            <text:p>10039</text:p>
          </table:table-cell>
          <table:table-cell table:formula="of:=LN([Sheet4.X40]/[Sheet4.W40])" office:value-type="float" office:value="2.6322076477987" calcext:value-type="float">
            <text:p>2.6322076478</text:p>
          </table:table-cell>
          <table:table-cell table:formula="of:=[Sheet4.Y40]/[Sheet4.Y$5]" office:value-type="float" office:value="1.36988556692916" calcext:value-type="float">
            <text:p>1.3698855669</text:p>
          </table:table-cell>
          <table:table-cell office:value-type="float" office:value="14907" calcext:value-type="float">
            <text:p>14907</text:p>
          </table:table-cell>
          <table:table-cell office:value-type="float" office:value="15000" calcext:value-type="float">
            <text:p>15000</text:p>
          </table:table-cell>
          <table:table-cell table:formula="of:=LN([Sheet4.AB40]/[Sheet4.AA40])" office:value-type="float" office:value="0.00621929981391692" calcext:value-type="float">
            <text:p>0.0062192998</text:p>
          </table:table-cell>
          <table:table-cell table:formula="of:=[Sheet4.AC40]/[Sheet4.AC$5]" office:value-type="float" office:value="3.21376856121978" calcext:value-type="float">
            <text:p>3.2137685612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1])*60 + MINUTE([.A41])" office:value-type="float" office:value="660" calcext:value-type="float">
            <text:p>660</text:p>
          </table:table-cell>
          <table:table-cell table:formula="of:=[.C41] - [.C$5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1]/[.G41])" office:value-type="float" office:value="1.96809935460055" calcext:value-type="float">
            <text:p>1.9680993546</text:p>
          </table:table-cell>
          <table:table-cell table:formula="of:=[.I41]/[.I$5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1]/[.K41])" office:value-type="float" office:value="0.537387520564466" calcext:value-type="float">
            <text:p>0.5373875206</text:p>
          </table:table-cell>
          <table:table-cell office:value-type="time" office:time-value="PT11H00M00S" calcext:value-type="time">
            <text:p>11:00:00 AM</text:p>
          </table:table-cell>
          <table:table-cell table:formula="of:=[.M$5]/[.M41]" office:value-type="float" office:value="2.16574543348117" calcext:value-type="float">
            <text:p>2.1657454335</text:p>
          </table:table-cell>
          <table:table-cell/>
          <table:table-cell office:value-type="time" office:time-value="PT16H10M00S" calcext:value-type="time">
            <text:p>04:10:00 PM</text:p>
          </table:table-cell>
          <table:table-cell office:value-type="float" office:value="-100.24" calcext:value-type="float">
            <text:p>-100.24</text:p>
          </table:table-cell>
          <table:table-cell table:formula="of:=HOUR([Sheet4.Q41])*60+MINUTE([Sheet4.Q41])" office:value-type="float" office:value="970" calcext:value-type="float">
            <text:p>970</text:p>
          </table:table-cell>
          <table:table-cell table:formula="of:=[Sheet4.S41] - [Sheet4.S$5]"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office:value-type="float" office:value="735" calcext:value-type="float">
            <text:p>735</text:p>
          </table:table-cell>
          <table:table-cell office:value-type="float" office:value="10006" calcext:value-type="float">
            <text:p>10006</text:p>
          </table:table-cell>
          <table:table-cell table:formula="of:=LN([Sheet4.X41]/[Sheet4.W41])" office:value-type="float" office:value="2.61106969283531" calcext:value-type="float">
            <text:p>2.6110696928</text:p>
          </table:table-cell>
          <table:table-cell table:formula="of:=[Sheet4.Y41]/[Sheet4.Y$5]" office:value-type="float" office:value="1.35888469492616" calcext:value-type="float">
            <text:p>1.3588846949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9" calcext:value-type="float">
            <text:p>14999</text:p>
          </table:table-cell>
          <table:table-cell table:formula="of:=LN([Sheet4.AB41]/[Sheet4.AA41])" office:value-type="float" office:value="0.00635389891393499" calcext:value-type="float">
            <text:p>0.0063538989</text:p>
          </table:table-cell>
          <table:table-cell table:formula="of:=[Sheet4.AC41]/[Sheet4.AC$5]" office:value-type="float" office:value="3.28332146411065" calcext:value-type="float">
            <text:p>3.2833214641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2])*60 + MINUTE([.A42])" office:value-type="float" office:value="663" calcext:value-type="float">
            <text:p>663</text:p>
          </table:table-cell>
          <table:table-cell table:formula="of:=[.C42] - [.C$5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2]/[.G42])" office:value-type="float" office:value="2.01470249918607" calcext:value-type="float">
            <text:p>2.0147024992</text:p>
          </table:table-cell>
          <table:table-cell table:formula="of:=[.I42]/[.I$5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2]/[.K42])" office:value-type="float" office:value="0.538710712956743" calcext:value-type="float">
            <text:p>0.538710713</text:p>
          </table:table-cell>
          <table:table-cell office:value-type="time" office:time-value="PT11H03M00S" calcext:value-type="time">
            <text:p>11:03:00 AM</text:p>
          </table:table-cell>
          <table:table-cell table:formula="of:=[.M$5]/[.M42]" office:value-type="float" office:value="2.16042588476557" calcext:value-type="float">
            <text:p>2.160425884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3])*60 + MINUTE([.A43])" office:value-type="float" office:value="667" calcext:value-type="float">
            <text:p>667</text:p>
          </table:table-cell>
          <table:table-cell table:formula="of:=[.C43] - [.C$5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3]/[.G43])" office:value-type="float" office:value="2.04173808182339" calcext:value-type="float">
            <text:p>2.0417380818</text:p>
          </table:table-cell>
          <table:table-cell table:formula="of:=[.I43]/[.I$5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3]/[.K43])" office:value-type="float" office:value="0.529628484257797" calcext:value-type="float">
            <text:p>0.5296284843</text:p>
          </table:table-cell>
          <table:table-cell office:value-type="time" office:time-value="PT11H07M00S" calcext:value-type="time">
            <text:p>11:07:00 AM</text:p>
          </table:table-cell>
          <table:table-cell table:formula="of:=[.M$5]/[.M43]" office:value-type="float" office:value="2.19747351825919" calcext:value-type="float">
            <text:p>2.197473518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4])*60 + MINUTE([.A44])" office:value-type="float" office:value="670" calcext:value-type="float">
            <text:p>670</text:p>
          </table:table-cell>
          <table:table-cell table:formula="of:=[.C44] - [.C$5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4]/[.G44])" office:value-type="float" office:value="2.02445174693125" calcext:value-type="float">
            <text:p>2.0244517469</text:p>
          </table:table-cell>
          <table:table-cell table:formula="of:=[.I44]/[.I$5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4]/[.K44])" office:value-type="float" office:value="0.525718682196044" calcext:value-type="float">
            <text:p>0.5257186822</text:p>
          </table:table-cell>
          <table:table-cell office:value-type="time" office:time-value="PT11H10M00S" calcext:value-type="time">
            <text:p>11:10:00 AM</text:p>
          </table:table-cell>
          <table:table-cell table:formula="of:=[.M$5]/[.M44]" office:value-type="float" office:value="2.21381626350165" calcext:value-type="float">
            <text:p>2.213816263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5])*60 + MINUTE([.A45])" office:value-type="float" office:value="673" calcext:value-type="float">
            <text:p>673</text:p>
          </table:table-cell>
          <table:table-cell table:formula="of:=[.C45] - [.C$5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5]/[.G45])" office:value-type="float" office:value="2.06833912787553" calcext:value-type="float">
            <text:p>2.0683391279</text:p>
          </table:table-cell>
          <table:table-cell table:formula="of:=[.I45]/[.I$5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5]/[.K45])" office:value-type="float" office:value="0.523035623840005" calcext:value-type="float">
            <text:p>0.5230356238</text:p>
          </table:table-cell>
          <table:table-cell office:value-type="time" office:time-value="PT11H13M00S" calcext:value-type="time">
            <text:p>11:13:00 AM</text:p>
          </table:table-cell>
          <table:table-cell table:formula="of:=[.M$5]/[.M45]" office:value-type="float" office:value="2.22517265674484" calcext:value-type="float">
            <text:p>2.225172656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6])*60 + MINUTE([.A46])" office:value-type="float" office:value="677" calcext:value-type="float">
            <text:p>677</text:p>
          </table:table-cell>
          <table:table-cell table:formula="of:=[.C46] - [.C$5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6]/[.G46])" office:value-type="float" office:value="2.0404188287252" calcext:value-type="float">
            <text:p>2.0404188287</text:p>
          </table:table-cell>
          <table:table-cell table:formula="of:=[.I46]/[.I$5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6]/[.K46])" office:value-type="float" office:value="0.532718074121091" calcext:value-type="float">
            <text:p>0.5327180741</text:p>
          </table:table-cell>
          <table:table-cell office:value-type="time" office:time-value="PT11H17M00S" calcext:value-type="time">
            <text:p>11:17:00 AM</text:p>
          </table:table-cell>
          <table:table-cell table:formula="of:=[.M$5]/[.M46]" office:value-type="float" office:value="2.1847288935943" calcext:value-type="float">
            <text:p>2.184728893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7])*60 + MINUTE([.A47])" office:value-type="float" office:value="681" calcext:value-type="float">
            <text:p>681</text:p>
          </table:table-cell>
          <table:table-cell table:formula="of:=[.C47] - [.C$5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7]/[.G47])" office:value-type="float" office:value="2.07038814388512" calcext:value-type="float">
            <text:p>2.0703881439</text:p>
          </table:table-cell>
          <table:table-cell table:formula="of:=[.I47]/[.I$5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7]/[.K47])" office:value-type="float" office:value="0.520654810462466" calcext:value-type="float">
            <text:p>0.5206548105</text:p>
          </table:table-cell>
          <table:table-cell office:value-type="time" office:time-value="PT11H21M00S" calcext:value-type="time">
            <text:p>11:21:00 AM</text:p>
          </table:table-cell>
          <table:table-cell table:formula="of:=[.M$5]/[.M47]" office:value-type="float" office:value="2.23534776839666" calcext:value-type="float">
            <text:p>2.235347768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8])*60 + MINUTE([.A48])" office:value-type="float" office:value="684" calcext:value-type="float">
            <text:p>684</text:p>
          </table:table-cell>
          <table:table-cell table:formula="of:=[.C48] - [.C$5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8]/[.G48])" office:value-type="float" office:value="2.05438050606825" calcext:value-type="float">
            <text:p>2.0543805061</text:p>
          </table:table-cell>
          <table:table-cell table:formula="of:=[.I48]/[.I$5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8]/[.K48])" office:value-type="float" office:value="0.520812636631138" calcext:value-type="float">
            <text:p>0.5208126366</text:p>
          </table:table-cell>
          <table:table-cell office:value-type="time" office:time-value="PT11H24M00S" calcext:value-type="time">
            <text:p>11:24:00 AM</text:p>
          </table:table-cell>
          <table:table-cell table:formula="of:=[.M$5]/[.M48]" office:value-type="float" office:value="2.23467037244057" calcext:value-type="float">
            <text:p>2.234670372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9])*60 + MINUTE([.A49])" office:value-type="float" office:value="688" calcext:value-type="float">
            <text:p>688</text:p>
          </table:table-cell>
          <table:table-cell table:formula="of:=[.C49] - [.C$5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9]/[.G49])" office:value-type="float" office:value="2.04129927415059" calcext:value-type="float">
            <text:p>2.0412992742</text:p>
          </table:table-cell>
          <table:table-cell table:formula="of:=[.I49]/[.I$5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9]/[.K49])" office:value-type="float" office:value="0.514320846443364" calcext:value-type="float">
            <text:p>0.5143208464</text:p>
          </table:table-cell>
          <table:table-cell office:value-type="time" office:time-value="PT11H28M00S" calcext:value-type="time">
            <text:p>11:28:00 AM</text:p>
          </table:table-cell>
          <table:table-cell table:formula="of:=[.M$5]/[.M49]" office:value-type="float" office:value="2.26287652293406" calcext:value-type="float">
            <text:p>2.26287652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50])*60 + MINUTE([.A50])" office:value-type="float" office:value="691" calcext:value-type="float">
            <text:p>691</text:p>
          </table:table-cell>
          <table:table-cell table:formula="of:=[.C50] - [.C$5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50]/[.G50])" office:value-type="float" office:value="2.05618240657908" calcext:value-type="float">
            <text:p>2.0561824066</text:p>
          </table:table-cell>
          <table:table-cell table:formula="of:=[.I50]/[.I$5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50]/[.K50])" office:value-type="float" office:value="0.516755464138861" calcext:value-type="float">
            <text:p>0.5167554641</text:p>
          </table:table-cell>
          <table:table-cell office:value-type="time" office:time-value="PT11H31M00S" calcext:value-type="time">
            <text:p>11:31:00 AM</text:p>
          </table:table-cell>
          <table:table-cell table:formula="of:=[.M$5]/[.M50]" office:value-type="float" office:value="2.25221531157243" calcext:value-type="float">
            <text:p>2.25221531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1])*60 + MINUTE([.A51])" office:value-type="float" office:value="694" calcext:value-type="float">
            <text:p>694</text:p>
          </table:table-cell>
          <table:table-cell table:formula="of:=[.C51] - [.C$5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1]/[.G51])" office:value-type="float" office:value="2.12131302630987" calcext:value-type="float">
            <text:p>2.1213130263</text:p>
          </table:table-cell>
          <table:table-cell table:formula="of:=[.I51]/[.I$5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1]/[.K51])" office:value-type="float" office:value="0.528229848846514" calcext:value-type="float">
            <text:p>0.5282298488</text:p>
          </table:table-cell>
          <table:table-cell office:value-type="time" office:time-value="PT11H34M00S" calcext:value-type="time">
            <text:p>11:34:00 AM</text:p>
          </table:table-cell>
          <table:table-cell table:formula="of:=[.M$5]/[.M51]" office:value-type="float" office:value="2.20329194045684" calcext:value-type="float">
            <text:p>2.203291940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2])*60 + MINUTE([.A52])" office:value-type="float" office:value="698" calcext:value-type="float">
            <text:p>698</text:p>
          </table:table-cell>
          <table:table-cell table:formula="of:=[.C52] - [.C$5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2]/[.G52])" office:value-type="float" office:value="2.14036072876915" calcext:value-type="float">
            <text:p>2.1403607288</text:p>
          </table:table-cell>
          <table:table-cell table:formula="of:=[.I52]/[.I$5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28929015309211" calcext:value-type="float">
            <text:p>0.5289290153</text:p>
          </table:table-cell>
          <table:table-cell office:value-type="time" office:time-value="PT11H38M00S" calcext:value-type="time">
            <text:p>11:38:00 AM</text:p>
          </table:table-cell>
          <table:table-cell table:formula="of:=[.M$5]/[.M52]" office:value-type="float" office:value="2.20037951215794" calcext:value-type="float">
            <text:p>2.2003795122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3])*60 + MINUTE([.A53])" office:value-type="float" office:value="701" calcext:value-type="float">
            <text:p>701</text:p>
          </table:table-cell>
          <table:table-cell table:formula="of:=[.C53] - [.C$5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3]/[.G53])" office:value-type="float" office:value="2.12922897809923" calcext:value-type="float">
            <text:p>2.1292289781</text:p>
          </table:table-cell>
          <table:table-cell table:formula="of:=[.I53]/[.I$5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3]/[.K53])" office:value-type="float" office:value="0.513987435311011" calcext:value-type="float">
            <text:p>0.5139874353</text:p>
          </table:table-cell>
          <table:table-cell office:value-type="time" office:time-value="PT11H41M00S" calcext:value-type="time">
            <text:p>11:41:00 AM</text:p>
          </table:table-cell>
          <table:table-cell table:formula="of:=[.M$5]/[.M53]" office:value-type="float" office:value="2.26434439582754" calcext:value-type="float">
            <text:p>2.2643443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4" calcext:value-type="float">
            <text:p>704</text:p>
          </table:table-cell>
          <table:table-cell table:formula="of:=[.C54] - [.C$5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4]/[.G54])" office:value-type="float" office:value="2.12815312347525" calcext:value-type="float">
            <text:p>2.1281531235</text:p>
          </table:table-cell>
          <table:table-cell table:formula="of:=[.I54]/[.I$5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4]/[.K54])" office:value-type="float" office:value="0.506300126890309" calcext:value-type="float">
            <text:p>0.5063001269</text:p>
          </table:table-cell>
          <table:table-cell office:value-type="time" office:time-value="PT11H44M00S" calcext:value-type="time">
            <text:p>11:44:00 AM</text:p>
          </table:table-cell>
          <table:table-cell table:formula="of:=[.M$5]/[.M54]" office:value-type="float" office:value="2.29872462371397" calcext:value-type="float">
            <text:p>2.298724623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5])*60 + MINUTE([.A55])" office:value-type="float" office:value="708" calcext:value-type="float">
            <text:p>708</text:p>
          </table:table-cell>
          <table:table-cell table:formula="of:=[.C55] - [.C$5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5]/[.G55])" office:value-type="float" office:value="2.14826576488238" calcext:value-type="float">
            <text:p>2.1482657649</text:p>
          </table:table-cell>
          <table:table-cell table:formula="of:=[.I55]/[.I$5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5]/[.K55])" office:value-type="float" office:value="0.512382909953903" calcext:value-type="float">
            <text:p>0.51238291</text:p>
          </table:table-cell>
          <table:table-cell office:value-type="time" office:time-value="PT11H48M00S" calcext:value-type="time">
            <text:p>11:48:00 AM</text:p>
          </table:table-cell>
          <table:table-cell table:formula="of:=[.M$5]/[.M55]" office:value-type="float" office:value="2.27143518267806" calcext:value-type="float">
            <text:p>2.27143518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6])*60 + MINUTE([.A56])" office:value-type="float" office:value="711" calcext:value-type="float">
            <text:p>711</text:p>
          </table:table-cell>
          <table:table-cell table:formula="of:=[.C56] - [.C$5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6]/[.G56])" office:value-type="float" office:value="2.12732086880632" calcext:value-type="float">
            <text:p>2.1273208688</text:p>
          </table:table-cell>
          <table:table-cell table:formula="of:=[.I56]/[.I$5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6]/[.K56])" office:value-type="float" office:value="0.503960354857264" calcext:value-type="float">
            <text:p>0.5039603549</text:p>
          </table:table-cell>
          <table:table-cell office:value-type="time" office:time-value="PT11H51M00S" calcext:value-type="time">
            <text:p>11:51:00 AM</text:p>
          </table:table-cell>
          <table:table-cell table:formula="of:=[.M$5]/[.M56]" office:value-type="float" office:value="2.30939707350967" calcext:value-type="float">
            <text:p>2.309397073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7])*60 + MINUTE([.A57])" office:value-type="float" office:value="714" calcext:value-type="float">
            <text:p>714</text:p>
          </table:table-cell>
          <table:table-cell table:formula="of:=[.C57] - [.C$5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7]/[.G57])" office:value-type="float" office:value="2.15286532598244" calcext:value-type="float">
            <text:p>2.152865326</text:p>
          </table:table-cell>
          <table:table-cell table:formula="of:=[.I57]/[.I$5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7]/[.K57])" office:value-type="float" office:value="0.512226978638143" calcext:value-type="float">
            <text:p>0.5122269786</text:p>
          </table:table-cell>
          <table:table-cell office:value-type="time" office:time-value="PT11H54M00S" calcext:value-type="time">
            <text:p>11:54:00 AM</text:p>
          </table:table-cell>
          <table:table-cell table:formula="of:=[.M$5]/[.M57]" office:value-type="float" office:value="2.27212664933536" calcext:value-type="float">
            <text:p>2.272126649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8])*60 + MINUTE([.A58])" office:value-type="float" office:value="718" calcext:value-type="float">
            <text:p>718</text:p>
          </table:table-cell>
          <table:table-cell table:formula="of:=[.C58] - [.C$5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8]/[.G58])" office:value-type="float" office:value="2.18705450566068" calcext:value-type="float">
            <text:p>2.1870545057</text:p>
          </table:table-cell>
          <table:table-cell table:formula="of:=[.I58]/[.I$5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512049001553004" calcext:value-type="float">
            <text:p>0.5120490016</text:p>
          </table:table-cell>
          <table:table-cell office:value-type="time" office:time-value="PT11H58M00S" calcext:value-type="time">
            <text:p>11:58:00 AM</text:p>
          </table:table-cell>
          <table:table-cell table:formula="of:=[.M$5]/[.M58]" office:value-type="float" office:value="2.27291639109228" calcext:value-type="float">
            <text:p>2.27291639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9])*60 + MINUTE([.A59])" office:value-type="float" office:value="721" calcext:value-type="float">
            <text:p>721</text:p>
          </table:table-cell>
          <table:table-cell table:formula="of:=[.C59] - [.C$5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9]/[.G59])" office:value-type="float" office:value="2.1814322414264" calcext:value-type="float">
            <text:p>2.1814322414</text:p>
          </table:table-cell>
          <table:table-cell table:formula="of:=[.I59]/[.I$5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9]/[.K59])" office:value-type="float" office:value="0.498783275288382" calcext:value-type="float">
            <text:p>0.4987832753</text:p>
          </table:table-cell>
          <table:table-cell office:value-type="time" office:time-value="PT12H01M00S" calcext:value-type="time">
            <text:p>12:01:00 PM</text:p>
          </table:table-cell>
          <table:table-cell table:formula="of:=[.M$5]/[.M59]" office:value-type="float" office:value="2.33336726857844" calcext:value-type="float">
            <text:p>2.333367268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60])*60 + MINUTE([.A60])" office:value-type="float" office:value="725" calcext:value-type="float">
            <text:p>725</text:p>
          </table:table-cell>
          <table:table-cell table:formula="of:=[.C60] - [.C$5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60]/[.G60])" office:value-type="float" office:value="2.22056734203552" calcext:value-type="float">
            <text:p>2.220567342</text:p>
          </table:table-cell>
          <table:table-cell table:formula="of:=[.I60]/[.I$5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60]/[.K60])" office:value-type="float" office:value="0.509625703616686" calcext:value-type="float">
            <text:p>0.5096257036</text:p>
          </table:table-cell>
          <table:table-cell office:value-type="time" office:time-value="PT12H05M00S" calcext:value-type="time">
            <text:p>12:05:00 PM</text:p>
          </table:table-cell>
          <table:table-cell table:formula="of:=[.M$5]/[.M60]" office:value-type="float" office:value="2.28372423214282" calcext:value-type="float">
            <text:p>2.2837242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1])*60 + MINUTE([.A61])" office:value-type="float" office:value="729" calcext:value-type="float">
            <text:p>729</text:p>
          </table:table-cell>
          <table:table-cell table:formula="of:=[.C61] - [.C$5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1]/[.G61])" office:value-type="float" office:value="2.17081944538392" calcext:value-type="float">
            <text:p>2.1708194454</text:p>
          </table:table-cell>
          <table:table-cell table:formula="of:=[.I61]/[.I$5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1]/[.K61])" office:value-type="float" office:value="0.496756282990591" calcext:value-type="float">
            <text:p>0.496756283</text:p>
          </table:table-cell>
          <table:table-cell office:value-type="time" office:time-value="PT12H09M00S" calcext:value-type="time">
            <text:p>12:09:00 PM</text:p>
          </table:table-cell>
          <table:table-cell table:formula="of:=[.M$5]/[.M61]" office:value-type="float" office:value="2.34288847171825" calcext:value-type="float">
            <text:p>2.3428884717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6.2988in" svg:height="3.5429in" svg:x="0.2169in" svg:y="7.4331in">
            <draw:object draw:notify-on-update-of-ranges="Sheet5.C5:Sheet5.C39 Sheet5.G3:Sheet5.G3 Sheet5.I5:Sheet5.I61 Sheet5.C5:Sheet5.C39 Sheet5.K3:Sheet5.K3 Sheet5.M5:Sheet5.M6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1461in" svg:y="7.6311in">
            <draw:object draw:notify-on-update-of-ranges="Sheet5.D5:Sheet5.D41 Sheet5.J4:Sheet5.J4 Sheet5.J5:Sheet5.J41 Sheet5.D5:Sheet5.D41 Sheet5.N4:Sheet5.N4 Sheet5.N5:Sheet5.N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1402in" svg:y="7.5024in">
            <draw:object draw:notify-on-update-of-ranges="Sheet5.S5:Sheet5.S41 Sheet5.V3:Sheet5.V3 Sheet5.Y5:Sheet5.Y41 Sheet5.D5:Sheet5.D41 Sheet5.G3:Sheet5.G3 Sheet5.J5:Sheet5.J4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Test to know if the lamp or the beam splitter is an issue. Here no 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3" table:number-rows-spanned="1">
            <text:p>RUN 7, bean splitter on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2"/>
          <table:table-cell table:style-name="ce1" office:value-type="string" calcext:value-type="string" table:number-columns-spanned="13" table:number-rows-spanned="1">
            <text:p>RUN 9, bean splitter off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5])*60+MINUTE([.A5])" office:value-type="float" office:value="839" calcext:value-type="float">
            <text:p>839</text:p>
          </table:table-cell>
          <table:table-cell table:formula="of:=[.C5]-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H5]/[.G5])" office:value-type="float" office:value="2.49207590632572" calcext:value-type="float">
            <text:p>2.4920759063</text:p>
          </table:table-cell>
          <table:table-cell table:formula="of:= [.I5] / [.I$5]"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L5]/[.K5])" office:value-type="float" office:value="0.242592467588603" calcext:value-type="float">
            <text:p>0.2425924676</text:p>
          </table:table-cell>
          <table:table-cell table:formula="of:=[.M5]/[.M$5]" office:value-type="float" office:value="1" calcext:value-type="float">
            <text:p>1</text:p>
          </table:table-cell>
          <table:table-cell/>
          <table:table-cell table:style-name="ce3" office:value-type="time" office:time-value="PT13H16M00S" calcext:value-type="time">
            <text:p>01:16:00 PM</text:p>
          </table:table-cell>
          <table:table-cell office:value-type="float" office:value="18" calcext:value-type="float">
            <text:p>18</text:p>
          </table:table-cell>
          <table:table-cell table:formula="of:=HOUR([.P5])*60 + MINUTE([.P5])" office:value-type="float" office:value="796" calcext:value-type="float">
            <text:p>796</text:p>
          </table:table-cell>
          <table:table-cell table:formula="of:= [.R5] - [.R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5" calcext:value-type="float">
            <text:p>1415</text:p>
          </table:table-cell>
          <table:table-cell office:value-type="float" office:value="329" calcext:value-type="float">
            <text:p>329</text:p>
          </table:table-cell>
          <table:table-cell office:value-type="float" office:value="7499" calcext:value-type="float">
            <text:p>7499</text:p>
          </table:table-cell>
          <table:table-cell table:formula="of:=LN([.W5]/[.V5])" office:value-type="float" office:value="3.12646720653602" calcext:value-type="float">
            <text:p>3.1264672065</text:p>
          </table:table-cell>
          <table:table-cell table:formula="of:=[.X5]/[.X$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6])*60+MINUTE([.A6])" office:value-type="float" office:value="842" calcext:value-type="float">
            <text:p>842</text:p>
          </table:table-cell>
          <table:table-cell table:formula="of:=[.C6]-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H6]/[.G6])" office:value-type="float" office:value="2.5650563379377" calcext:value-type="float">
            <text:p>2.5650563379</text:p>
          </table:table-cell>
          <table:table-cell table:formula="of:= [.I6] / [.I$5]" office:value-type="float" office:value="1.02928499546372" calcext:value-type="float">
            <text:p>1.0292849955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L6]/[.K6])" office:value-type="float" office:value="0.254219377561236" calcext:value-type="float">
            <text:p>0.2542193776</text:p>
          </table:table-cell>
          <table:table-cell table:formula="of:=[.M6]/[.M$5]" office:value-type="float" office:value="1.04792774519426" calcext:value-type="float">
            <text:p>1.0479277452</text:p>
          </table:table-cell>
          <table:table-cell/>
          <table:table-cell table:style-name="ce3" office:value-type="time" office:time-value="PT13H20M00S" calcext:value-type="time">
            <text:p>01:20:00 PM</text:p>
          </table:table-cell>
          <table:table-cell office:value-type="float" office:value="18.1" calcext:value-type="float">
            <text:p>18.1</text:p>
          </table:table-cell>
          <table:table-cell table:formula="of:=HOUR([.P6])*60 + MINUTE([.P6])" office:value-type="float" office:value="800" calcext:value-type="float">
            <text:p>800</text:p>
          </table:table-cell>
          <table:table-cell table:formula="of:= [.R6] - [.R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326" calcext:value-type="float">
            <text:p>326</text:p>
          </table:table-cell>
          <table:table-cell office:value-type="float" office:value="7483" calcext:value-type="float">
            <text:p>7483</text:p>
          </table:table-cell>
          <table:table-cell table:formula="of:=LN([.W6]/[.V6])" office:value-type="float" office:value="3.13349167871365" calcext:value-type="float">
            <text:p>3.1334916787</text:p>
          </table:table-cell>
          <table:table-cell table:formula="of:=[.X6]/[.X$5]" office:value-type="float" office:value="1.00224677622172" calcext:value-type="float">
            <text:p>1.0022467762</text:p>
          </table:table-cell>
          <table:table-cell table:number-columns-repeated="4"/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7])*60+MINUTE([.A7])" office:value-type="float" office:value="845" calcext:value-type="float">
            <text:p>845</text:p>
          </table:table-cell>
          <table:table-cell table:formula="of:=[.C7]-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H7]/[.G7])" office:value-type="float" office:value="2.56484161625581" calcext:value-type="float">
            <text:p>2.5648416163</text:p>
          </table:table-cell>
          <table:table-cell table:formula="of:= [.I7] / [.I$5]" office:value-type="float" office:value="1.02919883368937" calcext:value-type="float">
            <text:p>1.0291988337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L7]/[.K7])" office:value-type="float" office:value="0.23166000108534" calcext:value-type="float">
            <text:p>0.2316600011</text:p>
          </table:table-cell>
          <table:table-cell table:formula="of:=[.M7]/[.M$5]" office:value-type="float" office:value="0.954934847681242" calcext:value-type="float">
            <text:p>0.9549348477</text:p>
          </table:table-cell>
          <table:table-cell/>
          <table:table-cell table:style-name="ce3" office:value-type="time" office:time-value="PT13H23M00S" calcext:value-type="time">
            <text:p>01:23:00 PM</text:p>
          </table:table-cell>
          <table:table-cell office:value-type="float" office:value="18.35" calcext:value-type="float">
            <text:p>18.35</text:p>
          </table:table-cell>
          <table:table-cell table:formula="of:=HOUR([.P7])*60 + MINUTE([.P7])" office:value-type="float" office:value="803" calcext:value-type="float">
            <text:p>803</text:p>
          </table:table-cell>
          <table:table-cell table:formula="of:= [.R7] - [.R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391" calcext:value-type="float">
            <text:p>391</text:p>
          </table:table-cell>
          <table:table-cell office:value-type="float" office:value="7492" calcext:value-type="float">
            <text:p>7492</text:p>
          </table:table-cell>
          <table:table-cell table:formula="of:=LN([.W7]/[.V7])" office:value-type="float" office:value="2.95288350357861" calcext:value-type="float">
            <text:p>2.9528835036</text:p>
          </table:table-cell>
          <table:table-cell table:formula="of:=[.X7]/[.X$5]" office:value-type="float" office:value="0.944479282368764" calcext:value-type="float">
            <text:p>0.9444792824</text:p>
          </table:table-cell>
          <table:table-cell table:number-columns-repeated="4"/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8])*60+MINUTE([.A8])" office:value-type="float" office:value="849" calcext:value-type="float">
            <text:p>849</text:p>
          </table:table-cell>
          <table:table-cell table:formula="of:=[.C8]-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H8]/[.G8])" office:value-type="float" office:value="2.57047513131388" calcext:value-type="float">
            <text:p>2.5704751313</text:p>
          </table:table-cell>
          <table:table-cell table:formula="of:= [.I8] / [.I$5]" office:value-type="float" office:value="1.03145940490382" calcext:value-type="float">
            <text:p>1.0314594049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L8]/[.K8])" office:value-type="float" office:value="0.222830780302689" calcext:value-type="float">
            <text:p>0.2228307803</text:p>
          </table:table-cell>
          <table:table-cell table:formula="of:=[.M8]/[.M$5]" office:value-type="float" office:value="0.91853956768589" calcext:value-type="float">
            <text:p>0.9185395677</text:p>
          </table:table-cell>
          <table:table-cell/>
          <table:table-cell table:style-name="ce3" office:value-type="time" office:time-value="PT13H27M00S" calcext:value-type="time">
            <text:p>01:27:00 PM</text:p>
          </table:table-cell>
          <table:table-cell office:value-type="float" office:value="18.3" calcext:value-type="float">
            <text:p>18.3</text:p>
          </table:table-cell>
          <table:table-cell table:formula="of:=HOUR([.P8])*60 + MINUTE([.P8])" office:value-type="float" office:value="807" calcext:value-type="float">
            <text:p>807</text:p>
          </table:table-cell>
          <table:table-cell table:formula="of:= [.R8] - [.R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18" calcext:value-type="float">
            <text:p>1418</text:p>
          </table:table-cell>
          <table:table-cell office:value-type="float" office:value="365" calcext:value-type="float">
            <text:p>365</text:p>
          </table:table-cell>
          <table:table-cell office:value-type="float" office:value="7497" calcext:value-type="float">
            <text:p>7497</text:p>
          </table:table-cell>
          <table:table-cell table:formula="of:=LN([.W8]/[.V8])" office:value-type="float" office:value="3.02236086592057" calcext:value-type="float">
            <text:p>3.0223608659</text:p>
          </table:table-cell>
          <table:table-cell table:formula="of:=[.X8]/[.X$5]" office:value-type="float" office:value="0.96670160480244" calcext:value-type="float">
            <text:p>0.9667016048</text:p>
          </table:table-cell>
          <table:table-cell table:number-columns-repeated="4"/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9])*60+MINUTE([.A9])" office:value-type="float" office:value="852" calcext:value-type="float">
            <text:p>852</text:p>
          </table:table-cell>
          <table:table-cell table:formula="of:=[.C9]-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H9]/[.G9])" office:value-type="float" office:value="2.57336455438682" calcext:value-type="float">
            <text:p>2.5733645544</text:p>
          </table:table-cell>
          <table:table-cell table:formula="of:= [.I9] / [.I$5]" office:value-type="float" office:value="1.03261884915093" calcext:value-type="float">
            <text:p>1.0326188492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L9]/[.K9])" office:value-type="float" office:value="0.221116751836462" calcext:value-type="float">
            <text:p>0.2211167518</text:p>
          </table:table-cell>
          <table:table-cell table:formula="of:=[.M9]/[.M$5]" office:value-type="float" office:value="0.911474103192024" calcext:value-type="float">
            <text:p>0.9114741032</text:p>
          </table:table-cell>
          <table:table-cell/>
          <table:table-cell table:style-name="ce3" office:value-type="time" office:time-value="PT13H30M00S" calcext:value-type="time">
            <text:p>01:30:00 PM</text:p>
          </table:table-cell>
          <table:table-cell office:value-type="float" office:value="18.67" calcext:value-type="float">
            <text:p>18.67</text:p>
          </table:table-cell>
          <table:table-cell table:formula="of:=HOUR([.P9])*60 + MINUTE([.P9])" office:value-type="float" office:value="810" calcext:value-type="float">
            <text:p>810</text:p>
          </table:table-cell>
          <table:table-cell table:formula="of:= [.R9] - [.R$5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float" office:value="381" calcext:value-type="float">
            <text:p>381</text:p>
          </table:table-cell>
          <table:table-cell office:value-type="float" office:value="7581" calcext:value-type="float">
            <text:p>7581</text:p>
          </table:table-cell>
          <table:table-cell table:formula="of:=LN([.W9]/[.V9])" office:value-type="float" office:value="2.9906010209296" calcext:value-type="float">
            <text:p>2.9906010209</text:p>
          </table:table-cell>
          <table:table-cell table:formula="of:=[.X9]/[.X$5]" office:value-type="float" office:value="0.956543223827079" calcext:value-type="float">
            <text:p>0.9565432238</text:p>
          </table:table-cell>
          <table:table-cell table:number-columns-repeated="4"/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10])*60+MINUTE([.A10])" office:value-type="float" office:value="856" calcext:value-type="float">
            <text:p>856</text:p>
          </table:table-cell>
          <table:table-cell table:formula="of:=[.C10]-[.C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H10]/[.G10])" office:value-type="float" office:value="2.56451771830516" calcext:value-type="float">
            <text:p>2.5645177183</text:p>
          </table:table-cell>
          <table:table-cell table:formula="of:= [.I10] / [.I$5]" office:value-type="float" office:value="1.02906886254771" calcext:value-type="float">
            <text:p>1.0290688625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L10]/[.K10])" office:value-type="float" office:value="0.221125329790315" calcext:value-type="float">
            <text:p>0.2211253298</text:p>
          </table:table-cell>
          <table:table-cell table:formula="of:=[.M10]/[.M$5]" office:value-type="float" office:value="0.911509462714673" calcext:value-type="float">
            <text:p>0.9115094627</text:p>
          </table:table-cell>
          <table:table-cell/>
          <table:table-cell table:style-name="ce3" office:value-type="time" office:time-value="PT13H33M00S" calcext:value-type="time">
            <text:p>01:33:00 PM</text:p>
          </table:table-cell>
          <table:table-cell office:value-type="float" office:value="18.72" calcext:value-type="float">
            <text:p>18.72</text:p>
          </table:table-cell>
          <table:table-cell table:formula="of:=HOUR([.P10])*60 + MINUTE([.P10])" office:value-type="float" office:value="813" calcext:value-type="float">
            <text:p>813</text:p>
          </table:table-cell>
          <table:table-cell table:formula="of:= [.R10] - [.R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20" calcext:value-type="float">
            <text:p>1420</text:p>
          </table:table-cell>
          <table:table-cell office:value-type="float" office:value="363" calcext:value-type="float">
            <text:p>363</text:p>
          </table:table-cell>
          <table:table-cell office:value-type="float" office:value="7619" calcext:value-type="float">
            <text:p>7619</text:p>
          </table:table-cell>
          <table:table-cell table:formula="of:=LN([.W10]/[.V10])" office:value-type="float" office:value="3.04399757220816" calcext:value-type="float">
            <text:p>3.0439975722</text:p>
          </table:table-cell>
          <table:table-cell table:formula="of:=[.X10]/[.X$5]" office:value-type="float" office:value="0.973622101599066" calcext:value-type="float">
            <text:p>0.9736221016</text:p>
          </table:table-cell>
          <table:table-cell table:number-columns-repeated="4"/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1])*60+MINUTE([.A11])" office:value-type="float" office:value="860" calcext:value-type="float">
            <text:p>860</text:p>
          </table:table-cell>
          <table:table-cell table:formula="of:=[.C11]-[.C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H11]/[.G11])" office:value-type="float" office:value="2.58470012224523" calcext:value-type="float">
            <text:p>2.5847001222</text:p>
          </table:table-cell>
          <table:table-cell table:formula="of:= [.I11] / [.I$5]" office:value-type="float" office:value="1.03716749384896" calcext:value-type="float">
            <text:p>1.0371674938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L11]/[.K11])" office:value-type="float" office:value="0.216759580704286" calcext:value-type="float">
            <text:p>0.2167595807</text:p>
          </table:table-cell>
          <table:table-cell table:formula="of:=[.M11]/[.M$5]" office:value-type="float" office:value="0.893513235834983" calcext:value-type="float">
            <text:p>0.8935132358</text:p>
          </table:table-cell>
          <table:table-cell/>
          <table:table-cell table:style-name="ce3" office:value-type="time" office:time-value="PT13H37M00S" calcext:value-type="time">
            <text:p>01:37:00 PM</text:p>
          </table:table-cell>
          <table:table-cell office:value-type="float" office:value="18.8" calcext:value-type="float">
            <text:p>18.8</text:p>
          </table:table-cell>
          <table:table-cell table:formula="of:=HOUR([.P11])*60 + MINUTE([.P11])" office:value-type="float" office:value="817" calcext:value-type="float">
            <text:p>817</text:p>
          </table:table-cell>
          <table:table-cell table:formula="of:= [.R11] - [.R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449" calcext:value-type="float">
            <text:p>449</text:p>
          </table:table-cell>
          <table:table-cell office:value-type="float" office:value="7501" calcext:value-type="float">
            <text:p>7501</text:p>
          </table:table-cell>
          <table:table-cell table:formula="of:=LN([.W11]/[.V11])" office:value-type="float" office:value="2.81576873622738" calcext:value-type="float">
            <text:p>2.8157687362</text:p>
          </table:table-cell>
          <table:table-cell table:formula="of:=[.X11]/[.X$5]" office:value-type="float" office:value="0.900623147538824" calcext:value-type="float">
            <text:p>0.9006231475</text:p>
          </table:table-cell>
          <table:table-cell table:number-columns-repeated="4"/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2])*60+MINUTE([.A12])" office:value-type="float" office:value="863" calcext:value-type="float">
            <text:p>863</text:p>
          </table:table-cell>
          <table:table-cell table:formula="of:=[.C12]-[.C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H12]/[.G12])" office:value-type="float" office:value="2.55098264997983" calcext:value-type="float">
            <text:p>2.55098265</text:p>
          </table:table-cell>
          <table:table-cell table:formula="of:= [.I12] / [.I$5]" office:value-type="float" office:value="1.02363762014816" calcext:value-type="float">
            <text:p>1.0236376201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L12]/[.K12])" office:value-type="float" office:value="0.235728038011359" calcext:value-type="float">
            <text:p>0.235728038</text:p>
          </table:table-cell>
          <table:table-cell table:formula="of:=[.M12]/[.M$5]" office:value-type="float" office:value="0.971703863498001" calcext:value-type="float">
            <text:p>0.9717038635</text:p>
          </table:table-cell>
          <table:table-cell/>
          <table:table-cell table:style-name="ce3" office:value-type="time" office:time-value="PT13H40M00S" calcext:value-type="time">
            <text:p>01:40:00 PM</text:p>
          </table:table-cell>
          <table:table-cell office:value-type="float" office:value="18.82" calcext:value-type="float">
            <text:p>18.82</text:p>
          </table:table-cell>
          <table:table-cell table:formula="of:=HOUR([.P12])*60 + MINUTE([.P12])" office:value-type="float" office:value="820" calcext:value-type="float">
            <text:p>820</text:p>
          </table:table-cell>
          <table:table-cell table:formula="of:= [.R12] - [.R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22" calcext:value-type="float">
            <text:p>1422</text:p>
          </table:table-cell>
          <table:table-cell office:value-type="float" office:value="401" calcext:value-type="float">
            <text:p>401</text:p>
          </table:table-cell>
          <table:table-cell office:value-type="float" office:value="7884" calcext:value-type="float">
            <text:p>7884</text:p>
          </table:table-cell>
          <table:table-cell table:formula="of:=LN([.W12]/[.V12])" office:value-type="float" office:value="2.97862924096604" calcext:value-type="float">
            <text:p>2.978629241</text:p>
          </table:table-cell>
          <table:table-cell table:formula="of:=[.X12]/[.X$5]" office:value-type="float" office:value="0.95271405205821" calcext:value-type="float">
            <text:p>0.9527140521</text:p>
          </table:table-cell>
          <table:table-cell table:number-columns-repeated="4"/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3])*60+MINUTE([.A13])" office:value-type="float" office:value="867" calcext:value-type="float">
            <text:p>867</text:p>
          </table:table-cell>
          <table:table-cell table:formula="of:=[.C13]-[.C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H13]/[.G13])" office:value-type="float" office:value="2.51125017649583" calcext:value-type="float">
            <text:p>2.5112501765</text:p>
          </table:table-cell>
          <table:table-cell table:formula="of:= [.I13] / [.I$5]" office:value-type="float" office:value="1.00769409556163" calcext:value-type="float">
            <text:p>1.0076940956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L13]/[.K13])" office:value-type="float" office:value="0.217092138612037" calcext:value-type="float">
            <text:p>0.2170921386</text:p>
          </table:table-cell>
          <table:table-cell table:formula="of:=[.M13]/[.M$5]" office:value-type="float" office:value="0.894884085932088" calcext:value-type="float">
            <text:p>0.8948840859</text:p>
          </table:table-cell>
          <table:table-cell/>
          <table:table-cell table:style-name="ce3" office:value-type="time" office:time-value="PT13H44M00S" calcext:value-type="time">
            <text:p>01:44:00 PM</text:p>
          </table:table-cell>
          <table:table-cell office:value-type="float" office:value="19.1" calcext:value-type="float">
            <text:p>19.1</text:p>
          </table:table-cell>
          <table:table-cell table:formula="of:=HOUR([.P13])*60 + MINUTE([.P13])" office:value-type="float" office:value="824" calcext:value-type="float">
            <text:p>824</text:p>
          </table:table-cell>
          <table:table-cell table:formula="of:= [.R13] - [.R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23" calcext:value-type="float">
            <text:p>1423</text:p>
          </table:table-cell>
          <table:table-cell office:value-type="float" office:value="430" calcext:value-type="float">
            <text:p>430</text:p>
          </table:table-cell>
          <table:table-cell office:value-type="float" office:value="7916" calcext:value-type="float">
            <text:p>7916</text:p>
          </table:table-cell>
          <table:table-cell table:formula="of:=LN([.W13]/[.V13])" office:value-type="float" office:value="2.91285609803485" calcext:value-type="float">
            <text:p>2.912856098</text:p>
          </table:table-cell>
          <table:table-cell table:formula="of:=[.X13]/[.X$5]" office:value-type="float" office:value="0.931676523568005" calcext:value-type="float">
            <text:p>0.9316765236</text:p>
          </table:table-cell>
          <table:table-cell table:number-columns-repeated="4"/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4])*60+MINUTE([.A14])" office:value-type="float" office:value="871" calcext:value-type="float">
            <text:p>871</text:p>
          </table:table-cell>
          <table:table-cell table:formula="of:=[.C14]-[.C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H14]/[.G14])" office:value-type="float" office:value="2.62484478033258" calcext:value-type="float">
            <text:p>2.6248447803</text:p>
          </table:table-cell>
          <table:table-cell table:formula="of:= [.I14] / [.I$5]" office:value-type="float" office:value="1.05327641652883" calcext:value-type="float">
            <text:p>1.0532764165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L14]/[.K14])" office:value-type="float" office:value="0.198450938723838" calcext:value-type="float">
            <text:p>0.1984509387</text:p>
          </table:table-cell>
          <table:table-cell table:formula="of:=[.M14]/[.M$5]" office:value-type="float" office:value="0.818042459011457" calcext:value-type="float">
            <text:p>0.818042459</text:p>
          </table:table-cell>
          <table:table-cell/>
          <table:table-cell table:style-name="ce3" office:value-type="time" office:time-value="PT13H48M00S" calcext:value-type="time">
            <text:p>01:48:00 PM</text:p>
          </table:table-cell>
          <table:table-cell office:value-type="float" office:value="19.28" calcext:value-type="float">
            <text:p>19.28</text:p>
          </table:table-cell>
          <table:table-cell table:formula="of:=HOUR([.P14])*60 + MINUTE([.P14])" office:value-type="float" office:value="828" calcext:value-type="float">
            <text:p>828</text:p>
          </table:table-cell>
          <table:table-cell table:formula="of:= [.R14] - [.R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426" calcext:value-type="float">
            <text:p>426</text:p>
          </table:table-cell>
          <table:table-cell office:value-type="float" office:value="8208" calcext:value-type="float">
            <text:p>8208</text:p>
          </table:table-cell>
          <table:table-cell table:formula="of:=LN([.W14]/[.V14])" office:value-type="float" office:value="2.95842522114118" calcext:value-type="float">
            <text:p>2.9584252211</text:p>
          </table:table-cell>
          <table:table-cell table:formula="of:=[.X14]/[.X$5]" office:value-type="float" office:value="0.946251799781063" calcext:value-type="float">
            <text:p>0.9462517998</text:p>
          </table:table-cell>
          <table:table-cell table:number-columns-repeated="4"/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5])*60+MINUTE([.A15])" office:value-type="float" office:value="874" calcext:value-type="float">
            <text:p>874</text:p>
          </table:table-cell>
          <table:table-cell table:formula="of:=[.C15]-[.C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H15]/[.G15])" office:value-type="float" office:value="2.56365931213105" calcext:value-type="float">
            <text:p>2.5636593121</text:p>
          </table:table-cell>
          <table:table-cell table:formula="of:= [.I15] / [.I$5]" office:value-type="float" office:value="1.02872440828292" calcext:value-type="float">
            <text:p>1.0287244083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L15]/[.K15])" office:value-type="float" office:value="0.206157098757779" calcext:value-type="float">
            <text:p>0.2061570988</text:p>
          </table:table-cell>
          <table:table-cell table:formula="of:=[.M15]/[.M$5]" office:value-type="float" office:value="0.849808325901475" calcext:value-type="float">
            <text:p>0.8498083259</text:p>
          </table:table-cell>
          <table:table-cell/>
          <table:table-cell table:style-name="ce3" office:value-type="time" office:time-value="PT13H51M00S" calcext:value-type="time">
            <text:p>01:51:00 PM</text:p>
          </table:table-cell>
          <table:table-cell office:value-type="float" office:value="19.31" calcext:value-type="float">
            <text:p>19.31</text:p>
          </table:table-cell>
          <table:table-cell table:formula="of:=HOUR([.P15])*60 + MINUTE([.P15])" office:value-type="float" office:value="831" calcext:value-type="float">
            <text:p>831</text:p>
          </table:table-cell>
          <table:table-cell table:formula="of:= [.R15] - [.R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 office:value-type="float" office:value="463" calcext:value-type="float">
            <text:p>463</text:p>
          </table:table-cell>
          <table:table-cell office:value-type="float" office:value="8065" calcext:value-type="float">
            <text:p>8065</text:p>
          </table:table-cell>
          <table:table-cell table:formula="of:=LN([.W15]/[.V15])" office:value-type="float" office:value="2.85756193647307" calcext:value-type="float">
            <text:p>2.8575619365</text:p>
          </table:table-cell>
          <table:table-cell table:formula="of:=[.X15]/[.X$5]" office:value-type="float" office:value="0.913990695472262" calcext:value-type="float">
            <text:p>0.9139906955</text:p>
          </table:table-cell>
          <table:table-cell table:number-columns-repeated="4"/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6])*60+MINUTE([.A16])" office:value-type="float" office:value="878" calcext:value-type="float">
            <text:p>878</text:p>
          </table:table-cell>
          <table:table-cell table:formula="of:=[.C16]-[.C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H16]/[.G16])" office:value-type="float" office:value="2.60867033480347" calcext:value-type="float">
            <text:p>2.6086703348</text:p>
          </table:table-cell>
          <table:table-cell table:formula="of:= [.I16] / [.I$5]" office:value-type="float" office:value="1.04678606625978" calcext:value-type="float">
            <text:p>1.0467860663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L16]/[.K16])" office:value-type="float" office:value="0.230641483893908" calcext:value-type="float">
            <text:p>0.2306414839</text:p>
          </table:table-cell>
          <table:table-cell table:formula="of:=[.M16]/[.M$5]" office:value-type="float" office:value="0.95073637770583" calcext:value-type="float">
            <text:p>0.9507363777</text:p>
          </table:table-cell>
          <table:table-cell/>
          <table:table-cell table:style-name="ce3" office:value-type="time" office:time-value="PT13H55M00S" calcext:value-type="time">
            <text:p>01:55:00 PM</text:p>
          </table:table-cell>
          <table:table-cell office:value-type="float" office:value="19.31" calcext:value-type="float">
            <text:p>19.31</text:p>
          </table:table-cell>
          <table:table-cell table:formula="of:=HOUR([.P16])*60 + MINUTE([.P16])" office:value-type="float" office:value="835" calcext:value-type="float">
            <text:p>835</text:p>
          </table:table-cell>
          <table:table-cell table:formula="of:= [.R16] - [.R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26" calcext:value-type="float">
            <text:p>1426</text:p>
          </table:table-cell>
          <table:table-cell office:value-type="float" office:value="463" calcext:value-type="float">
            <text:p>463</text:p>
          </table:table-cell>
          <table:table-cell office:value-type="float" office:value="8015" calcext:value-type="float">
            <text:p>8015</text:p>
          </table:table-cell>
          <table:table-cell table:formula="of:=LN([.W16]/[.V16])" office:value-type="float" office:value="2.85134301095742" calcext:value-type="float">
            <text:p>2.851343011</text:p>
          </table:table-cell>
          <table:table-cell table:formula="of:=[.X16]/[.X$5]" office:value-type="float" office:value="0.91200157321227" calcext:value-type="float">
            <text:p>0.9120015732</text:p>
          </table:table-cell>
          <table:table-cell table:number-columns-repeated="4"/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7])*60+MINUTE([.A17])" office:value-type="float" office:value="881" calcext:value-type="float">
            <text:p>881</text:p>
          </table:table-cell>
          <table:table-cell table:formula="of:=[.C17]-[.C$5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H17]/[.G17])" office:value-type="float" office:value="2.6039471690031" calcext:value-type="float">
            <text:p>2.603947169</text:p>
          </table:table-cell>
          <table:table-cell table:formula="of:= [.I17] / [.I$5]" office:value-type="float" office:value="1.04489079260925" calcext:value-type="float">
            <text:p>1.0448907926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L17]/[.K17])" office:value-type="float" office:value="0.222124356389906" calcext:value-type="float">
            <text:p>0.2221243564</text:p>
          </table:table-cell>
          <table:table-cell table:formula="of:=[.M17]/[.M$5]" office:value-type="float" office:value="0.915627589751021" calcext:value-type="float">
            <text:p>0.9156275898</text:p>
          </table:table-cell>
          <table:table-cell/>
          <table:table-cell table:style-name="ce3" office:value-type="time" office:time-value="PT13H59M00S" calcext:value-type="time">
            <text:p>01:59:00 PM</text:p>
          </table:table-cell>
          <table:table-cell office:value-type="float" office:value="19.55" calcext:value-type="float">
            <text:p>19.55</text:p>
          </table:table-cell>
          <table:table-cell table:formula="of:=HOUR([.P17])*60 + MINUTE([.P17])" office:value-type="float" office:value="839" calcext:value-type="float">
            <text:p>839</text:p>
          </table:table-cell>
          <table:table-cell table:formula="of:= [.R17] - [.R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27" calcext:value-type="float">
            <text:p>1427</text:p>
          </table:table-cell>
          <table:table-cell office:value-type="float" office:value="502" calcext:value-type="float">
            <text:p>502</text:p>
          </table:table-cell>
          <table:table-cell office:value-type="float" office:value="8171" calcext:value-type="float">
            <text:p>8171</text:p>
          </table:table-cell>
          <table:table-cell table:formula="of:=LN([.W17]/[.V17])" office:value-type="float" office:value="2.78974645969298" calcext:value-type="float">
            <text:p>2.7897464597</text:p>
          </table:table-cell>
          <table:table-cell table:formula="of:=[.X17]/[.X$5]" office:value-type="float" office:value="0.892299926850629" calcext:value-type="float">
            <text:p>0.8922999269</text:p>
          </table:table-cell>
          <table:table-cell table:number-columns-repeated="4"/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8])*60+MINUTE([.A18])" office:value-type="float" office:value="885" calcext:value-type="float">
            <text:p>885</text:p>
          </table:table-cell>
          <table:table-cell table:formula="of:=[.C18]-[.C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H18]/[.G18])" office:value-type="float" office:value="2.54202664272697" calcext:value-type="float">
            <text:p>2.5420266427</text:p>
          </table:table-cell>
          <table:table-cell table:formula="of:= [.I18] / [.I$5]" office:value-type="float" office:value="1.02004382622314" calcext:value-type="float">
            <text:p>1.0200438262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L18]/[.K18])" office:value-type="float" office:value="0.20064493089873" calcext:value-type="float">
            <text:p>0.2006449309</text:p>
          </table:table-cell>
          <table:table-cell table:formula="of:=[.M18]/[.M$5]" office:value-type="float" office:value="0.82708640088113" calcext:value-type="float">
            <text:p>0.8270864009</text:p>
          </table:table-cell>
          <table:table-cell/>
          <table:table-cell table:style-name="ce3" office:value-type="time" office:time-value="PT14H02M00S" calcext:value-type="time">
            <text:p>02:02:00 PM</text:p>
          </table:table-cell>
          <table:table-cell office:value-type="float" office:value="19.6" calcext:value-type="float">
            <text:p>19.6</text:p>
          </table:table-cell>
          <table:table-cell table:formula="of:=HOUR([.P18])*60 + MINUTE([.P18])" office:value-type="float" office:value="842" calcext:value-type="float">
            <text:p>842</text:p>
          </table:table-cell>
          <table:table-cell table:formula="of:= [.R18] - [.R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float" office:value="519" calcext:value-type="float">
            <text:p>519</text:p>
          </table:table-cell>
          <table:table-cell office:value-type="float" office:value="8167" calcext:value-type="float">
            <text:p>8167</text:p>
          </table:table-cell>
          <table:table-cell table:formula="of:=LN([.W18]/[.V18])" office:value-type="float" office:value="2.75595304019239" calcext:value-type="float">
            <text:p>2.7559530402</text:p>
          </table:table-cell>
          <table:table-cell table:formula="of:=[.X18]/[.X$5]" office:value-type="float" office:value="0.881491107417006" calcext:value-type="float">
            <text:p>0.8814911074</text:p>
          </table:table-cell>
          <table:table-cell table:number-columns-repeated="4"/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9])*60+MINUTE([.A19])" office:value-type="float" office:value="888" calcext:value-type="float">
            <text:p>888</text:p>
          </table:table-cell>
          <table:table-cell table:formula="of:=[.C19]-[.C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H19]/[.G19])" office:value-type="float" office:value="2.49228675708562" calcext:value-type="float">
            <text:p>2.4922867571</text:p>
          </table:table-cell>
          <table:table-cell table:formula="of:= [.I19] / [.I$5]" office:value-type="float" office:value="1.00008460848218" calcext:value-type="float">
            <text:p>1.0000846085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19]/[.K19])" office:value-type="float" office:value="0.18054867212692" calcext:value-type="float">
            <text:p>0.1805486721</text:p>
          </table:table-cell>
          <table:table-cell table:formula="of:=[.M19]/[.M$5]" office:value-type="float" office:value="0.744246818219851" calcext:value-type="float">
            <text:p>0.7442468182</text:p>
          </table:table-cell>
          <table:table-cell/>
          <table:table-cell table:style-name="ce3" office:value-type="time" office:time-value="PT14H05M00S" calcext:value-type="time">
            <text:p>02:05:00 PM</text:p>
          </table:table-cell>
          <table:table-cell office:value-type="float" office:value="19.68" calcext:value-type="float">
            <text:p>19.68</text:p>
          </table:table-cell>
          <table:table-cell table:formula="of:=HOUR([.P19])*60 + MINUTE([.P19])" office:value-type="float" office:value="845" calcext:value-type="float">
            <text:p>845</text:p>
          </table:table-cell>
          <table:table-cell table:formula="of:= [.R19] - [.R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474" calcext:value-type="float">
            <text:p>474</text:p>
          </table:table-cell>
          <table:table-cell office:value-type="float" office:value="8204" calcext:value-type="float">
            <text:p>8204</text:p>
          </table:table-cell>
          <table:table-cell table:formula="of:=LN([.W19]/[.V19])" office:value-type="float" office:value="2.85116979749719" calcext:value-type="float">
            <text:p>2.8511697975</text:p>
          </table:table-cell>
          <table:table-cell table:formula="of:=[.X19]/[.X$5]" office:value-type="float" office:value="0.911946170916713" calcext:value-type="float">
            <text:p>0.9119461709</text:p>
          </table:table-cell>
          <table:table-cell table:number-columns-repeated="4"/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20])*60+MINUTE([.A20])" office:value-type="float" office:value="891" calcext:value-type="float">
            <text:p>891</text:p>
          </table:table-cell>
          <table:table-cell table:formula="of:=[.C20]-[.C$5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H20]/[.G20])" office:value-type="float" office:value="2.48115181379169" calcext:value-type="float">
            <text:p>2.4811518138</text:p>
          </table:table-cell>
          <table:table-cell table:formula="of:= [.I20] / [.I$5]" office:value-type="float" office:value="0.995616468781589" calcext:value-type="float">
            <text:p>0.995616468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20]/[.K20])" office:value-type="float" office:value="0.18054867212692" calcext:value-type="float">
            <text:p>0.1805486721</text:p>
          </table:table-cell>
          <table:table-cell table:formula="of:=[.M20]/[.M$5]" office:value-type="float" office:value="0.744246818219851" calcext:value-type="float">
            <text:p>0.7442468182</text:p>
          </table:table-cell>
          <table:table-cell/>
          <table:table-cell table:style-name="ce3" office:value-type="time" office:time-value="PT14H09M00S" calcext:value-type="time">
            <text:p>02:09:00 PM</text:p>
          </table:table-cell>
          <table:table-cell office:value-type="float" office:value="19.69" calcext:value-type="float">
            <text:p>19.69</text:p>
          </table:table-cell>
          <table:table-cell table:formula="of:=HOUR([.P20])*60 + MINUTE([.P20])" office:value-type="float" office:value="849" calcext:value-type="float">
            <text:p>849</text:p>
          </table:table-cell>
          <table:table-cell table:formula="of:= [.R20] - [.R$5]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30" calcext:value-type="float">
            <text:p>1430</text:p>
          </table:table-cell>
          <table:table-cell office:value-type="float" office:value="540" calcext:value-type="float">
            <text:p>540</text:p>
          </table:table-cell>
          <table:table-cell office:value-type="float" office:value="8292" calcext:value-type="float">
            <text:p>8292</text:p>
          </table:table-cell>
          <table:table-cell table:formula="of:=LN([.W20]/[.V20])" office:value-type="float" office:value="2.73147733399735" calcext:value-type="float">
            <text:p>2.731477334</text:p>
          </table:table-cell>
          <table:table-cell table:formula="of:=[.X20]/[.X$5]" office:value-type="float" office:value="0.873662556986709" calcext:value-type="float">
            <text:p>0.873662557</text:p>
          </table:table-cell>
          <table:table-cell table:number-columns-repeated="4"/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1])*60+MINUTE([.A21])" office:value-type="float" office:value="895" calcext:value-type="float">
            <text:p>895</text:p>
          </table:table-cell>
          <table:table-cell table:formula="of:=[.C21]-[.C$5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H21]/[.G21])" office:value-type="float" office:value="2.53063462307711" calcext:value-type="float">
            <text:p>2.5306346231</text:p>
          </table:table-cell>
          <table:table-cell table:formula="of:= [.I21] / [.I$5]" office:value-type="float" office:value="1.01547252900825" calcext:value-type="float">
            <text:p>1.015472529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L21]/[.K21])" office:value-type="float" office:value="0.199037104389912" calcext:value-type="float">
            <text:p>0.1990371044</text:p>
          </table:table-cell>
          <table:table-cell table:formula="of:=[.M21]/[.M$5]" office:value-type="float" office:value="0.820458715673919" calcext:value-type="float">
            <text:p>0.8204587157</text:p>
          </table:table-cell>
          <table:table-cell/>
          <table:table-cell table:style-name="ce3" office:value-type="time" office:time-value="PT14H13M00S" calcext:value-type="time">
            <text:p>02:13:00 PM</text:p>
          </table:table-cell>
          <table:table-cell office:value-type="float" office:value="19.91" calcext:value-type="float">
            <text:p>19.91</text:p>
          </table:table-cell>
          <table:table-cell table:formula="of:=HOUR([.P21])*60 + MINUTE([.P21])" office:value-type="float" office:value="853" calcext:value-type="float">
            <text:p>853</text:p>
          </table:table-cell>
          <table:table-cell table:formula="of:= [.R21] - [.R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431" calcext:value-type="float">
            <text:p>1431</text:p>
          </table:table-cell>
          <table:table-cell office:value-type="float" office:value="558" calcext:value-type="float">
            <text:p>558</text:p>
          </table:table-cell>
          <table:table-cell office:value-type="float" office:value="8192" calcext:value-type="float">
            <text:p>8192</text:p>
          </table:table-cell>
          <table:table-cell table:formula="of:=LN([.W21]/[.V21])" office:value-type="float" office:value="2.68655438489798" calcext:value-type="float">
            <text:p>2.6865543849</text:p>
          </table:table-cell>
          <table:table-cell table:formula="of:=[.X21]/[.X$5]" office:value-type="float" office:value="0.859293959418995" calcext:value-type="float">
            <text:p>0.8592939594</text:p>
          </table:table-cell>
          <table:table-cell table:number-columns-repeated="4"/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2])*60+MINUTE([.A22])" office:value-type="float" office:value="899" calcext:value-type="float">
            <text:p>899</text:p>
          </table:table-cell>
          <table:table-cell table:formula="of:=[.C22]-[.C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H22]/[.G22])" office:value-type="float" office:value="2.49959574266294" calcext:value-type="float">
            <text:p>2.4995957427</text:p>
          </table:table-cell>
          <table:table-cell table:formula="of:= [.I22] / [.I$5]" office:value-type="float" office:value="1.00301749891251" calcext:value-type="float">
            <text:p>1.0030174989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L22]/[.K22])" office:value-type="float" office:value="0.200222767123195" calcext:value-type="float">
            <text:p>0.2002227671</text:p>
          </table:table-cell>
          <table:table-cell table:formula="of:=[.M22]/[.M$5]" office:value-type="float" office:value="0.825346182894431" calcext:value-type="float">
            <text:p>0.8253461829</text:p>
          </table:table-cell>
          <table:table-cell/>
          <table:table-cell table:style-name="ce3" office:value-type="time" office:time-value="PT14H16M00S" calcext:value-type="time">
            <text:p>02:16:00 PM</text:p>
          </table:table-cell>
          <table:table-cell office:value-type="float" office:value="20.1" calcext:value-type="float">
            <text:p>20.1</text:p>
          </table:table-cell>
          <table:table-cell table:formula="of:=HOUR([.P22])*60 + MINUTE([.P22])" office:value-type="float" office:value="856" calcext:value-type="float">
            <text:p>856</text:p>
          </table:table-cell>
          <table:table-cell table:formula="of:= [.R22] - [.R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32" calcext:value-type="float">
            <text:p>1432</text:p>
          </table:table-cell>
          <table:table-cell table:number-columns-repeated="2"/>
          <table:table-cell table:formula="of:=LN([.W22]/[.V22])" office:value-type="string" office:string-value="" calcext:value-type="error">
            <text:p>#DIV/0!</text:p>
          </table:table-cell>
          <table:table-cell table:formula="of:=[.X22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3])*60+MINUTE([.A23])" office:value-type="float" office:value="902" calcext:value-type="float">
            <text:p>902</text:p>
          </table:table-cell>
          <table:table-cell table:formula="of:=[.C23]-[.C$5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H23]/[.G23])" office:value-type="float" office:value="2.55146697667314" calcext:value-type="float">
            <text:p>2.5514669767</text:p>
          </table:table-cell>
          <table:table-cell table:formula="of:= [.I23] / [.I$5]" office:value-type="float" office:value="1.02383196683402" calcext:value-type="float">
            <text:p>1.0238319668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L23]/[.K23])" office:value-type="float" office:value="0.206287922512278" calcext:value-type="float">
            <text:p>0.2062879225</text:p>
          </table:table-cell>
          <table:table-cell table:formula="of:=[.M23]/[.M$5]" office:value-type="float" office:value="0.850347599671181" calcext:value-type="float">
            <text:p>0.850347599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433" calcext:value-type="float">
            <text:p>1433</text:p>
          </table:table-cell>
          <table:table-cell table:number-columns-repeated="2"/>
          <table:table-cell table:formula="of:=LN([.W23]/[.V23])" office:value-type="string" office:string-value="" calcext:value-type="error">
            <text:p>#DIV/0!</text:p>
          </table:table-cell>
          <table:table-cell table:formula="of:=[.X23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4])*60+MINUTE([.A24])" office:value-type="float" office:value="905" calcext:value-type="float">
            <text:p>905</text:p>
          </table:table-cell>
          <table:table-cell table:formula="of:=[.C24]-[.C$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H24]/[.G24])" office:value-type="float" office:value="2.44607306707726" calcext:value-type="float">
            <text:p>2.4460730671</text:p>
          </table:table-cell>
          <table:table-cell table:formula="of:= [.I24] / [.I$5]" office:value-type="float" office:value="0.981540353914708" calcext:value-type="float">
            <text:p>0.9815403539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L24]/[.K24])" office:value-type="float" office:value="0.189843375060399" calcext:value-type="float">
            <text:p>0.1898433751</text:p>
          </table:table-cell>
          <table:table-cell table:formula="of:=[.M24]/[.M$5]" office:value-type="float" office:value="0.782560880589011" calcext:value-type="float">
            <text:p>0.7825608806</text:p>
          </table:table-cell>
          <table:table-cell table:number-columns-repeated="2"/>
          <table:table-cell office:value-type="float" office:value="23.58" calcext:value-type="float">
            <text:p>23.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34" calcext:value-type="float">
            <text:p>1434</text:p>
          </table:table-cell>
          <table:table-cell table:number-columns-repeated="2"/>
          <table:table-cell table:formula="of:=LN([.W24]/[.V24])" office:value-type="string" office:string-value="" calcext:value-type="error">
            <text:p>#DIV/0!</text:p>
          </table:table-cell>
          <table:table-cell table:formula="of:=[.X24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5])*60+MINUTE([.A25])" office:value-type="float" office:value="909" calcext:value-type="float">
            <text:p>909</text:p>
          </table:table-cell>
          <table:table-cell table:formula="of:=[.C25]-[.C$5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5] / [.I$5]" office:value-type="float" office:value="0.974701838954885" calcext:value-type="float">
            <text:p>0.974701839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L25]/[.K25])" office:value-type="float" office:value="0.181220299609424" calcext:value-type="float">
            <text:p>0.1812202996</text:p>
          </table:table-cell>
          <table:table-cell table:formula="of:=[.M25]/[.M$5]" office:value-type="float" office:value="0.747015360414006" calcext:value-type="float">
            <text:p>0.7470153604</text:p>
          </table:table-cell>
          <table:table-cell table:number-columns-repeated="2"/>
          <table:table-cell office:value-type="float" office:value="23.62" calcext:value-type="float">
            <text:p>23.6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table:formula="of:=LN([.W25]/[.V25])" office:value-type="string" office:string-value="" calcext:value-type="error">
            <text:p>#DIV/0!</text:p>
          </table:table-cell>
          <table:table-cell table:formula="of:=[.X25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6])*60+MINUTE([.A26])" office:value-type="float" office:value="913" calcext:value-type="float">
            <text:p>913</text:p>
          </table:table-cell>
          <table:table-cell table:formula="of:=[.C26]-[.C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6] / [.I$5]" office:value-type="float" office:value="0.974701838954885" calcext:value-type="float">
            <text:p>0.974701839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L26]/[.K26])" office:value-type="float" office:value="0.208489704965537" calcext:value-type="float">
            <text:p>0.208489705</text:p>
          </table:table-cell>
          <table:table-cell table:formula="of:=[.M26]/[.M$5]" office:value-type="float" office:value="0.859423654155253" calcext:value-type="float">
            <text:p>0.859423654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LN([.W26]/[.V26])" office:value-type="string" office:string-value="" calcext:value-type="error">
            <text:p>#DIV/0!</text:p>
          </table:table-cell>
          <table:table-cell table:formula="of:=[.X26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7])*60+MINUTE([.A27])" office:value-type="float" office:value="916" calcext:value-type="float">
            <text:p>916</text:p>
          </table:table-cell>
          <table:table-cell table:formula="of:=[.C27]-[.C$5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H27]/[.G27])" office:value-type="float" office:value="2.43330705658168" calcext:value-type="float">
            <text:p>2.4333070566</text:p>
          </table:table-cell>
          <table:table-cell table:formula="of:= [.I27] / [.I$5]" office:value-type="float" office:value="0.976417712801258" calcext:value-type="float">
            <text:p>0.9764177128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L27]/[.K27])" office:value-type="float" office:value="0.167505775284285" calcext:value-type="float">
            <text:p>0.1675057753</text:p>
          </table:table-cell>
          <table:table-cell table:formula="of:=[.M27]/[.M$5]" office:value-type="float" office:value="0.690482177576704" calcext:value-type="float">
            <text:p>0.6904821776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table:number-columns-repeated="2"/>
          <table:table-cell table:formula="of:=LN([.W27]/[.V27])" office:value-type="string" office:string-value="" calcext:value-type="error">
            <text:p>#DIV/0!</text:p>
          </table:table-cell>
          <table:table-cell table:formula="of:=[.X27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8])*60+MINUTE([.A28])" office:value-type="float" office:value="920" calcext:value-type="float">
            <text:p>920</text:p>
          </table:table-cell>
          <table:table-cell table:formula="of:=[.C28]-[.C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H28]/[.G28])" office:value-type="float" office:value="2.45622150178914" calcext:value-type="float">
            <text:p>2.4562215018</text:p>
          </table:table-cell>
          <table:table-cell table:formula="of:= [.I28] / [.I$5]" office:value-type="float" office:value="0.985612635455619" calcext:value-type="float">
            <text:p>0.9856126355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L28]/[.K28])" office:value-type="float" office:value="0.173332573168551" calcext:value-type="float">
            <text:p>0.1733325732</text:p>
          </table:table-cell>
          <table:table-cell table:formula="of:=[.M28]/[.M$5]" office:value-type="float" office:value="0.714501051460899" calcext:value-type="float">
            <text:p>0.714501051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438" calcext:value-type="float">
            <text:p>1438</text:p>
          </table:table-cell>
          <table:table-cell table:number-columns-repeated="2"/>
          <table:table-cell table:formula="of:=LN([.W28]/[.V28])" office:value-type="string" office:string-value="" calcext:value-type="error">
            <text:p>#DIV/0!</text:p>
          </table:table-cell>
          <table:table-cell table:formula="of:=[.X28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9])*60+MINUTE([.A29])" office:value-type="float" office:value="923" calcext:value-type="float">
            <text:p>923</text:p>
          </table:table-cell>
          <table:table-cell table:formula="of:=[.C29]-[.C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H29]/[.G29])" office:value-type="float" office:value="2.44767803642577" calcext:value-type="float">
            <text:p>2.4476780364</text:p>
          </table:table-cell>
          <table:table-cell table:formula="of:= [.I29] / [.I$5]" office:value-type="float" office:value="0.982184382992809" calcext:value-type="float">
            <text:p>0.982184383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L29]/[.K29])" office:value-type="float" office:value="0.183971527704519" calcext:value-type="float">
            <text:p>0.1839715277</text:p>
          </table:table-cell>
          <table:table-cell table:formula="of:=[.M29]/[.M$5]" office:value-type="float" office:value="0.758356306497134" calcext:value-type="float">
            <text:p>0.758356306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table-cell table:formula="of:=LN([.W29]/[.V29])" office:value-type="string" office:string-value="" calcext:value-type="error">
            <text:p>#DIV/0!</text:p>
          </table:table-cell>
          <table:table-cell table:formula="of:=[.X29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30])*60+MINUTE([.A30])" office:value-type="float" office:value="927" calcext:value-type="float">
            <text:p>927</text:p>
          </table:table-cell>
          <table:table-cell table:formula="of:=[.C30]-[.C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H30]/[.G30])" office:value-type="float" office:value="2.35583475749316" calcext:value-type="float">
            <text:p>2.3558347575</text:p>
          </table:table-cell>
          <table:table-cell table:formula="of:= [.I30] / [.I$5]" office:value-type="float" office:value="0.945330257201743" calcext:value-type="float">
            <text:p>0.9453302572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L30]/[.K30])" office:value-type="float" office:value="0.192747123188544" calcext:value-type="float">
            <text:p>0.1927471232</text:p>
          </table:table-cell>
          <table:table-cell table:formula="of:=[.M30]/[.M$5]" office:value-type="float" office:value="0.794530535529288" calcext:value-type="float">
            <text:p>0.7945305355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formula="of:=LN([.W30]/[.V30])" office:value-type="string" office:string-value="" calcext:value-type="error">
            <text:p>#DIV/0!</text:p>
          </table:table-cell>
          <table:table-cell table:formula="of:=[.X30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1])*60+MINUTE([.A31])" office:value-type="float" office:value="931" calcext:value-type="float">
            <text:p>931</text:p>
          </table:table-cell>
          <table:table-cell table:formula="of:=[.C31]-[.C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H31]/[.G31])" office:value-type="float" office:value="2.39866726070547" calcext:value-type="float">
            <text:p>2.3986672607</text:p>
          </table:table-cell>
          <table:table-cell table:formula="of:= [.I31] / [.I$5]" office:value-type="float" office:value="0.962517736565269" calcext:value-type="float">
            <text:p>0.9625177366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L31]/[.K31])" office:value-type="float" office:value="0.163001771376443" calcext:value-type="float">
            <text:p>0.1630017714</text:p>
          </table:table-cell>
          <table:table-cell table:formula="of:=[.M31]/[.M$5]" office:value-type="float" office:value="0.671916045030991" calcext:value-type="float">
            <text:p>0.671916045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441" calcext:value-type="float">
            <text:p>1441</text:p>
          </table:table-cell>
          <table:table-cell table:number-columns-repeated="2"/>
          <table:table-cell table:formula="of:=LN([.W31]/[.V31])" office:value-type="string" office:string-value="" calcext:value-type="error">
            <text:p>#DIV/0!</text:p>
          </table:table-cell>
          <table:table-cell table:formula="of:=[.X31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2])*60+MINUTE([.A32])" office:value-type="float" office:value="934" calcext:value-type="float">
            <text:p>934</text:p>
          </table:table-cell>
          <table:table-cell table:formula="of:=[.C32]-[.C$5]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H32]/[.G32])" office:value-type="float" office:value="2.32440575164038" calcext:value-type="float">
            <text:p>2.3244057516</text:p>
          </table:table-cell>
          <table:table-cell table:formula="of:= [.I32] / [.I$5]" office:value-type="float" office:value="0.93271868073531" calcext:value-type="float">
            <text:p>0.9327186807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L32]/[.K32])" office:value-type="float" office:value="0.172071311653341" calcext:value-type="float">
            <text:p>0.1720713117</text:p>
          </table:table-cell>
          <table:table-cell table:formula="of:=[.M32]/[.M$5]" office:value-type="float" office:value="0.709301955513085" calcext:value-type="float">
            <text:p>0.7093019555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442" calcext:value-type="float">
            <text:p>1442</text:p>
          </table:table-cell>
          <table:table-cell table:number-columns-repeated="2"/>
          <table:table-cell table:formula="of:=LN([.W32]/[.V32])" office:value-type="string" office:string-value="" calcext:value-type="error">
            <text:p>#DIV/0!</text:p>
          </table:table-cell>
          <table:table-cell table:formula="of:=[.X32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3])*60+MINUTE([.A33])" office:value-type="float" office:value="937" calcext:value-type="float">
            <text:p>937</text:p>
          </table:table-cell>
          <table:table-cell table:formula="of:=[.C33]-[.C$5]"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H33]/[.G33])" office:value-type="float" office:value="2.28581458124855" calcext:value-type="float">
            <text:p>2.2858145812</text:p>
          </table:table-cell>
          <table:table-cell table:formula="of:= [.I33] / [.I$5]" office:value-type="float" office:value="0.917233128993538" calcext:value-type="float">
            <text:p>0.917233129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L33]/[.K33])" office:value-type="float" office:value="0.188715027083591" calcext:value-type="float">
            <text:p>0.1887150271</text:p>
          </table:table-cell>
          <table:table-cell table:formula="of:=[.M33]/[.M$5]" office:value-type="float" office:value="0.77790967279174" calcext:value-type="float">
            <text:p>0.777909672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table:formula="of:=LN([.W33]/[.V33])" office:value-type="string" office:string-value="" calcext:value-type="error">
            <text:p>#DIV/0!</text:p>
          </table:table-cell>
          <table:table-cell table:formula="of:=[.X33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4])*60+MINUTE([.A34])" office:value-type="float" office:value="941" calcext:value-type="float">
            <text:p>941</text:p>
          </table:table-cell>
          <table:table-cell table:formula="of:=[.C34]-[.C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H34]/[.G34])" office:value-type="float" office:value="2.29981883950116" calcext:value-type="float">
            <text:p>2.2998188395</text:p>
          </table:table-cell>
          <table:table-cell table:formula="of:= [.I34] / [.I$5]" office:value-type="float" office:value="0.922852644120289" calcext:value-type="float">
            <text:p>0.9228526441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L34]/[.K34])" office:value-type="float" office:value="0.181090087875005" calcext:value-type="float">
            <text:p>0.1810900879</text:p>
          </table:table-cell>
          <table:table-cell table:formula="of:=[.M34]/[.M$5]" office:value-type="float" office:value="0.746478609476464" calcext:value-type="float">
            <text:p>0.746478609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table:formula="of:=LN([.W34]/[.V34])" office:value-type="string" office:string-value="" calcext:value-type="error">
            <text:p>#DIV/0!</text:p>
          </table:table-cell>
          <table:table-cell table:formula="of:=[.X34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5])*60+MINUTE([.A35])" office:value-type="float" office:value="945" calcext:value-type="float">
            <text:p>945</text:p>
          </table:table-cell>
          <table:table-cell table:formula="of:=[.C35]-[.C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H35]/[.G35])" office:value-type="float" office:value="2.32001226257011" calcext:value-type="float">
            <text:p>2.3200122626</text:p>
          </table:table-cell>
          <table:table-cell table:formula="of:= [.I35] / [.I$5]" office:value-type="float" office:value="0.930955697088177" calcext:value-type="float">
            <text:p>0.9309556971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L35]/[.K35])" office:value-type="float" office:value="0.169519105973579" calcext:value-type="float">
            <text:p>0.169519106</text:p>
          </table:table-cell>
          <table:table-cell table:formula="of:=[.M35]/[.M$5]" office:value-type="float" office:value="0.698781407595288" calcext:value-type="float">
            <text:p>0.6987814076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45" calcext:value-type="float">
            <text:p>1445</text:p>
          </table:table-cell>
          <table:table-cell table:number-columns-repeated="2"/>
          <table:table-cell table:formula="of:=LN([.W35]/[.V35])" office:value-type="string" office:string-value="" calcext:value-type="error">
            <text:p>#DIV/0!</text:p>
          </table:table-cell>
          <table:table-cell table:formula="of:=[.X35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6])*60+MINUTE([.A36])" office:value-type="float" office:value="948" calcext:value-type="float">
            <text:p>948</text:p>
          </table:table-cell>
          <table:table-cell table:formula="of:=[.C36]-[.C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H36]/[.G36])" office:value-type="float" office:value="2.22226940367683" calcext:value-type="float">
            <text:p>2.2222694037</text:p>
          </table:table-cell>
          <table:table-cell table:formula="of:= [.I36] / [.I$5]" office:value-type="float" office:value="0.891734235717287" calcext:value-type="float">
            <text:p>0.891734235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L36]/[.K36])" office:value-type="float" office:value="0.183381814889391" calcext:value-type="float">
            <text:p>0.1833818149</text:p>
          </table:table-cell>
          <table:table-cell table:formula="of:=[.M36]/[.M$5]" office:value-type="float" office:value="0.755925427991342" calcext:value-type="float">
            <text:p>0.7559254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table:formula="of:=LN([.W36]/[.V36])" office:value-type="string" office:string-value="" calcext:value-type="error">
            <text:p>#DIV/0!</text:p>
          </table:table-cell>
          <table:table-cell table:formula="of:=[.X36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7])*60+MINUTE([.A37])" office:value-type="float" office:value="951" calcext:value-type="float">
            <text:p>951</text:p>
          </table:table-cell>
          <table:table-cell table:formula="of:=[.C37]-[.C$5]"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H37]/[.G37])" office:value-type="float" office:value="2.28577797467766" calcext:value-type="float">
            <text:p>2.2857779747</text:p>
          </table:table-cell>
          <table:table-cell table:formula="of:= [.I37] / [.I$5]" office:value-type="float" office:value="0.917218439805785" calcext:value-type="float">
            <text:p>0.9172184398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L37]/[.K37])" office:value-type="float" office:value="0.170369082380901" calcext:value-type="float">
            <text:p>0.1703690824</text:p>
          </table:table-cell>
          <table:table-cell table:formula="of:=[.M37]/[.M$5]" office:value-type="float" office:value="0.702285128942333" calcext:value-type="float">
            <text:p>0.702285128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table:formula="of:=LN([.W37]/[.V37])" office:value-type="string" office:string-value="" calcext:value-type="error">
            <text:p>#DIV/0!</text:p>
          </table:table-cell>
          <table:table-cell table:formula="of:=[.X37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8])*60+MINUTE([.A38])" office:value-type="float" office:value="955" calcext:value-type="float">
            <text:p>955</text:p>
          </table:table-cell>
          <table:table-cell table:formula="of:=[.C38]-[.C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H38]/[.G38])" office:value-type="float" office:value="2.2149478300793" calcext:value-type="float">
            <text:p>2.2149478301</text:p>
          </table:table-cell>
          <table:table-cell table:formula="of:= [.I38] / [.I$5]" office:value-type="float" office:value="0.888796294068342" calcext:value-type="float">
            <text:p>0.888796294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L38]/[.K38])" office:value-type="float" office:value="0.186546480597677" calcext:value-type="float">
            <text:p>0.1865464806</text:p>
          </table:table-cell>
          <table:table-cell table:formula="of:=[.M38]/[.M$5]" office:value-type="float" office:value="0.768970621602437" calcext:value-type="float">
            <text:p>0.768970621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48" calcext:value-type="float">
            <text:p>1448</text:p>
          </table:table-cell>
          <table:table-cell table:number-columns-repeated="2"/>
          <table:table-cell table:formula="of:=LN([.W38]/[.V38])" office:value-type="string" office:string-value="" calcext:value-type="error">
            <text:p>#DIV/0!</text:p>
          </table:table-cell>
          <table:table-cell table:formula="of:=[.X38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9])*60+MINUTE([.A39])" office:value-type="float" office:value="959" calcext:value-type="float">
            <text:p>959</text:p>
          </table:table-cell>
          <table:table-cell table:formula="of:=[.C39]-[.C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H39]/[.G39])" office:value-type="float" office:value="2.19966117174141" calcext:value-type="float">
            <text:p>2.1996611717</text:p>
          </table:table-cell>
          <table:table-cell table:formula="of:= [.I39] / [.I$5]" office:value-type="float" office:value="0.882662187840241" calcext:value-type="float">
            <text:p>0.8826621878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L39]/[.K39])" office:value-type="float" office:value="0.188380538233542" calcext:value-type="float">
            <text:p>0.1883805382</text:p>
          </table:table-cell>
          <table:table-cell table:formula="of:=[.M39]/[.M$5]" office:value-type="float" office:value="0.776530863081058" calcext:value-type="float">
            <text:p>0.776530863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49" calcext:value-type="float">
            <text:p>1449</text:p>
          </table:table-cell>
          <table:table-cell table:number-columns-repeated="2"/>
          <table:table-cell table:formula="of:=LN([.W39]/[.V39])" office:value-type="string" office:string-value="" calcext:value-type="error">
            <text:p>#DIV/0!</text:p>
          </table:table-cell>
          <table:table-cell table:formula="of:=[.X39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40])*60+MINUTE([.A40])" office:value-type="float" office:value="963" calcext:value-type="float">
            <text:p>963</text:p>
          </table:table-cell>
          <table:table-cell table:formula="of:=[.C40]-[.C$5]"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H40]/[.G40])" office:value-type="float" office:value="2.16564588125983" calcext:value-type="float">
            <text:p>2.1656458813</text:p>
          </table:table-cell>
          <table:table-cell table:formula="of:= [.I40] / [.I$5]" office:value-type="float" office:value="0.869012808062026" calcext:value-type="float">
            <text:p>0.8690128081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L40]/[.K40])" office:value-type="float" office:value="0.183551336534602" calcext:value-type="float">
            <text:p>0.1835513365</text:p>
          </table:table-cell>
          <table:table-cell table:formula="of:=[.M40]/[.M$5]" office:value-type="float" office:value="0.756624219866031" calcext:value-type="float">
            <text:p>0.7566242199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formula="of:=LN([.W40]/[.V40])" office:value-type="string" office:string-value="" calcext:value-type="error">
            <text:p>#DIV/0!</text:p>
          </table:table-cell>
          <table:table-cell table:formula="of:=[.X40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time" office:time-value="PT16H07M00S" calcext:value-type="time">
            <text:p>04:07:00 PM</text:p>
          </table:table-cell>
          <table:table-cell office:value-type="float" office:value="20.79" calcext:value-type="float">
            <text:p>20.79</text:p>
          </table:table-cell>
          <table:table-cell table:formula="of:=HOUR([.A41])*60+MINUTE([.A41])" office:value-type="float" office:value="967" calcext:value-type="float">
            <text:p>967</text:p>
          </table:table-cell>
          <table:table-cell table:formula="of:=[.C41]-[.C$5]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H41]/[.G41])" office:value-type="float" office:value="2.18929589358071" calcext:value-type="float">
            <text:p>2.1892958936</text:p>
          </table:table-cell>
          <table:table-cell table:formula="of:= [.I41] / [.I$5]" office:value-type="float" office:value="0.878502893119567" calcext:value-type="float">
            <text:p>0.8785028931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L41]/[.K41])" office:value-type="float" office:value="0.18840349134489" calcext:value-type="float">
            <text:p>0.1884034913</text:p>
          </table:table-cell>
          <table:table-cell table:formula="of:=[.M41]/[.M$5]" office:value-type="float" office:value="0.776625479008652" calcext:value-type="float">
            <text:p>0.776625479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451" calcext:value-type="float">
            <text:p>1451</text:p>
          </table:table-cell>
          <table:table-cell table:number-columns-repeated="2"/>
          <table:table-cell table:formula="of:=LN([.W41]/[.V41])" office:value-type="string" office:string-value="" calcext:value-type="error">
            <text:p>#DIV/0!</text:p>
          </table:table-cell>
          <table:table-cell table:formula="of:=[.X41]/[.X$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8:10:59.437564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31T08:35:47.501526954</dc:date>
    <meta:editing-duration>P2DT5H25M43S</meta:editing-duration>
    <meta:editing-cycles>483</meta:editing-cycles>
    <meta:generator>LibreOffice/4.2.8.2$Linux_X86_64 LibreOffice_project/420m0$Build-2</meta:generator>
    <meta:document-statistic meta:table-count="6" meta:cell-count="507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cm" svg:height="12.758cm" xlink:href=".." xlink:type="simple" chart:class="chart:scatter" chart:style-name="ch1">
        <chart:legend chart:legend-position="end" svg:x="16.021cm" svg:y="4.737cm" style:legend-expansion="high" chart:style-name="ch2"/>
        <chart:plot-area chart:style-name="ch3" table:cell-range-address="Sheet1.D4:Sheet1.D69 Sheet1.G2:Sheet1.G2 Sheet1.I4:Sheet1.I69 Sheet2.A1:Sheet2.G2 Sheet2.I4:Sheet2.I52 Sheet2.K2:Sheet2.K2 Sheet2.M4:Sheet2.M51 Sheet1.L2:Sheet1.L2 Sheet1.N4:Sheet1.N69" chart:data-source-has-labels="row" svg:x="0.496cm" svg:y="0.255cm" svg:width="15.029cm" svg:height="12.248cm">
          <chartooo:coordinate-region svg:x="1.223cm" svg:y="0.455cm" svg:width="14.022cm" svg:height="11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69" chart:label-cell-address="Sheet1.G2:Sheet1.G2" chart:class="chart:scatter">
            <chart:domain table:cell-range-address="Sheet1.D4:Sheet1.D69"/>
            <chart:data-point chart:repeated="66"/>
          </chart:series>
          <chart:series chart:style-name="ch7" chart:values-cell-range-address="Sheet2.I4:Sheet2.I52" chart:label-cell-address="Sheet2.A1:Sheet2.G2" chart:class="chart:scatter">
            <chart:domain table:cell-range-address="Sheet2.D4:Sheet2.D51"/>
            <chart:data-point chart:repeated="49"/>
          </chart:series>
          <chart:series chart:style-name="ch8" chart:values-cell-range-address="Sheet2.M4:Sheet2.M51" chart:label-cell-address="Sheet2.K2:Sheet2.K2" chart:class="chart:scatter">
            <chart:domain table:cell-range-address="Sheet2.D4:Sheet2.D51"/>
            <chart:data-point chart:repeated="48"/>
          </chart:series>
          <chart:series chart:style-name="ch9" chart:values-cell-range-address="Sheet1.N4:Sheet1.N69" chart:label-cell-address="Sheet1.L2:Sheet1.L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1 , no colling, N2 gaz, beam splitter on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2, no colling, N2 gaz, beam splitter on Top (65.5V), no collin, N2 gaz, </text:p>
                <text:list>
                  <text:list-item>
                    <text:p>RUN 2, no colling, N2 gaz, beam splitter 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p (65.5V), no collin, N2 gaz, </text:p>
                  </text:list-item>
                </text:list>
                <draw:g>
                  <svg:desc>Sheet2.A1:Sheet2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colling, N2 gaz</text:p>
                <draw:g>
                  <svg:desc>Sheet2.K2:Sheet2.K2</svg:desc>
                </draw:g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69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1.28483668333448">
                <text:p>1.28483668333448</text:p>
                <draw:g>
                  <svg:desc>Sheet2.I4:Sheet2.I52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0.144842567206046">
                <text:p>0.144842567206046</text:p>
                <draw:g>
                  <svg:desc>Sheet2.M4:Sheet2.M5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3">
                <text:p>3</text:p>
              </table:table-cell>
              <table:table-cell office:value-type="float" office:value="1.0366407679644">
                <text:p>1.0366407679644</text:p>
              </table:table-cell>
              <table:table-cell office:value-type="float" office:value="3">
                <text:p>3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6">
                <text:p>6</text:p>
              </table:table-cell>
              <table:table-cell office:value-type="float" office:value="1.31633272653238">
                <text:p>1.31633272653238</text:p>
              </table:table-cell>
              <table:table-cell office:value-type="float" office:value="6">
                <text:p>6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10">
                <text:p>10</text:p>
              </table:table-cell>
              <table:table-cell office:value-type="float" office:value="1.66853180857379">
                <text:p>1.66853180857379</text:p>
              </table:table-cell>
              <table:table-cell office:value-type="float" office:value="10">
                <text:p>10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13">
                <text:p>13</text:p>
              </table:table-cell>
              <table:table-cell office:value-type="float" office:value="1.62875939046162">
                <text:p>1.62875939046162</text:p>
              </table:table-cell>
              <table:table-cell office:value-type="float" office:value="13">
                <text:p>13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17">
                <text:p>17</text:p>
              </table:table-cell>
              <table:table-cell office:value-type="float" office:value="1.61938255631527">
                <text:p>1.61938255631527</text:p>
              </table:table-cell>
              <table:table-cell office:value-type="float" office:value="17">
                <text:p>17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20">
                <text:p>20</text:p>
              </table:table-cell>
              <table:table-cell office:value-type="float" office:value="1.58024198712405">
                <text:p>1.58024198712405</text:p>
              </table:table-cell>
              <table:table-cell office:value-type="float" office:value="20">
                <text:p>20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24">
                <text:p>24</text:p>
              </table:table-cell>
              <table:table-cell office:value-type="float" office:value="1.60414600119348">
                <text:p>1.60414600119348</text:p>
              </table:table-cell>
              <table:table-cell office:value-type="float" office:value="24">
                <text:p>24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27">
                <text:p>27</text:p>
              </table:table-cell>
              <table:table-cell office:value-type="float" office:value="1.70503483059164">
                <text:p>1.70503483059164</text:p>
              </table:table-cell>
              <table:table-cell office:value-type="float" office:value="27">
                <text:p>2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31">
                <text:p>31</text:p>
              </table:table-cell>
              <table:table-cell office:value-type="float" office:value="1.59685212509598">
                <text:p>1.59685212509598</text:p>
              </table:table-cell>
              <table:table-cell office:value-type="float" office:value="31">
                <text:p>31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34">
                <text:p>34</text:p>
              </table:table-cell>
              <table:table-cell office:value-type="float" office:value="1.53221944325184">
                <text:p>1.53221944325184</text:p>
              </table:table-cell>
              <table:table-cell office:value-type="float" office:value="34">
                <text:p>34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38">
                <text:p>38</text:p>
              </table:table-cell>
              <table:table-cell office:value-type="float" office:value="1.44882942106461">
                <text:p>1.44882942106461</text:p>
              </table:table-cell>
              <table:table-cell office:value-type="float" office:value="38">
                <text:p>38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42">
                <text:p>42</text:p>
              </table:table-cell>
              <table:table-cell office:value-type="float" office:value="1.19903895264874">
                <text:p>1.19903895264874</text:p>
              </table:table-cell>
              <table:table-cell office:value-type="float" office:value="42">
                <text:p>42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45">
                <text:p>45</text:p>
              </table:table-cell>
              <table:table-cell office:value-type="float" office:value="1.13409143877787">
                <text:p>1.13409143877787</text:p>
              </table:table-cell>
              <table:table-cell office:value-type="float" office:value="45">
                <text:p>45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48">
                <text:p>48</text:p>
              </table:table-cell>
              <table:table-cell office:value-type="float" office:value="1.48639570348577">
                <text:p>1.48639570348577</text:p>
              </table:table-cell>
              <table:table-cell office:value-type="float" office:value="48">
                <text:p>48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52">
                <text:p>52</text:p>
              </table:table-cell>
              <table:table-cell office:value-type="float" office:value="1.53184267649547">
                <text:p>1.53184267649547</text:p>
              </table:table-cell>
              <table:table-cell office:value-type="float" office:value="52">
                <text:p>52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56">
                <text:p>56</text:p>
              </table:table-cell>
              <table:table-cell office:value-type="float" office:value="1.44540089206537">
                <text:p>1.44540089206537</text:p>
              </table:table-cell>
              <table:table-cell office:value-type="float" office:value="56">
                <text:p>56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59">
                <text:p>59</text:p>
              </table:table-cell>
              <table:table-cell office:value-type="float" office:value="1.44994418573439">
                <text:p>1.44994418573439</text:p>
              </table:table-cell>
              <table:table-cell office:value-type="float" office:value="59">
                <text:p>59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63">
                <text:p>63</text:p>
              </table:table-cell>
              <table:table-cell office:value-type="float" office:value="1.47783383124483">
                <text:p>1.47783383124483</text:p>
              </table:table-cell>
              <table:table-cell office:value-type="float" office:value="63">
                <text:p>63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66">
                <text:p>66</text:p>
              </table:table-cell>
              <table:table-cell office:value-type="float" office:value="1.45812970359268">
                <text:p>1.45812970359268</text:p>
              </table:table-cell>
              <table:table-cell office:value-type="float" office:value="66">
                <text:p>66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70">
                <text:p>70</text:p>
              </table:table-cell>
              <table:table-cell office:value-type="float" office:value="1.52677655381316">
                <text:p>1.52677655381316</text:p>
              </table:table-cell>
              <table:table-cell office:value-type="float" office:value="70">
                <text:p>70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74">
                <text:p>74</text:p>
              </table:table-cell>
              <table:table-cell office:value-type="float" office:value="1.47058238524917">
                <text:p>1.47058238524917</text:p>
              </table:table-cell>
              <table:table-cell office:value-type="float" office:value="74">
                <text:p>74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77">
                <text:p>77</text:p>
              </table:table-cell>
              <table:table-cell office:value-type="float" office:value="1.49396678027327">
                <text:p>1.49396678027327</text:p>
              </table:table-cell>
              <table:table-cell office:value-type="float" office:value="77">
                <text:p>7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81">
                <text:p>81</text:p>
              </table:table-cell>
              <table:table-cell office:value-type="float" office:value="1.55243227531128">
                <text:p>1.55243227531128</text:p>
              </table:table-cell>
              <table:table-cell office:value-type="float" office:value="81">
                <text:p>81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84">
                <text:p>84</text:p>
              </table:table-cell>
              <table:table-cell office:value-type="float" office:value="1.54316674822946">
                <text:p>1.54316674822946</text:p>
              </table:table-cell>
              <table:table-cell office:value-type="float" office:value="84">
                <text:p>84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89">
                <text:p>89</text:p>
              </table:table-cell>
              <table:table-cell office:value-type="float" office:value="1.46838873415919">
                <text:p>1.46838873415919</text:p>
              </table:table-cell>
              <table:table-cell office:value-type="float" office:value="89">
                <text:p>89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94">
                <text:p>94</text:p>
              </table:table-cell>
              <table:table-cell office:value-type="float" office:value="1.54224037356582">
                <text:p>1.54224037356582</text:p>
              </table:table-cell>
              <table:table-cell office:value-type="float" office:value="94">
                <text:p>94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97">
                <text:p>97</text:p>
              </table:table-cell>
              <table:table-cell office:value-type="float" office:value="1.5001521421417">
                <text:p>1.5001521421417</text:p>
              </table:table-cell>
              <table:table-cell office:value-type="float" office:value="97">
                <text:p>97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101">
                <text:p>101</text:p>
              </table:table-cell>
              <table:table-cell office:value-type="float" office:value="1.57048556153685">
                <text:p>1.57048556153685</text:p>
              </table:table-cell>
              <table:table-cell office:value-type="float" office:value="101">
                <text:p>101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105">
                <text:p>105</text:p>
              </table:table-cell>
              <table:table-cell office:value-type="float" office:value="1.45649861979314">
                <text:p>1.45649861979314</text:p>
              </table:table-cell>
              <table:table-cell office:value-type="float" office:value="105">
                <text:p>105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109">
                <text:p>109</text:p>
              </table:table-cell>
              <table:table-cell office:value-type="float" office:value="1.49103063715135">
                <text:p>1.49103063715135</text:p>
              </table:table-cell>
              <table:table-cell office:value-type="float" office:value="109">
                <text:p>10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112">
                <text:p>112</text:p>
              </table:table-cell>
              <table:table-cell office:value-type="float" office:value="1.63034379672475">
                <text:p>1.63034379672475</text:p>
              </table:table-cell>
              <table:table-cell office:value-type="float" office:value="112">
                <text:p>11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115">
                <text:p>115</text:p>
              </table:table-cell>
              <table:table-cell office:value-type="float" office:value="1.55447780988467">
                <text:p>1.55447780988467</text:p>
              </table:table-cell>
              <table:table-cell office:value-type="float" office:value="115">
                <text:p>115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119">
                <text:p>119</text:p>
              </table:table-cell>
              <table:table-cell office:value-type="float" office:value="1.64588034812365">
                <text:p>1.64588034812365</text:p>
              </table:table-cell>
              <table:table-cell office:value-type="float" office:value="119">
                <text:p>119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123">
                <text:p>123</text:p>
              </table:table-cell>
              <table:table-cell office:value-type="float" office:value="1.60362890925463">
                <text:p>1.60362890925463</text:p>
              </table:table-cell>
              <table:table-cell office:value-type="float" office:value="123">
                <text:p>123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127">
                <text:p>127</text:p>
              </table:table-cell>
              <table:table-cell office:value-type="float" office:value="1.55402694857964">
                <text:p>1.55402694857964</text:p>
              </table:table-cell>
              <table:table-cell office:value-type="float" office:value="127">
                <text:p>127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131">
                <text:p>131</text:p>
              </table:table-cell>
              <table:table-cell office:value-type="float" office:value="1.5558340419108">
                <text:p>1.5558340419108</text:p>
              </table:table-cell>
              <table:table-cell office:value-type="float" office:value="131">
                <text:p>131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134">
                <text:p>134</text:p>
              </table:table-cell>
              <table:table-cell office:value-type="float" office:value="1.43351096084189">
                <text:p>1.43351096084189</text:p>
              </table:table-cell>
              <table:table-cell office:value-type="float" office:value="134">
                <text:p>134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">
                <text:p>151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138">
                <text:p>138</text:p>
              </table:table-cell>
              <table:table-cell office:value-type="float" office:value="1.52433110841526">
                <text:p>1.52433110841526</text:p>
              </table:table-cell>
              <table:table-cell office:value-type="float" office:value="138">
                <text:p>138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141">
                <text:p>141</text:p>
              </table:table-cell>
              <table:table-cell office:value-type="float" office:value="1.55249861493015">
                <text:p>1.55249861493015</text:p>
              </table:table-cell>
              <table:table-cell office:value-type="float" office:value="141">
                <text:p>141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145">
                <text:p>145</text:p>
              </table:table-cell>
              <table:table-cell office:value-type="float" office:value="1.53718951805042">
                <text:p>1.53718951805042</text:p>
              </table:table-cell>
              <table:table-cell office:value-type="float" office:value="145">
                <text:p>145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148">
                <text:p>148</text:p>
              </table:table-cell>
              <table:table-cell office:value-type="float" office:value="1.5534108139005">
                <text:p>1.5534108139005</text:p>
              </table:table-cell>
              <table:table-cell office:value-type="float" office:value="148">
                <text:p>148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152">
                <text:p>152</text:p>
              </table:table-cell>
              <table:table-cell office:value-type="float" office:value="1.42888369454548">
                <text:p>1.42888369454548</text:p>
              </table:table-cell>
              <table:table-cell office:value-type="float" office:value="152">
                <text:p>15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156">
                <text:p>156</text:p>
              </table:table-cell>
              <table:table-cell office:value-type="float" office:value="1.37210653164289">
                <text:p>1.37210653164289</text:p>
              </table:table-cell>
              <table:table-cell office:value-type="float" office:value="156">
                <text:p>156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160">
                <text:p>160</text:p>
              </table:table-cell>
              <table:table-cell office:value-type="float" office:value="1.40415502588355">
                <text:p>1.40415502588355</text:p>
              </table:table-cell>
              <table:table-cell office:value-type="float" office:value="160">
                <text:p>160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163">
                <text:p>163</text:p>
              </table:table-cell>
              <table:table-cell office:value-type="float" office:value="1.5772239648565">
                <text:p>1.5772239648565</text:p>
              </table:table-cell>
              <table:table-cell office:value-type="float" office:value="163">
                <text:p>163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167">
                <text:p>167</text:p>
              </table:table-cell>
              <table:table-cell office:value-type="float" office:value="1.45505967543212">
                <text:p>1.45505967543212</text:p>
              </table:table-cell>
              <table:table-cell office:value-type="float" office:value="167">
                <text:p>167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170">
                <text:p>170</text:p>
              </table:table-cell>
              <table:table-cell office:value-type="float" office:value="1.42198562419777">
                <text:p>1.42198562419777</text:p>
              </table:table-cell>
              <table:table-cell office:value-type="float" office:value="170">
                <text:p>170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NaN">
                <text:p>NaN</text:p>
              </table:table-cell>
              <table:table-cell office:value-type="float" office:value="1.40953532515934">
                <text:p>1.409535325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">
                <text:p>233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">
                <text:p>24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994539407629">
                <text:p>0.10199453940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O4:Sheet2.Q69 Sheet2.P3:Sheet2.Q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69" chart:label-cell-address="Sheet2.P3:Sheet2.P3" chart:class="chart:scatter">
            <chart:domain table:cell-range-address="Sheet2.O4:Sheet2.O69"/>
            <chart:data-point chart:repeated="66"/>
          </chart:series>
          <chart:series chart:style-name="ch7" chart:values-cell-range-address="Sheet2.Q4:Sheet2.Q69" chart:label-cell-address="Sheet2.Q3:Sheet2.Q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1 </text:p>
                <draw:g>
                  <svg:desc>Sheet2.P3:Sheet2.P3</svg:desc>
                </draw:g>
              </table:table-cell>
              <table:table-cell office:value-type="string">
                <text:p>Run 2 </text:p>
                <draw:g>
                  <svg:desc>Sheet2.Q3:Sheet2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69</svg:desc>
                </draw:g>
              </table:table-cell>
              <table:table-cell office:value-type="float" office:value="9.3435600025757">
                <text:p>9.3435600025757</text:p>
                <draw:g>
                  <svg:desc>Sheet2.P4:Sheet2.P69</svg:desc>
                </draw:g>
              </table:table-cell>
              <table:table-cell office:value-type="float" office:value="8.87057381071366">
                <text:p>8.87057381071366</text:p>
                <draw:g>
                  <svg:desc>Sheet2.Q4:Sheet2.Q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O4:Sheet2.O71 Sheet2.R3:Sheet2.R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R4:Sheet2.R71" chart:label-cell-address="Sheet2.R3:Sheet2.R3" chart:class="chart:scatter">
            <chart:domain table:cell-range-address="Sheet2.O4:Sheet2.O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2 – Run1</text:p>
                <draw:g>
                  <svg:desc>Sheet2.R3:Sheet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71</svg:desc>
                </draw:g>
              </table:table-cell>
              <table:table-cell office:value-type="float" office:value="-0.47298619186204">
                <text:p>-0.47298619186204</text:p>
                <draw:g>
                  <svg:desc>Sheet2.R4:Sheet2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5:Sheet3.C41 Sheet3.D2:Sheet3.D2 Sheet3.J5:Sheet3.J41 Sheet3.K2:Sheet3.K2 Sheet3.T5:Sheet3.T41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5:Sheet3.J41" chart:label-cell-address="Sheet3.D2:Sheet3.D2" chart:class="chart:scatter">
            <chart:domain table:cell-range-address="Sheet3.C5:Sheet3.C41"/>
            <chart:data-point chart:repeated="37"/>
          </chart:series>
          <chart:series chart:style-name="ch7" chart:values-cell-range-address="Sheet3.T5:Sheet3.T41" chart:label-cell-address="Sheet3.K2:Sheet3.K2" chart:class="chart:scatter">
            <chart:domain table:cell-range-address="Sheet3.M5:Sheet3.M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2:Sheet3.D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2:Sheet3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5:Sheet3.C41</svg:desc>
                </draw:g>
              </table:table-cell>
              <table:table-cell office:value-type="float" office:value="1">
                <text:p>1</text:p>
                <draw:g>
                  <svg:desc>Sheet3.J5:Sheet3.J41</svg:desc>
                </draw:g>
              </table:table-cell>
              <table:table-cell office:value-type="float" office:value="0">
                <text:p>0</text:p>
                <draw:g>
                  <svg:desc>Sheet3.M5:Sheet3.M41</svg:desc>
                </draw:g>
              </table:table-cell>
              <table:table-cell office:value-type="float" office:value="1">
                <text:p>1</text:p>
                <draw:g>
                  <svg:desc>Sheet3.T5:Sheet3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20.458cm" svg:y="5.2cm" style:legend-expansion="high" chart:style-name="ch2"/>
        <chart:plot-area chart:style-name="ch3" table:cell-range-address="Sheet4.D5:Sheet4.D61 Sheet4.G3:Sheet4.G3 Sheet4.I5:Sheet4.I72 Sheet4.W3:Sheet4.W3 Sheet6.I4:Sheet6.I60 Sheet4.AA3:Sheet4.AA3 Sheet6.M4:Sheet6.M60 Sheet4.K3:Sheet4.K3 Sheet4.M5:Sheet4.M73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5:Sheet4.I72" chart:label-cell-address="Sheet4.G3:Sheet4.G3" chart:class="chart:scatter">
            <chart:domain table:cell-range-address="Sheet4.D5:Sheet4.D61"/>
            <chart:data-point chart:repeated="68"/>
          </chart:series>
          <chart:series chart:style-name="ch7" chart:values-cell-range-address="Sheet6.I4:Sheet6.I60" chart:label-cell-address="Sheet4.W3:Sheet4.W3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4.AA3:Sheet4.AA3" chart:class="chart:scatter">
            <chart:domain table:cell-range-address="Sheet6.D4:Sheet6.D60"/>
            <chart:data-point chart:repeated="57"/>
          </chart:series>
          <chart:series chart:style-name="ch9" chart:values-cell-range-address="Sheet4.M5:Sheet4.M73" chart:label-cell-address="Sheet4.K3:Sheet4.K3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3:Sheet4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8 </text:p>
                <draw:g>
                  <svg:desc>Sheet4.AA3:Sheet4.AA3</svg:desc>
                </draw:g>
              </table:table-cell>
              <table:table-cell office:value-type="string">
                <text:p>Bottom (51.8V), run 6 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0.916127007694457">
                <text:p>0.916127007694457</text:p>
                <draw:g>
                  <svg:desc>Sheet4.I5:Sheet4.I72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I4:Sheet6.I60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5:Sheet4.M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6.24cm" svg:y="4.147cm" style:legend-expansion="high" chart:style-name="ch2"/>
        <chart:plot-area chart:style-name="ch3" table:cell-range-address="Sheet4.D5:Sheet4.D61 Sheet4.G3:Sheet4.G3 Sheet4.J5:Sheet4.J61 Sheet4.W3:Sheet4.W3 Sheet6.J4:Sheet6.J60 Sheet1.L2:Sheet1.L2 Sheet4.O5:Sheet4.O61 Sheet4.K3:Sheet4.K3" chart:data-source-has-labels="row" svg:x="0.481cm" svg:y="0.215cm" svg:width="15.278cm" svg:height="10.355cm">
          <chartooo:coordinate-region svg:x="1.208cm" svg:y="0.414cm" svg:width="14.27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5:Sheet4.J61" chart:label-cell-address="Sheet4.G3:Sheet4.G3" chart:class="chart:scatter">
            <chart:domain table:cell-range-address="Sheet4.D5:Sheet4.D61"/>
            <chart:data-point chart:repeated="57"/>
          </chart:series>
          <chart:series chart:style-name="ch7" chart:values-cell-range-address="Sheet6.J4:Sheet6.J60" chart:label-cell-address="Sheet4.W3:Sheet4.W3" chart:class="chart:scatter">
            <chart:domain table:cell-range-address="Sheet6.D4:Sheet6.D60"/>
            <chart:data-point chart:repeated="57"/>
          </chart:series>
          <chart:series chart:style-name="ch8" chart:values-cell-range-address="Sheet4.O5:Sheet4.O61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5:Sheet4.O61" chart:label-cell-address="Sheet4.K3:Sheet4.K3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3:Sheet4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  <table:table-cell office:value-type="string">
                <text:p>Bottom (51.8V), run 6 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1">
                <text:p>1</text:p>
                <draw:g>
                  <svg:desc>Sheet4.J5:Sheet4.J61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J4:Sheet6.J6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4.O5:Sheet4.O61</svg:desc>
                </draw:g>
              </table:table-cell>
              <table:table-cell office:value-type="float" office:value="1">
                <text:p>1</text:p>
                <draw:g>
                  <svg:desc>Sheet4.O5:Sheet4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169920393291">
                <text:p>1.0169920393291</text:p>
              </table:table-cell>
              <table:table-cell office:value-type="float" office:value="1.0169920393291">
                <text:p>1.016992039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.06266145231912">
                <text:p>1.06266145231912</text:p>
              </table:table-cell>
              <table:table-cell office:value-type="float" office:value="1.06266145231912">
                <text:p>1.0626614523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.07003446310318">
                <text:p>1.07003446310318</text:p>
              </table:table-cell>
              <table:table-cell office:value-type="float" office:value="1.07003446310318">
                <text:p>1.0700344631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.11542187605609">
                <text:p>1.11542187605609</text:p>
              </table:table-cell>
              <table:table-cell office:value-type="float" office:value="1.11542187605609">
                <text:p>1.1154218760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.17591266396576">
                <text:p>1.17591266396576</text:p>
              </table:table-cell>
              <table:table-cell office:value-type="float" office:value="1.17591266396576">
                <text:p>1.1759126639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.19476967983431">
                <text:p>1.19476967983431</text:p>
              </table:table-cell>
              <table:table-cell office:value-type="float" office:value="1.19476967983431">
                <text:p>1.19476967983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.24832790253305">
                <text:p>1.24832790253305</text:p>
              </table:table-cell>
              <table:table-cell office:value-type="float" office:value="1.24832790253305">
                <text:p>1.24832790253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37039166345622">
                <text:p>1.37039166345622</text:p>
              </table:table-cell>
              <table:table-cell office:value-type="float" office:value="1.37039166345622">
                <text:p>1.3703916634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.44099610232999">
                <text:p>1.44099610232999</text:p>
              </table:table-cell>
              <table:table-cell office:value-type="float" office:value="1.44099610232999">
                <text:p>1.440996102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.46982708274674">
                <text:p>1.46982708274674</text:p>
              </table:table-cell>
              <table:table-cell office:value-type="float" office:value="1.46982708274674">
                <text:p>1.4698270827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.54303787142442">
                <text:p>1.54303787142442</text:p>
              </table:table-cell>
              <table:table-cell office:value-type="float" office:value="1.54303787142442">
                <text:p>1.54303787142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.56482712407966">
                <text:p>1.56482712407966</text:p>
              </table:table-cell>
              <table:table-cell office:value-type="float" office:value="1.56482712407966">
                <text:p>1.5648271240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.60346656066279">
                <text:p>1.60346656066279</text:p>
              </table:table-cell>
              <table:table-cell office:value-type="float" office:value="1.60346656066279">
                <text:p>1.6034665606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.67054038115233">
                <text:p>1.67054038115233</text:p>
              </table:table-cell>
              <table:table-cell office:value-type="float" office:value="1.67054038115233">
                <text:p>1.6705403811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.72444514158022">
                <text:p>1.72444514158022</text:p>
              </table:table-cell>
              <table:table-cell office:value-type="float" office:value="1.72444514158022">
                <text:p>1.72444514158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.76663391819027">
                <text:p>1.76663391819027</text:p>
              </table:table-cell>
              <table:table-cell office:value-type="float" office:value="1.76663391819027">
                <text:p>1.7666339181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.79612906849998">
                <text:p>1.79612906849998</text:p>
              </table:table-cell>
              <table:table-cell office:value-type="float" office:value="1.79612906849998">
                <text:p>1.796129068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.84824803243203">
                <text:p>1.84824803243203</text:p>
              </table:table-cell>
              <table:table-cell office:value-type="float" office:value="1.84824803243203">
                <text:p>1.8482480324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1.84340912464746">
                <text:p>1.84340912464746</text:p>
              </table:table-cell>
              <table:table-cell office:value-type="float" office:value="1.84340912464746">
                <text:p>1.84340912464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.90198677519901">
                <text:p>1.90198677519901</text:p>
              </table:table-cell>
              <table:table-cell office:value-type="float" office:value="1.90198677519901">
                <text:p>1.9019867751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.98278876652708">
                <text:p>1.98278876652708</text:p>
              </table:table-cell>
              <table:table-cell office:value-type="float" office:value="1.98278876652708">
                <text:p>1.98278876652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.9437218724141">
                <text:p>1.9437218724141</text:p>
              </table:table-cell>
              <table:table-cell office:value-type="float" office:value="1.9437218724141">
                <text:p>1.943721872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.96783008528391">
                <text:p>1.96783008528391</text:p>
              </table:table-cell>
              <table:table-cell office:value-type="float" office:value="1.96783008528391">
                <text:p>1.967830085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2.03207348293494">
                <text:p>2.03207348293494</text:p>
              </table:table-cell>
              <table:table-cell office:value-type="float" office:value="2.03207348293494">
                <text:p>2.0320734829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2.01515968080126">
                <text:p>2.01515968080126</text:p>
              </table:table-cell>
              <table:table-cell office:value-type="float" office:value="2.01515968080126">
                <text:p>2.01515968080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.04985830165131">
                <text:p>2.04985830165131</text:p>
              </table:table-cell>
              <table:table-cell office:value-type="float" office:value="2.04985830165131">
                <text:p>2.0498583016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.04701537898618">
                <text:p>2.04701537898618</text:p>
              </table:table-cell>
              <table:table-cell office:value-type="float" office:value="2.04701537898618">
                <text:p>2.04701537898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.10308117843587">
                <text:p>2.10308117843587</text:p>
              </table:table-cell>
              <table:table-cell office:value-type="float" office:value="2.10308117843587">
                <text:p>2.1030811784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.09435703027434">
                <text:p>2.09435703027434</text:p>
              </table:table-cell>
              <table:table-cell office:value-type="float" office:value="2.09435703027434">
                <text:p>2.09435703027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2.0846860460531">
                <text:p>2.0846860460531</text:p>
              </table:table-cell>
              <table:table-cell office:value-type="float" office:value="2.0846860460531">
                <text:p>2.0846860460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.11847091230871">
                <text:p>2.11847091230871</text:p>
              </table:table-cell>
              <table:table-cell office:value-type="float" office:value="2.11847091230871">
                <text:p>2.11847091230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.09391891146946">
                <text:p>2.09391891146946</text:p>
              </table:table-cell>
              <table:table-cell office:value-type="float" office:value="2.09391891146946">
                <text:p>2.09391891146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2.19250658711572">
                <text:p>2.19250658711572</text:p>
              </table:table-cell>
              <table:table-cell office:value-type="float" office:value="2.19250658711572">
                <text:p>2.19250658711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.18492133991209">
                <text:p>2.18492133991209</text:p>
              </table:table-cell>
              <table:table-cell office:value-type="float" office:value="2.18492133991209">
                <text:p>2.18492133991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.14912636671371">
                <text:p>2.14912636671371</text:p>
              </table:table-cell>
              <table:table-cell office:value-type="float" office:value="2.14912636671371">
                <text:p>2.1491263667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.16574543348117">
                <text:p>2.16574543348117</text:p>
              </table:table-cell>
              <table:table-cell office:value-type="float" office:value="2.16574543348117">
                <text:p>2.16574543348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.16042588476557">
                <text:p>2.16042588476557</text:p>
              </table:table-cell>
              <table:table-cell office:value-type="float" office:value="2.16042588476557">
                <text:p>2.16042588476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2.19747351825919">
                <text:p>2.19747351825919</text:p>
              </table:table-cell>
              <table:table-cell office:value-type="float" office:value="2.19747351825919">
                <text:p>2.19747351825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.21381626350165">
                <text:p>2.21381626350165</text:p>
              </table:table-cell>
              <table:table-cell office:value-type="float" office:value="2.21381626350165">
                <text:p>2.21381626350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2.22517265674484">
                <text:p>2.22517265674484</text:p>
              </table:table-cell>
              <table:table-cell office:value-type="float" office:value="2.22517265674484">
                <text:p>2.22517265674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.1847288935943">
                <text:p>2.1847288935943</text:p>
              </table:table-cell>
              <table:table-cell office:value-type="float" office:value="2.1847288935943">
                <text:p>2.1847288935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2.23534776839666">
                <text:p>2.23534776839666</text:p>
              </table:table-cell>
              <table:table-cell office:value-type="float" office:value="2.23534776839666">
                <text:p>2.2353477683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2.23467037244057">
                <text:p>2.23467037244057</text:p>
              </table:table-cell>
              <table:table-cell office:value-type="float" office:value="2.23467037244057">
                <text:p>2.23467037244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2.26287652293406">
                <text:p>2.26287652293406</text:p>
              </table:table-cell>
              <table:table-cell office:value-type="float" office:value="2.26287652293406">
                <text:p>2.2628765229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.25221531157243">
                <text:p>2.25221531157243</text:p>
              </table:table-cell>
              <table:table-cell office:value-type="float" office:value="2.25221531157243">
                <text:p>2.25221531157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2.20329194045684">
                <text:p>2.20329194045684</text:p>
              </table:table-cell>
              <table:table-cell office:value-type="float" office:value="2.20329194045684">
                <text:p>2.2032919404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.20037951215794">
                <text:p>2.20037951215794</text:p>
              </table:table-cell>
              <table:table-cell office:value-type="float" office:value="2.20037951215794">
                <text:p>2.2003795121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2.26434439582754">
                <text:p>2.26434439582754</text:p>
              </table:table-cell>
              <table:table-cell office:value-type="float" office:value="2.26434439582754">
                <text:p>2.26434439582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2.29872462371397">
                <text:p>2.29872462371397</text:p>
              </table:table-cell>
              <table:table-cell office:value-type="float" office:value="2.29872462371397">
                <text:p>2.29872462371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.27143518267806">
                <text:p>2.27143518267806</text:p>
              </table:table-cell>
              <table:table-cell office:value-type="float" office:value="2.27143518267806">
                <text:p>2.27143518267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.30939707350967">
                <text:p>2.30939707350967</text:p>
              </table:table-cell>
              <table:table-cell office:value-type="float" office:value="2.30939707350967">
                <text:p>2.30939707350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2.27212664933536">
                <text:p>2.27212664933536</text:p>
              </table:table-cell>
              <table:table-cell office:value-type="float" office:value="2.27212664933536">
                <text:p>2.2721266493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2.27291639109228">
                <text:p>2.27291639109228</text:p>
              </table:table-cell>
              <table:table-cell office:value-type="float" office:value="2.27291639109228">
                <text:p>2.27291639109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2.33336726857844">
                <text:p>2.33336726857844</text:p>
              </table:table-cell>
              <table:table-cell office:value-type="float" office:value="2.33336726857844">
                <text:p>2.33336726857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2.28372423214282">
                <text:p>2.28372423214282</text:p>
              </table:table-cell>
              <table:table-cell office:value-type="float" office:value="2.28372423214282">
                <text:p>2.2837242321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2.34288847171825">
                <text:p>2.34288847171825</text:p>
              </table:table-cell>
              <table:table-cell office:value-type="float" office:value="2.34288847171825">
                <text:p>2.3428884717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5:Sheet5.C39 Sheet5.G3:Sheet5.G3 Sheet5.I5:Sheet5.I61 Sheet5.K3:Sheet5.K3 Sheet5.M5:Sheet5.M61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5:Sheet5.I61" chart:label-cell-address="Sheet5.G3:Sheet5.G3" chart:class="chart:scatter">
            <chart:domain table:cell-range-address="Sheet5.C5:Sheet5.C39"/>
            <chart:data-point chart:repeated="57"/>
          </chart:series>
          <chart:series chart:style-name="ch7" chart:values-cell-range-address="Sheet5.M5:Sheet5.M61" chart:label-cell-address="Sheet5.K3:Sheet5.K3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bs</text:p>
                <draw:g>
                  <svg:desc>Sheet5.G3:Sheet5.G3</svg:desc>
                </draw:g>
              </table:table-cell>
              <table:table-cell office:value-type="string">
                <text:p>Bottom (51.8V)</text:p>
                <draw:g>
                  <svg:desc>Sheet5.K3:Sheet5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5:Sheet5.C39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61</svg:desc>
                </draw:g>
              </table:table-cell>
              <table:table-cell office:value-type="float" office:value="0.242592467588603">
                <text:p>0.242592467588603</text:p>
                <draw:g>
                  <svg:desc>Sheet5.M5:Sheet5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Sheet5.D5:Sheet5.D41 Sheet5.J4:Sheet5.J41 Sheet5.N4:Sheet5.N34" chart:data-source-has-labels="row" svg:x="0.32cm" svg:y="0.18cm" svg:width="11.45cm" svg:height="8.64cm">
          <chartooo:coordinate-region svg:x="1.047cm" svg:y="0.38cm" svg:width="10.44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J5:Sheet5.J41" chart:label-cell-address="Sheet5.J4:Sheet5.J4" chart:class="chart:scatter">
            <chart:domain table:cell-range-address="Sheet5.D5:Sheet5.D41"/>
            <chart:data-point chart:repeated="37"/>
          </chart:series>
          <chart:series chart:style-name="ch7" chart:values-cell-range-address="Sheet5.N5:Sheet5.N34" chart:label-cell-address="Sheet5.N4:Sheet5.N4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&lt;PE&gt; nor, VUV2</text:p>
                <draw:g>
                  <svg:desc>Sheet5.J4:Sheet5.J4</svg:desc>
                </draw:g>
              </table:table-cell>
              <table:table-cell office:value-type="string">
                <text:p>&lt;PE&gt; nor, VUV3</text:p>
                <draw:g>
                  <svg:desc>Sheet5.N4:Sheet5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1">
                <text:p>1</text:p>
                <draw:g>
                  <svg:desc>Sheet5.J5:Sheet5.J41</svg:desc>
                </draw:g>
              </table:table-cell>
              <table:table-cell office:value-type="float" office:value="1">
                <text:p>1</text:p>
                <draw:g>
                  <svg:desc>Sheet5.N5:Sheet5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2928499546372">
                <text:p>1.02928499546372</text:p>
              </table:table-cell>
              <table:table-cell office:value-type="float" office:value="1.04792774519426">
                <text:p>1.04792774519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2919883368937">
                <text:p>1.02919883368937</text:p>
              </table:table-cell>
              <table:table-cell office:value-type="float" office:value="0.954934847681242">
                <text:p>0.95493484768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145940490382">
                <text:p>1.03145940490382</text:p>
              </table:table-cell>
              <table:table-cell office:value-type="float" office:value="0.91853956768589">
                <text:p>0.9185395676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3261884915093">
                <text:p>1.03261884915093</text:p>
              </table:table-cell>
              <table:table-cell office:value-type="float" office:value="0.911474103192024">
                <text:p>0.911474103192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2906886254771">
                <text:p>1.02906886254771</text:p>
              </table:table-cell>
              <table:table-cell office:value-type="float" office:value="0.911509462714673">
                <text:p>0.911509462714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3716749384896">
                <text:p>1.03716749384896</text:p>
              </table:table-cell>
              <table:table-cell office:value-type="float" office:value="0.893513235834983">
                <text:p>0.893513235834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2363762014816">
                <text:p>1.02363762014816</text:p>
              </table:table-cell>
              <table:table-cell office:value-type="float" office:value="0.971703863498001">
                <text:p>0.971703863498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.00769409556163">
                <text:p>1.00769409556163</text:p>
              </table:table-cell>
              <table:table-cell office:value-type="float" office:value="0.894884085932088">
                <text:p>0.89488408593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.05327641652883">
                <text:p>1.05327641652883</text:p>
              </table:table-cell>
              <table:table-cell office:value-type="float" office:value="0.818042459011457">
                <text:p>0.818042459011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2872440828292">
                <text:p>1.02872440828292</text:p>
              </table:table-cell>
              <table:table-cell office:value-type="float" office:value="0.849808325901475">
                <text:p>0.849808325901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04678606625978">
                <text:p>1.04678606625978</text:p>
              </table:table-cell>
              <table:table-cell office:value-type="float" office:value="0.95073637770583">
                <text:p>0.95073637770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.04489079260925">
                <text:p>1.04489079260925</text:p>
              </table:table-cell>
              <table:table-cell office:value-type="float" office:value="0.915627589751021">
                <text:p>0.915627589751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.02004382622314">
                <text:p>1.02004382622314</text:p>
              </table:table-cell>
              <table:table-cell office:value-type="float" office:value="0.82708640088113">
                <text:p>0.82708640088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.00008460848218">
                <text:p>1.00008460848218</text:p>
              </table:table-cell>
              <table:table-cell office:value-type="float" office:value="0.744246818219851">
                <text:p>0.744246818219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0.995616468781589">
                <text:p>0.995616468781589</text:p>
              </table:table-cell>
              <table:table-cell office:value-type="float" office:value="0.744246818219851">
                <text:p>0.744246818219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1.01547252900825">
                <text:p>1.01547252900825</text:p>
              </table:table-cell>
              <table:table-cell office:value-type="float" office:value="0.820458715673919">
                <text:p>0.820458715673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.00301749891251">
                <text:p>1.00301749891251</text:p>
              </table:table-cell>
              <table:table-cell office:value-type="float" office:value="0.825346182894431">
                <text:p>0.825346182894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1.02383196683402">
                <text:p>1.02383196683402</text:p>
              </table:table-cell>
              <table:table-cell office:value-type="float" office:value="0.850347599671181">
                <text:p>0.850347599671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0.981540353914708">
                <text:p>0.981540353914708</text:p>
              </table:table-cell>
              <table:table-cell office:value-type="float" office:value="0.782560880589011">
                <text:p>0.782560880589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0.974701838954885">
                <text:p>0.974701838954885</text:p>
              </table:table-cell>
              <table:table-cell office:value-type="float" office:value="0.747015360414006">
                <text:p>0.747015360414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0.974701838954885">
                <text:p>0.974701838954885</text:p>
              </table:table-cell>
              <table:table-cell office:value-type="float" office:value="0.859423654155253">
                <text:p>0.859423654155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0.976417712801258">
                <text:p>0.976417712801258</text:p>
              </table:table-cell>
              <table:table-cell office:value-type="float" office:value="0.690482177576704">
                <text:p>0.690482177576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0.985612635455619">
                <text:p>0.985612635455619</text:p>
              </table:table-cell>
              <table:table-cell office:value-type="float" office:value="0.714501051460899">
                <text:p>0.714501051460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0.982184382992809">
                <text:p>0.982184382992809</text:p>
              </table:table-cell>
              <table:table-cell office:value-type="float" office:value="0.758356306497134">
                <text:p>0.758356306497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0.945330257201743">
                <text:p>0.945330257201743</text:p>
              </table:table-cell>
              <table:table-cell office:value-type="float" office:value="0.794530535529288">
                <text:p>0.794530535529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0.962517736565269">
                <text:p>0.962517736565269</text:p>
              </table:table-cell>
              <table:table-cell office:value-type="float" office:value="0.671916045030991">
                <text:p>0.671916045030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0.93271868073531">
                <text:p>0.93271868073531</text:p>
              </table:table-cell>
              <table:table-cell office:value-type="float" office:value="0.709301955513085">
                <text:p>0.709301955513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0.917233128993538">
                <text:p>0.917233128993538</text:p>
              </table:table-cell>
              <table:table-cell office:value-type="float" office:value="0.77790967279174">
                <text:p>0.77790967279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0.922852644120289">
                <text:p>0.922852644120289</text:p>
              </table:table-cell>
              <table:table-cell office:value-type="float" office:value="0.746478609476464">
                <text:p>0.746478609476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">
                <text:p>106</text:p>
              </table:table-cell>
              <table:table-cell office:value-type="float" office:value="0.930955697088177">
                <text:p>0.930955697088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">
                <text:p>109</text:p>
              </table:table-cell>
              <table:table-cell office:value-type="float" office:value="0.891734235717287">
                <text:p>0.89173423571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0.917218439805785">
                <text:p>0.917218439805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">
                <text:p>116</text:p>
              </table:table-cell>
              <table:table-cell office:value-type="float" office:value="0.888796294068342">
                <text:p>0.888796294068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  <table:table-cell office:value-type="float" office:value="0.882662187840241">
                <text:p>0.88266218784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">
                <text:p>124</text:p>
              </table:table-cell>
              <table:table-cell office:value-type="float" office:value="0.869012808062026">
                <text:p>0.86901280806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0.878502893119567">
                <text:p>0.8785028931195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Sheet5.S5:Sheet5.S41 Sheet5.V3:Sheet5.V3 Sheet5.Y5:Sheet5.Y41 Sheet5.G3:Sheet5.G3 Sheet5.J5:Sheet5.J41" chart:data-source-has-labels="row" svg:x="0.32cm" svg:y="0.18cm" svg:width="11.211cm" svg:height="8.64cm">
          <chartooo:coordinate-region svg:x="1.047cm" svg:y="0.38cm" svg:width="10.20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Y5:Sheet5.Y41" chart:label-cell-address="Sheet5.V3:Sheet5.V3" chart:class="chart:scatter">
            <chart:domain table:cell-range-address="Sheet5.S5:Sheet5.S41"/>
            <chart:data-point chart:repeated="37"/>
          </chart:series>
          <chart:series chart:style-name="ch7" chart:values-cell-range-address="Sheet5.J5:Sheet5.J41" chart:label-cell-address="Sheet5.G3:Sheet5.G3" chart:class="chart:scatter">
            <chart:domain table:cell-range-address="Sheet5.D5:Sheet5.D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op (65.5V), no bs</text:p>
                <draw:g>
                  <svg:desc>Sheet5.V3:Sheet5.V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bs</text:p>
                <draw:g>
                  <svg:desc>Sheet5.G3:Sheet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S5:Sheet5.S41</svg:desc>
                </draw:g>
              </table:table-cell>
              <table:table-cell office:value-type="float" office:value="1">
                <text:p>1</text:p>
                <draw:g>
                  <svg:desc>Sheet5.Y5:Sheet5.Y41</svg:desc>
                </draw:g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1">
                <text:p>1</text:p>
                <draw:g>
                  <svg:desc>Sheet5.J5:Sheet5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0224677622172">
                <text:p>1.00224677622172</text:p>
              </table:table-cell>
              <table:table-cell office:value-type="float" office:value="3">
                <text:p>3</text:p>
              </table:table-cell>
              <table:table-cell office:value-type="float" office:value="1.02928499546372">
                <text:p>1.02928499546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944479282368764">
                <text:p>0.944479282368764</text:p>
              </table:table-cell>
              <table:table-cell office:value-type="float" office:value="6">
                <text:p>6</text:p>
              </table:table-cell>
              <table:table-cell office:value-type="float" office:value="1.02919883368937">
                <text:p>1.02919883368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96670160480244">
                <text:p>0.96670160480244</text:p>
              </table:table-cell>
              <table:table-cell office:value-type="float" office:value="10">
                <text:p>10</text:p>
              </table:table-cell>
              <table:table-cell office:value-type="float" office:value="1.03145940490382">
                <text:p>1.03145940490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956543223827079">
                <text:p>0.956543223827079</text:p>
              </table:table-cell>
              <table:table-cell office:value-type="float" office:value="13">
                <text:p>13</text:p>
              </table:table-cell>
              <table:table-cell office:value-type="float" office:value="1.03261884915093">
                <text:p>1.03261884915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973622101599066">
                <text:p>0.973622101599066</text:p>
              </table:table-cell>
              <table:table-cell office:value-type="float" office:value="17">
                <text:p>17</text:p>
              </table:table-cell>
              <table:table-cell office:value-type="float" office:value="1.02906886254771">
                <text:p>1.0290688625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900623147538824">
                <text:p>0.900623147538824</text:p>
              </table:table-cell>
              <table:table-cell office:value-type="float" office:value="21">
                <text:p>21</text:p>
              </table:table-cell>
              <table:table-cell office:value-type="float" office:value="1.03716749384896">
                <text:p>1.03716749384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95271405205821">
                <text:p>0.95271405205821</text:p>
              </table:table-cell>
              <table:table-cell office:value-type="float" office:value="24">
                <text:p>24</text:p>
              </table:table-cell>
              <table:table-cell office:value-type="float" office:value="1.02363762014816">
                <text:p>1.02363762014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931676523568005">
                <text:p>0.931676523568005</text:p>
              </table:table-cell>
              <table:table-cell office:value-type="float" office:value="28">
                <text:p>28</text:p>
              </table:table-cell>
              <table:table-cell office:value-type="float" office:value="1.00769409556163">
                <text:p>1.0076940955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946251799781063">
                <text:p>0.946251799781063</text:p>
              </table:table-cell>
              <table:table-cell office:value-type="float" office:value="32">
                <text:p>32</text:p>
              </table:table-cell>
              <table:table-cell office:value-type="float" office:value="1.05327641652883">
                <text:p>1.05327641652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13990695472262">
                <text:p>0.913990695472262</text:p>
              </table:table-cell>
              <table:table-cell office:value-type="float" office:value="35">
                <text:p>35</text:p>
              </table:table-cell>
              <table:table-cell office:value-type="float" office:value="1.02872440828292">
                <text:p>1.02872440828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0.91200157321227">
                <text:p>0.91200157321227</text:p>
              </table:table-cell>
              <table:table-cell office:value-type="float" office:value="39">
                <text:p>39</text:p>
              </table:table-cell>
              <table:table-cell office:value-type="float" office:value="1.04678606625978">
                <text:p>1.04678606625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0.892299926850629">
                <text:p>0.892299926850629</text:p>
              </table:table-cell>
              <table:table-cell office:value-type="float" office:value="42">
                <text:p>42</text:p>
              </table:table-cell>
              <table:table-cell office:value-type="float" office:value="1.04489079260925">
                <text:p>1.04489079260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0.881491107417006">
                <text:p>0.881491107417006</text:p>
              </table:table-cell>
              <table:table-cell office:value-type="float" office:value="46">
                <text:p>46</text:p>
              </table:table-cell>
              <table:table-cell office:value-type="float" office:value="1.02004382622314">
                <text:p>1.0200438262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.911946170916713">
                <text:p>0.911946170916713</text:p>
              </table:table-cell>
              <table:table-cell office:value-type="float" office:value="49">
                <text:p>49</text:p>
              </table:table-cell>
              <table:table-cell office:value-type="float" office:value="1.00008460848218">
                <text:p>1.00008460848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0.873662556986709">
                <text:p>0.873662556986709</text:p>
              </table:table-cell>
              <table:table-cell office:value-type="float" office:value="52">
                <text:p>52</text:p>
              </table:table-cell>
              <table:table-cell office:value-type="float" office:value="0.995616468781589">
                <text:p>0.995616468781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0.859293959418995">
                <text:p>0.859293959418995</text:p>
              </table:table-cell>
              <table:table-cell office:value-type="float" office:value="56">
                <text:p>56</text:p>
              </table:table-cell>
              <table:table-cell office:value-type="float" office:value="1.01547252900825">
                <text:p>1.01547252900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.00301749891251">
                <text:p>1.00301749891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.02383196683402">
                <text:p>1.02383196683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981540353914708">
                <text:p>0.981540353914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974701838954885">
                <text:p>0.974701838954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974701838954885">
                <text:p>0.974701838954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0.976417712801258">
                <text:p>0.976417712801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985612635455619">
                <text:p>0.985612635455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982184382992809">
                <text:p>0.982184382992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945330257201743">
                <text:p>0.945330257201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962517736565269">
                <text:p>0.962517736565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0.93271868073531">
                <text:p>0.93271868073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917233128993538">
                <text:p>0.917233128993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922852644120289">
                <text:p>0.922852644120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.930955697088177">
                <text:p>0.930955697088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0.891734235717287">
                <text:p>0.891734235717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0.917218439805785">
                <text:p>0.917218439805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.888796294068342">
                <text:p>0.888796294068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882662187840241">
                <text:p>0.88266218784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869012808062026">
                <text:p>0.869012808062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0.878502893119567">
                <text:p>0.8785028931195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